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6mm"/>
    </style:style>
    <style:style style:name="co2" style:family="table-column">
      <style:table-column-properties fo:break-before="auto" style:column-width="68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29.79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18.54mm"/>
    </style:style>
    <style:style style:name="co8" style:family="table-column">
      <style:table-column-properties fo:break-before="auto" style:column-width="16.85mm"/>
    </style:style>
    <style:style style:name="co9" style:family="table-column">
      <style:table-column-properties fo:break-before="auto" style:column-width="26.81mm"/>
    </style:style>
    <style:style style:name="co10" style:family="table-column">
      <style:table-column-properties fo:break-before="auto" style:column-width="39.33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16.55mm"/>
    </style:style>
    <style:style style:name="co13" style:family="table-column">
      <style:table-column-properties fo:break-before="auto" style:column-width="13.37mm"/>
    </style:style>
    <style:style style:name="co14" style:family="table-column">
      <style:table-column-properties fo:break-before="auto" style:column-width="42.95mm"/>
    </style:style>
    <style:style style:name="co15" style:family="table-column">
      <style:table-column-properties fo:break-before="auto" style:column-width="42.53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59c5c7" style:text-align-source="fix" style:repeat-content="false" fo:border="0.06pt solid #000000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95231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3d73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6b64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2b511a"/>
    </style:style>
    <style:style style:name="ce13" style:family="table-cell" style:parent-style-name="Default">
      <style:table-cell-properties fo:background-color="#59c5c7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6b64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b511a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5231f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3d73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6b6400"/>
    </style:style>
    <style:style style:name="ce37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2b511a"/>
    </style:style>
    <style:style style:name="ce38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95231f"/>
    </style:style>
    <style:style style:name="ce39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3d73"/>
    </style:style>
    <style:style style:name="ce23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41">
      <style:table-cell-properties fo:background-color="#fffbcc" style:text-align-source="fix" style:repeat-content="false" fo:border="0.06pt solid #000000"/>
      <style:paragraph-properties fo:text-align="end" fo:margin-left="0mm"/>
      <style:text-properties fo:color="#6b6400"/>
    </style:style>
    <style:style style:name="ce42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mm"/>
      <style:text-properties fo:color="#2b511a"/>
    </style:style>
    <style:style style:name="ce43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visibility="collapse" table:default-cell-style-name="ce34"/>
        <table:table-column table:style-name="co12" table:visibility="collapse" table:default-cell-style-name="ce34"/>
        <table:table-column table:style-name="co13" table:visibility="collapse" table:default-cell-style-name="ce34"/>
        <table:table-column table:style-name="co14" table:visibility="collapse" table:default-cell-style-name="ce34"/>
        <table:table-column table:style-name="co15" table:default-cell-style-name="ce44"/>
        <table:table-row table:style-name="ro1">
          <table:table-cell table:style-name="ce7" office:value-type="string" calcext:value-type="string">
            <text:p>Phone No.</text:p>
          </table:table-cell>
          <table:table-cell table:style-name="ce7" office:value-type="string" calcext:value-type="string">
            <text:p>Student Name</text:p>
          </table:table-cell>
          <table:table-cell table:style-name="ce7" office:value-type="string" calcext:value-type="string">
            <text:p>Programme Name</text:p>
          </table:table-cell>
          <table:table-cell table:style-name="ce7" office:value-type="string" calcext:value-type="string">
            <text:p>Center Name</text:p>
          </table:table-cell>
          <table:table-cell table:style-name="ce7" office:value-type="string" calcext:value-type="string">
            <text:p>Center Code</text:p>
          </table:table-cell>
          <table:table-cell table:style-name="ce7" office:value-type="string" calcext:value-type="string">
            <text:p>State Name</text:p>
          </table:table-cell>
          <table:table-cell table:style-name="ce13" office:value-type="string" calcext:value-type="string">
            <text:p>Group</text:p>
          </table:table-cell>
          <table:table-cell table:style-name="ce13" office:value-type="string" calcext:value-type="string">
            <text:p>Level</text:p>
          </table:table-cell>
          <table:table-cell table:style-name="ce13" office:value-type="string" calcext:value-type="string">
            <text:p>Entry Time</text:p>
          </table:table-cell>
          <table:table-cell table:style-name="ce13" office:value-type="string" calcext:value-type="string">
            <text:p>Competition Time</text:p>
          </table:table-cell>
          <table:table-cell table:style-name="ce13" table:number-columns-repeated="4"/>
          <table:table-cell table:style-name="ce23" office:value-type="string" calcext:value-type="string">
            <text:p>Admission Card No</text:p>
          </table:table-cell>
        </table:table-row>
        <table:table-row table:style-name="ro2">
          <table:table-cell table:style-name="ce2" office:value-type="float" office:value="9790909453" calcext:value-type="float">
            <text:p>9790909453</text:p>
          </table:table-cell>
          <table:table-cell table:style-name="ce2" office:value-type="string" calcext:value-type="string">
            <text:p>A. NAZRIYA FAHIM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131H30M00S" calcext:value-type="time">
            <text:p>11:30:00</text:p>
          </table:table-cell>
          <table:table-cell table:style-name="ce35" office:value-type="time" office:time-value="PT12H00M00S" calcext:value-type="time">
            <text:p>12:00:00</text:p>
          </table:table-cell>
          <table:table-cell table:style-name="Default" table:formula="of:=CONCATENATE(&quot;TT/&quot;;[.G2];&quot;/L&quot;;[.H2];&quot;/R&quot;)" office:value-type="string" office:string-value="TT/A/L0/R" calcext:value-type="string">
            <text:p>TT/A/L0/R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formula="of:=CONCATENATE([.K2];[.M2];&quot;/100&quot;;[.L2];&quot;/B3&quot;)" office:value-type="string" office:string-value="TT/A/L0/R1/1001/B3" calcext:value-type="string">
            <text:p>TT/A/L0/R1/1001/B3</text:p>
          </table:table-cell>
          <table:table-cell table:style-name="ce41" office:value-type="string" calcext:value-type="string">
            <text:p>TT/A/L0/R1/1001/B3</text:p>
          </table:table-cell>
        </table:table-row>
        <table:table-row table:style-name="ro2">
          <table:table-cell table:style-name="ce2" office:value-type="float" office:value="9686023920" calcext:value-type="float">
            <text:p>9686023920</text:p>
          </table:table-cell>
          <table:table-cell table:style-name="ce2" office:value-type="string" calcext:value-type="string">
            <text:p>AARNAV R PILLAI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155H30M00S" calcext:value-type="time">
            <text:p>11:30:00</text:p>
          </table:table-cell>
          <table:table-cell table:style-name="ce35" office:value-type="time" office:time-value="PT36H00M00S" calcext:value-type="time">
            <text:p>12:00:00</text:p>
          </table:table-cell>
          <table:table-cell table:style-name="Default" table:formula="of:=CONCATENATE(&quot;TT/&quot;;[.G3];&quot;/L&quot;;[.H3];&quot;/R&quot;)" office:value-type="string" office:string-value="TT/A/L0/R" calcext:value-type="string">
            <text:p>TT/A/L0/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];[.M3];&quot;/100&quot;;[.L3];&quot;/B3&quot;)" office:value-type="string" office:string-value="TT/A/L0/R1/1002/B3" calcext:value-type="string">
            <text:p>TT/A/L0/R1/1002/B3</text:p>
          </table:table-cell>
          <table:table-cell table:style-name="ce41" office:value-type="string" calcext:value-type="string">
            <text:p>TT/A/L0/R1/1002/B3</text:p>
          </table:table-cell>
        </table:table-row>
        <table:table-row table:style-name="ro2">
          <table:table-cell table:style-name="ce2" office:value-type="float" office:value="9972112198" calcext:value-type="float">
            <text:p>9972112198</text:p>
          </table:table-cell>
          <table:table-cell table:style-name="ce2" office:value-type="string" calcext:value-type="string">
            <text:p>AARYA GANESH PALLOD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179H30M00S" calcext:value-type="time">
            <text:p>11:30:00</text:p>
          </table:table-cell>
          <table:table-cell table:style-name="ce35" office:value-type="time" office:time-value="PT60H00M00S" calcext:value-type="time">
            <text:p>12:00:00</text:p>
          </table:table-cell>
          <table:table-cell table:style-name="Default" table:formula="of:=CONCATENATE(&quot;TT/&quot;;[.G4];&quot;/L&quot;;[.H4];&quot;/R&quot;)" office:value-type="string" office:string-value="TT/A/L0/R" calcext:value-type="string">
            <text:p>TT/A/L0/R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4];[.M4];&quot;/100&quot;;[.L4];&quot;/B3&quot;)" office:value-type="string" office:string-value="TT/A/L0/R1/1003/B3" calcext:value-type="string">
            <text:p>TT/A/L0/R1/1003/B3</text:p>
          </table:table-cell>
          <table:table-cell table:style-name="ce41" office:value-type="string" calcext:value-type="string">
            <text:p>TT/A/L0/R1/1003/B3</text:p>
          </table:table-cell>
        </table:table-row>
        <table:table-row table:style-name="ro2">
          <table:table-cell table:style-name="ce2" office:value-type="float" office:value="9371833396" calcext:value-type="float">
            <text:p>9371833396</text:p>
          </table:table-cell>
          <table:table-cell table:style-name="ce2" office:value-type="string" calcext:value-type="string">
            <text:p>ABHINAV KUMA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203H30M00S" calcext:value-type="time">
            <text:p>11:30:00</text:p>
          </table:table-cell>
          <table:table-cell table:style-name="ce35" office:value-type="time" office:time-value="PT84H00M00S" calcext:value-type="time">
            <text:p>12:00:00</text:p>
          </table:table-cell>
          <table:table-cell table:style-name="Default" table:formula="of:=CONCATENATE(&quot;TT/&quot;;[.G5];&quot;/L&quot;;[.H5];&quot;/R&quot;)" office:value-type="string" office:string-value="TT/A/L0/R" calcext:value-type="string">
            <text:p>TT/A/L0/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5];[.M5];&quot;/100&quot;;[.L5];&quot;/B3&quot;)" office:value-type="string" office:string-value="TT/A/L0/R1/1004/B3" calcext:value-type="string">
            <text:p>TT/A/L0/R1/1004/B3</text:p>
          </table:table-cell>
          <table:table-cell table:style-name="ce41" office:value-type="string" calcext:value-type="string">
            <text:p>TT/A/L0/R1/1004/B3</text:p>
          </table:table-cell>
        </table:table-row>
        <table:table-row table:style-name="ro2">
          <table:table-cell table:style-name="ce2" office:value-type="float" office:value="9480314156" calcext:value-type="float">
            <text:p>9480314156</text:p>
          </table:table-cell>
          <table:table-cell table:style-name="ce2" office:value-type="string" calcext:value-type="string">
            <text:p>ANANYA S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227H30M00S" calcext:value-type="time">
            <text:p>11:30:00</text:p>
          </table:table-cell>
          <table:table-cell table:style-name="ce35" office:value-type="time" office:time-value="PT108H00M00S" calcext:value-type="time">
            <text:p>12:00:00</text:p>
          </table:table-cell>
          <table:table-cell table:style-name="Default" table:formula="of:=CONCATENATE(&quot;TT/&quot;;[.G6];&quot;/L&quot;;[.H6];&quot;/R&quot;)" office:value-type="string" office:string-value="TT/A/L0/R" calcext:value-type="string">
            <text:p>TT/A/L0/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6];[.M6];&quot;/100&quot;;[.L6];&quot;/B3&quot;)" office:value-type="string" office:string-value="TT/A/L0/R1/1005/B3" calcext:value-type="string">
            <text:p>TT/A/L0/R1/1005/B3</text:p>
          </table:table-cell>
          <table:table-cell table:style-name="ce41" office:value-type="string" calcext:value-type="string">
            <text:p>TT/A/L0/R1/1005/B3</text:p>
          </table:table-cell>
        </table:table-row>
        <table:table-row table:style-name="ro2">
          <table:table-cell table:style-name="ce2" office:value-type="float" office:value="9972829761" calcext:value-type="float">
            <text:p>9972829761</text:p>
          </table:table-cell>
          <table:table-cell table:style-name="ce2" office:value-type="string" calcext:value-type="string">
            <text:p>BHOOMIKHA HARSH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251H30M00S" calcext:value-type="time">
            <text:p>11:30:00</text:p>
          </table:table-cell>
          <table:table-cell table:style-name="ce35" office:value-type="time" office:time-value="PT132H00M00S" calcext:value-type="time">
            <text:p>12:00:00</text:p>
          </table:table-cell>
          <table:table-cell table:style-name="Default" table:formula="of:=CONCATENATE(&quot;TT/&quot;;[.G7];&quot;/L&quot;;[.H7];&quot;/R&quot;)" office:value-type="string" office:string-value="TT/A/L0/R" calcext:value-type="string">
            <text:p>TT/A/L0/R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7];[.M7];&quot;/100&quot;;[.L7];&quot;/B3&quot;)" office:value-type="string" office:string-value="TT/A/L0/R1/1006/B3" calcext:value-type="string">
            <text:p>TT/A/L0/R1/1006/B3</text:p>
          </table:table-cell>
          <table:table-cell table:style-name="ce41" office:value-type="string" calcext:value-type="string">
            <text:p>TT/A/L0/R1/1006/B3</text:p>
          </table:table-cell>
        </table:table-row>
        <table:table-row table:style-name="ro2">
          <table:table-cell table:style-name="ce2" office:value-type="float" office:value="9148019444" calcext:value-type="float">
            <text:p>9148019444</text:p>
          </table:table-cell>
          <table:table-cell table:style-name="ce2" office:value-type="string" calcext:value-type="string">
            <text:p>DEEKSHA R BHAT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275H30M00S" calcext:value-type="time">
            <text:p>11:30:00</text:p>
          </table:table-cell>
          <table:table-cell table:style-name="ce35" office:value-type="time" office:time-value="PT156H00M00S" calcext:value-type="time">
            <text:p>12:00:00</text:p>
          </table:table-cell>
          <table:table-cell table:style-name="Default" table:formula="of:=CONCATENATE(&quot;TT/&quot;;[.G8];&quot;/L&quot;;[.H8];&quot;/R&quot;)" office:value-type="string" office:string-value="TT/A/L0/R" calcext:value-type="string">
            <text:p>TT/A/L0/R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8];[.M8];&quot;/100&quot;;[.L8];&quot;/B3&quot;)" office:value-type="string" office:string-value="TT/A/L0/R1/1007/B3" calcext:value-type="string">
            <text:p>TT/A/L0/R1/1007/B3</text:p>
          </table:table-cell>
          <table:table-cell table:style-name="ce41" office:value-type="string" calcext:value-type="string">
            <text:p>TT/A/L0/R1/1007/B3</text:p>
          </table:table-cell>
        </table:table-row>
        <table:table-row table:style-name="ro2">
          <table:table-cell table:style-name="ce2" office:value-type="float" office:value="8095326355" calcext:value-type="float">
            <text:p>8095326355</text:p>
          </table:table-cell>
          <table:table-cell table:style-name="ce2" office:value-type="string" calcext:value-type="string">
            <text:p>ESHA JIJESH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299H30M00S" calcext:value-type="time">
            <text:p>11:30:00</text:p>
          </table:table-cell>
          <table:table-cell table:style-name="ce35" office:value-type="time" office:time-value="PT180H00M00S" calcext:value-type="time">
            <text:p>12:00:00</text:p>
          </table:table-cell>
          <table:table-cell table:style-name="Default" table:formula="of:=CONCATENATE(&quot;TT/&quot;;[.G9];&quot;/L&quot;;[.H9];&quot;/R&quot;)" office:value-type="string" office:string-value="TT/A/L0/R" calcext:value-type="string">
            <text:p>TT/A/L0/R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9];[.M9];&quot;/100&quot;;[.L9];&quot;/B3&quot;)" office:value-type="string" office:string-value="TT/A/L0/R1/1008/B3" calcext:value-type="string">
            <text:p>TT/A/L0/R1/1008/B3</text:p>
          </table:table-cell>
          <table:table-cell table:style-name="ce41" office:value-type="string" calcext:value-type="string">
            <text:p>TT/A/L0/R1/1008/B3</text:p>
          </table:table-cell>
        </table:table-row>
        <table:table-row table:style-name="ro2">
          <table:table-cell table:style-name="ce2" office:value-type="float" office:value="7204864468" calcext:value-type="float">
            <text:p>7204864468</text:p>
          </table:table-cell>
          <table:table-cell table:style-name="ce2" office:value-type="string" calcext:value-type="string">
            <text:p>GURU CHARAN M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323H30M00S" calcext:value-type="time">
            <text:p>11:30:00</text:p>
          </table:table-cell>
          <table:table-cell table:style-name="ce35" office:value-type="time" office:time-value="PT204H00M00S" calcext:value-type="time">
            <text:p>12:00:00</text:p>
          </table:table-cell>
          <table:table-cell table:style-name="Default" table:formula="of:=CONCATENATE(&quot;TT/&quot;;[.G10];&quot;/L&quot;;[.H10];&quot;/R&quot;)" office:value-type="string" office:string-value="TT/A/L0/R" calcext:value-type="string">
            <text:p>TT/A/L0/R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0];[.M10];&quot;/100&quot;;[.L10];&quot;/B3&quot;)" office:value-type="string" office:string-value="TT/A/L0/R1/1009/B3" calcext:value-type="string">
            <text:p>TT/A/L0/R1/1009/B3</text:p>
          </table:table-cell>
          <table:table-cell table:style-name="ce41" office:value-type="string" calcext:value-type="string">
            <text:p>TT/A/L0/R1/1009/B3</text:p>
          </table:table-cell>
        </table:table-row>
        <table:table-row table:style-name="ro2">
          <table:table-cell table:style-name="ce2" office:value-type="float" office:value="9741333476" calcext:value-type="float">
            <text:p>9741333476</text:p>
          </table:table-cell>
          <table:table-cell table:style-name="ce2" office:value-type="string" calcext:value-type="string">
            <text:p>GURUCHARAN S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347H30M00S" calcext:value-type="time">
            <text:p>11:30:00</text:p>
          </table:table-cell>
          <table:table-cell table:style-name="ce35" office:value-type="time" office:time-value="PT228H00M00S" calcext:value-type="time">
            <text:p>12:00:00</text:p>
          </table:table-cell>
          <table:table-cell table:style-name="Default" table:formula="of:=CONCATENATE(&quot;TT/&quot;;[.G11];&quot;/L&quot;;[.H11];&quot;/R&quot;)" office:value-type="string" office:string-value="TT/A/L0/R" calcext:value-type="string">
            <text:p>TT/A/L0/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1];[.M11];&quot;/10&quot;;[.L11];&quot;/B3&quot;)" office:value-type="string" office:string-value="TT/A/L0/R1/1010/B3" calcext:value-type="string">
            <text:p>TT/A/L0/R1/1010/B3</text:p>
          </table:table-cell>
          <table:table-cell table:style-name="ce41" office:value-type="string" calcext:value-type="string">
            <text:p>TT/A/L0/R1/1010/B3</text:p>
          </table:table-cell>
        </table:table-row>
        <table:table-row table:style-name="ro2">
          <table:table-cell table:style-name="ce2" office:value-type="float" office:value="9448314310" calcext:value-type="float">
            <text:p>9448314310</text:p>
          </table:table-cell>
          <table:table-cell table:style-name="ce2" office:value-type="string" calcext:value-type="string">
            <text:p>H S SHRI RAM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371H30M00S" calcext:value-type="time">
            <text:p>11:30:00</text:p>
          </table:table-cell>
          <table:table-cell table:style-name="ce35" office:value-type="time" office:time-value="PT252H00M00S" calcext:value-type="time">
            <text:p>12:00:00</text:p>
          </table:table-cell>
          <table:table-cell table:style-name="Default" table:formula="of:=CONCATENATE(&quot;TT/&quot;;[.G12];&quot;/L&quot;;[.H12];&quot;/R&quot;)" office:value-type="string" office:string-value="TT/A/L0/R" calcext:value-type="string">
            <text:p>TT/A/L0/R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2];[.M12];&quot;/10&quot;;[.L12];&quot;/B3&quot;)" office:value-type="string" office:string-value="TT/A/L0/R1/1011/B3" calcext:value-type="string">
            <text:p>TT/A/L0/R1/1011/B3</text:p>
          </table:table-cell>
          <table:table-cell table:style-name="ce41" office:value-type="string" calcext:value-type="string">
            <text:p>TT/A/L0/R1/1011/B3</text:p>
          </table:table-cell>
        </table:table-row>
        <table:table-row table:style-name="ro2">
          <table:table-cell table:style-name="ce2" office:value-type="float" office:value="8618108099" calcext:value-type="float">
            <text:p>8618108099</text:p>
          </table:table-cell>
          <table:table-cell table:style-name="ce2" office:value-type="string" calcext:value-type="string">
            <text:p>KRISHNENDU PAIK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395H30M00S" calcext:value-type="time">
            <text:p>11:30:00</text:p>
          </table:table-cell>
          <table:table-cell table:style-name="ce35" office:value-type="time" office:time-value="PT276H00M00S" calcext:value-type="time">
            <text:p>12:00:00</text:p>
          </table:table-cell>
          <table:table-cell table:style-name="Default" table:formula="of:=CONCATENATE(&quot;TT/&quot;;[.G13];&quot;/L&quot;;[.H13];&quot;/R&quot;)" office:value-type="string" office:string-value="TT/A/L0/R" calcext:value-type="string">
            <text:p>TT/A/L0/R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3];[.M13];&quot;/10&quot;;[.L13];&quot;/B3&quot;)" office:value-type="string" office:string-value="TT/A/L0/R1/1012/B3" calcext:value-type="string">
            <text:p>TT/A/L0/R1/1012/B3</text:p>
          </table:table-cell>
          <table:table-cell table:style-name="ce41" office:value-type="string" calcext:value-type="string">
            <text:p>TT/A/L0/R1/1012/B3</text:p>
          </table:table-cell>
        </table:table-row>
        <table:table-row table:style-name="ro2">
          <table:table-cell table:style-name="ce2" office:value-type="float" office:value="9686153082" calcext:value-type="float">
            <text:p>9686153082</text:p>
          </table:table-cell>
          <table:table-cell table:style-name="ce2" office:value-type="string" calcext:value-type="string">
            <text:p>LAKSHYA D SUVARN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419H30M00S" calcext:value-type="time">
            <text:p>11:30:00</text:p>
          </table:table-cell>
          <table:table-cell table:style-name="ce35" office:value-type="time" office:time-value="PT300H00M00S" calcext:value-type="time">
            <text:p>12:00:00</text:p>
          </table:table-cell>
          <table:table-cell table:style-name="Default" table:formula="of:=CONCATENATE(&quot;TT/&quot;;[.G14];&quot;/L&quot;;[.H14];&quot;/R&quot;)" office:value-type="string" office:string-value="TT/A/L0/R" calcext:value-type="string">
            <text:p>TT/A/L0/R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4];[.M14];&quot;/10&quot;;[.L14];&quot;/B3&quot;)" office:value-type="string" office:string-value="TT/A/L0/R1/1013/B3" calcext:value-type="string">
            <text:p>TT/A/L0/R1/1013/B3</text:p>
          </table:table-cell>
          <table:table-cell table:style-name="ce41" office:value-type="string" calcext:value-type="string">
            <text:p>TT/A/L0/R1/1013/B3</text:p>
          </table:table-cell>
        </table:table-row>
        <table:table-row table:style-name="ro2">
          <table:table-cell table:style-name="ce2" office:value-type="float" office:value="8105315169" calcext:value-type="float">
            <text:p>8105315169</text:p>
          </table:table-cell>
          <table:table-cell table:style-name="ce2" office:value-type="string" calcext:value-type="string">
            <text:p>LOCHANA K 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443H30M00S" calcext:value-type="time">
            <text:p>11:30:00</text:p>
          </table:table-cell>
          <table:table-cell table:style-name="ce35" office:value-type="time" office:time-value="PT324H00M00S" calcext:value-type="time">
            <text:p>12:00:00</text:p>
          </table:table-cell>
          <table:table-cell table:style-name="Default" table:formula="of:=CONCATENATE(&quot;TT/&quot;;[.G15];&quot;/L&quot;;[.H15];&quot;/R&quot;)" office:value-type="string" office:string-value="TT/A/L0/R" calcext:value-type="string">
            <text:p>TT/A/L0/R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5];[.M15];&quot;/10&quot;;[.L15];&quot;/B3&quot;)" office:value-type="string" office:string-value="TT/A/L0/R1/1014/B3" calcext:value-type="string">
            <text:p>TT/A/L0/R1/1014/B3</text:p>
          </table:table-cell>
          <table:table-cell table:style-name="ce41" office:value-type="string" calcext:value-type="string">
            <text:p>TT/A/L0/R1/1014/B3</text:p>
          </table:table-cell>
        </table:table-row>
        <table:table-row table:style-name="ro2">
          <table:table-cell table:style-name="ce2" office:value-type="float" office:value="9886565529" calcext:value-type="float">
            <text:p>9886565529</text:p>
          </table:table-cell>
          <table:table-cell table:style-name="ce2" office:value-type="string" calcext:value-type="string">
            <text:p>MILAN. Y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467H30M00S" calcext:value-type="time">
            <text:p>11:30:00</text:p>
          </table:table-cell>
          <table:table-cell table:style-name="ce35" office:value-type="time" office:time-value="PT348H00M00S" calcext:value-type="time">
            <text:p>12:00:00</text:p>
          </table:table-cell>
          <table:table-cell table:style-name="Default" table:formula="of:=CONCATENATE(&quot;TT/&quot;;[.G16];&quot;/L&quot;;[.H16];&quot;/R&quot;)" office:value-type="string" office:string-value="TT/A/L0/R" calcext:value-type="string">
            <text:p>TT/A/L0/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6];[.M16];&quot;/10&quot;;[.L16];&quot;/B3&quot;)" office:value-type="string" office:string-value="TT/A/L0/R1/1015/B3" calcext:value-type="string">
            <text:p>TT/A/L0/R1/1015/B3</text:p>
          </table:table-cell>
          <table:table-cell table:style-name="ce41" office:value-type="string" calcext:value-type="string">
            <text:p>TT/A/L0/R1/1015/B3</text:p>
          </table:table-cell>
        </table:table-row>
        <table:table-row table:style-name="ro2">
          <table:table-cell table:style-name="ce2" office:value-type="float" office:value="7019399199" calcext:value-type="float">
            <text:p>7019399199</text:p>
          </table:table-cell>
          <table:table-cell table:style-name="ce2" office:value-type="string" calcext:value-type="string">
            <text:p>NESHA SARIKA GOWD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491H30M00S" calcext:value-type="time">
            <text:p>11:30:00</text:p>
          </table:table-cell>
          <table:table-cell table:style-name="ce35" office:value-type="time" office:time-value="PT372H00M00S" calcext:value-type="time">
            <text:p>12:00:00</text:p>
          </table:table-cell>
          <table:table-cell table:style-name="Default" table:formula="of:=CONCATENATE(&quot;TT/&quot;;[.G17];&quot;/L&quot;;[.H17];&quot;/R&quot;)" office:value-type="string" office:string-value="TT/A/L0/R" calcext:value-type="string">
            <text:p>TT/A/L0/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7];[.M17];&quot;/10&quot;;[.L17];&quot;/B3&quot;)" office:value-type="string" office:string-value="TT/A/L0/R1/1016/B3" calcext:value-type="string">
            <text:p>TT/A/L0/R1/1016/B3</text:p>
          </table:table-cell>
          <table:table-cell table:style-name="ce41" office:value-type="string" calcext:value-type="string">
            <text:p>TT/A/L0/R1/1016/B3</text:p>
          </table:table-cell>
        </table:table-row>
        <table:table-row table:style-name="ro2">
          <table:table-cell table:style-name="ce2" office:value-type="float" office:value="8722980722" calcext:value-type="float">
            <text:p>8722980722</text:p>
          </table:table-cell>
          <table:table-cell table:style-name="ce2" office:value-type="string" calcext:value-type="string">
            <text:p>PRIANSH BANERJEE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515H30M00S" calcext:value-type="time">
            <text:p>11:30:00</text:p>
          </table:table-cell>
          <table:table-cell table:style-name="ce35" office:value-type="time" office:time-value="PT396H00M00S" calcext:value-type="time">
            <text:p>12:00:00</text:p>
          </table:table-cell>
          <table:table-cell table:style-name="Default" table:formula="of:=CONCATENATE(&quot;TT/&quot;;[.G18];&quot;/L&quot;;[.H18];&quot;/R&quot;)" office:value-type="string" office:string-value="TT/A/L0/R" calcext:value-type="string">
            <text:p>TT/A/L0/R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8];[.M18];&quot;/10&quot;;[.L18];&quot;/B3&quot;)" office:value-type="string" office:string-value="TT/A/L0/R1/1017/B3" calcext:value-type="string">
            <text:p>TT/A/L0/R1/1017/B3</text:p>
          </table:table-cell>
          <table:table-cell table:style-name="ce41" office:value-type="string" calcext:value-type="string">
            <text:p>TT/A/L0/R1/1017/B3</text:p>
          </table:table-cell>
        </table:table-row>
        <table:table-row table:style-name="ro2">
          <table:table-cell table:style-name="ce2" office:value-type="float" office:value="9342812310" calcext:value-type="float">
            <text:p>9342812310</text:p>
          </table:table-cell>
          <table:table-cell table:style-name="ce2" office:value-type="string" calcext:value-type="string">
            <text:p>SAISOHAM NAYAK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539H30M00S" calcext:value-type="time">
            <text:p>11:30:00</text:p>
          </table:table-cell>
          <table:table-cell table:style-name="ce35" office:value-type="time" office:time-value="PT420H00M00S" calcext:value-type="time">
            <text:p>12:00:00</text:p>
          </table:table-cell>
          <table:table-cell table:style-name="Default" table:formula="of:=CONCATENATE(&quot;TT/&quot;;[.G19];&quot;/L&quot;;[.H19];&quot;/R&quot;)" office:value-type="string" office:string-value="TT/A/L0/R" calcext:value-type="string">
            <text:p>TT/A/L0/R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19];[.M19];&quot;/10&quot;;[.L19];&quot;/B3&quot;)" office:value-type="string" office:string-value="TT/A/L0/R1/1018/B3" calcext:value-type="string">
            <text:p>TT/A/L0/R1/1018/B3</text:p>
          </table:table-cell>
          <table:table-cell table:style-name="ce41" office:value-type="string" calcext:value-type="string">
            <text:p>TT/A/L0/R1/1018/B3</text:p>
          </table:table-cell>
        </table:table-row>
        <table:table-row table:style-name="ro2">
          <table:table-cell table:style-name="ce2" office:value-type="float" office:value="6360437435" calcext:value-type="float">
            <text:p>6360437435</text:p>
          </table:table-cell>
          <table:table-cell table:style-name="ce2" office:value-type="string" calcext:value-type="string">
            <text:p>SANVI JH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563H30M00S" calcext:value-type="time">
            <text:p>11:30:00</text:p>
          </table:table-cell>
          <table:table-cell table:style-name="ce35" office:value-type="time" office:time-value="PT444H00M00S" calcext:value-type="time">
            <text:p>12:00:00</text:p>
          </table:table-cell>
          <table:table-cell table:style-name="Default" table:formula="of:=CONCATENATE(&quot;TT/&quot;;[.G20];&quot;/L&quot;;[.H20];&quot;/R&quot;)" office:value-type="string" office:string-value="TT/A/L0/R" calcext:value-type="string">
            <text:p>TT/A/L0/R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0];[.M20];&quot;/10&quot;;[.L20];&quot;/B3&quot;)" office:value-type="string" office:string-value="TT/A/L0/R1/1019/B3" calcext:value-type="string">
            <text:p>TT/A/L0/R1/1019/B3</text:p>
          </table:table-cell>
          <table:table-cell table:style-name="ce41" office:value-type="string" calcext:value-type="string">
            <text:p>TT/A/L0/R1/1019/B3</text:p>
          </table:table-cell>
        </table:table-row>
        <table:table-row table:style-name="ro2">
          <table:table-cell table:style-name="ce2" office:value-type="float" office:value="9663687868" calcext:value-type="float">
            <text:p>9663687868</text:p>
          </table:table-cell>
          <table:table-cell table:style-name="ce2" office:value-type="string" calcext:value-type="string">
            <text:p>SONAL SUKESH SHETTY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587H30M00S" calcext:value-type="time">
            <text:p>11:30:00</text:p>
          </table:table-cell>
          <table:table-cell table:style-name="ce35" office:value-type="time" office:time-value="PT468H00M00S" calcext:value-type="time">
            <text:p>12:00:00</text:p>
          </table:table-cell>
          <table:table-cell table:style-name="Default" table:formula="of:=CONCATENATE(&quot;TT/&quot;;[.G21];&quot;/L&quot;;[.H21];&quot;/R&quot;)" office:value-type="string" office:string-value="TT/A/L0/R" calcext:value-type="string">
            <text:p>TT/A/L0/R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1];[.M21];&quot;/10&quot;;[.L21];&quot;/B3&quot;)" office:value-type="string" office:string-value="TT/A/L0/R1/1020/B3" calcext:value-type="string">
            <text:p>TT/A/L0/R1/1020/B3</text:p>
          </table:table-cell>
          <table:table-cell table:style-name="ce41" office:value-type="string" calcext:value-type="string">
            <text:p>TT/A/L0/R1/1020/B3</text:p>
          </table:table-cell>
        </table:table-row>
        <table:table-row table:style-name="ro2">
          <table:table-cell table:style-name="ce2" office:value-type="float" office:value="9844577035" calcext:value-type="float">
            <text:p>9844577035</text:p>
          </table:table-cell>
          <table:table-cell table:style-name="ce2" office:value-type="string" calcext:value-type="string">
            <text:p>SUSHANTH N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611H30M00S" calcext:value-type="time">
            <text:p>11:30:00</text:p>
          </table:table-cell>
          <table:table-cell table:style-name="ce35" office:value-type="time" office:time-value="PT492H00M00S" calcext:value-type="time">
            <text:p>12:00:00</text:p>
          </table:table-cell>
          <table:table-cell table:style-name="Default" table:formula="of:=CONCATENATE(&quot;TT/&quot;;[.G22];&quot;/L&quot;;[.H22];&quot;/R&quot;)" office:value-type="string" office:string-value="TT/A/L0/R" calcext:value-type="string">
            <text:p>TT/A/L0/R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2];[.M22];&quot;/10&quot;;[.L22];&quot;/B3&quot;)" office:value-type="string" office:string-value="TT/A/L0/R1/1021/B3" calcext:value-type="string">
            <text:p>TT/A/L0/R1/1021/B3</text:p>
          </table:table-cell>
          <table:table-cell table:style-name="ce41" office:value-type="string" calcext:value-type="string">
            <text:p>TT/A/L0/R1/1021/B3</text:p>
          </table:table-cell>
        </table:table-row>
        <table:table-row table:style-name="ro2">
          <table:table-cell table:style-name="ce2" office:value-type="float" office:value="9945999969" calcext:value-type="float">
            <text:p>9945999969</text:p>
          </table:table-cell>
          <table:table-cell table:style-name="ce2" office:value-type="string" calcext:value-type="string">
            <text:p>SUSHMA V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635H30M00S" calcext:value-type="time">
            <text:p>11:30:00</text:p>
          </table:table-cell>
          <table:table-cell table:style-name="ce35" office:value-type="time" office:time-value="PT516H00M00S" calcext:value-type="time">
            <text:p>12:00:00</text:p>
          </table:table-cell>
          <table:table-cell table:style-name="Default" table:formula="of:=CONCATENATE(&quot;TT/&quot;;[.G23];&quot;/L&quot;;[.H23];&quot;/R&quot;)" office:value-type="string" office:string-value="TT/A/L0/R" calcext:value-type="string">
            <text:p>TT/A/L0/R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3];[.M23];&quot;/10&quot;;[.L23];&quot;/B3&quot;)" office:value-type="string" office:string-value="TT/A/L0/R1/1022/B3" calcext:value-type="string">
            <text:p>TT/A/L0/R1/1022/B3</text:p>
          </table:table-cell>
          <table:table-cell table:style-name="ce41" office:value-type="string" calcext:value-type="string">
            <text:p>TT/A/L0/R1/1022/B3</text:p>
          </table:table-cell>
        </table:table-row>
        <table:table-row table:style-name="ro2">
          <table:table-cell table:style-name="ce2" office:value-type="float" office:value="9986597733" calcext:value-type="float">
            <text:p>9986597733</text:p>
          </table:table-cell>
          <table:table-cell table:style-name="ce2" office:value-type="string" calcext:value-type="string">
            <text:p>U.KAIRA RAJ SINGH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659H30M00S" calcext:value-type="time">
            <text:p>11:30:00</text:p>
          </table:table-cell>
          <table:table-cell table:style-name="ce35" office:value-type="time" office:time-value="PT540H00M00S" calcext:value-type="time">
            <text:p>12:00:00</text:p>
          </table:table-cell>
          <table:table-cell table:style-name="Default" table:formula="of:=CONCATENATE(&quot;TT/&quot;;[.G24];&quot;/L&quot;;[.H24];&quot;/R&quot;)" office:value-type="string" office:string-value="TT/A/L0/R" calcext:value-type="string">
            <text:p>TT/A/L0/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4];[.M24];&quot;/10&quot;;[.L24];&quot;/B3&quot;)" office:value-type="string" office:string-value="TT/A/L0/R1/1023/B3" calcext:value-type="string">
            <text:p>TT/A/L0/R1/1023/B3</text:p>
          </table:table-cell>
          <table:table-cell table:style-name="ce41" office:value-type="string" calcext:value-type="string">
            <text:p>TT/A/L0/R1/1023/B3</text:p>
          </table:table-cell>
        </table:table-row>
        <table:table-row table:style-name="ro2">
          <table:table-cell table:style-name="ce2" office:value-type="float" office:value="9741351135" calcext:value-type="float">
            <text:p>9741351135</text:p>
          </table:table-cell>
          <table:table-cell table:style-name="ce2" office:value-type="string" calcext:value-type="string">
            <text:p>VIHAAN PARET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683H30M00S" calcext:value-type="time">
            <text:p>11:30:00</text:p>
          </table:table-cell>
          <table:table-cell table:style-name="ce35" office:value-type="time" office:time-value="PT564H00M00S" calcext:value-type="time">
            <text:p>12:00:00</text:p>
          </table:table-cell>
          <table:table-cell table:style-name="Default" table:formula="of:=CONCATENATE(&quot;TT/&quot;;[.G25];&quot;/L&quot;;[.H25];&quot;/R&quot;)" office:value-type="string" office:string-value="TT/A/L0/R" calcext:value-type="string">
            <text:p>TT/A/L0/R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5];[.M25];&quot;/10&quot;;[.L25];&quot;/B3&quot;)" office:value-type="string" office:string-value="TT/A/L0/R1/1024/B3" calcext:value-type="string">
            <text:p>TT/A/L0/R1/1024/B3</text:p>
          </table:table-cell>
          <table:table-cell table:style-name="ce41" office:value-type="string" calcext:value-type="string">
            <text:p>TT/A/L0/R1/1024/B3</text:p>
          </table:table-cell>
        </table:table-row>
        <table:table-row table:style-name="ro2">
          <table:table-cell table:style-name="ce2" office:value-type="float" office:value="9901947167" calcext:value-type="float">
            <text:p>9901947167</text:p>
          </table:table-cell>
          <table:table-cell table:style-name="ce2" office:value-type="string" calcext:value-type="string">
            <text:p>YOGARTH.H.V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time" office:time-value="PT707H30M00S" calcext:value-type="time">
            <text:p>11:30:00</text:p>
          </table:table-cell>
          <table:table-cell table:style-name="ce35" office:value-type="time" office:time-value="PT588H00M00S" calcext:value-type="time">
            <text:p>12:00:00</text:p>
          </table:table-cell>
          <table:table-cell table:style-name="Default" table:formula="of:=CONCATENATE(&quot;TT/&quot;;[.G26];&quot;/L&quot;;[.H26];&quot;/R&quot;)" office:value-type="string" office:string-value="TT/A/L0/R" calcext:value-type="string">
            <text:p>TT/A/L0/R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6];[.M26];&quot;/10&quot;;[.L26];&quot;/B3&quot;)" office:value-type="string" office:string-value="TT/A/L0/R1/1025/B3" calcext:value-type="string">
            <text:p>TT/A/L0/R1/1025/B3</text:p>
          </table:table-cell>
          <table:table-cell table:style-name="ce41" office:value-type="string" calcext:value-type="string">
            <text:p>TT/A/L0/R1/1025/B3</text:p>
          </table:table-cell>
        </table:table-row>
        <table:table-row table:style-name="ro2">
          <table:table-cell table:style-name="ce2" office:value-type="float" office:value="9606587280" calcext:value-type="float">
            <text:p>9606587280</text:p>
          </table:table-cell>
          <table:table-cell table:style-name="ce2" office:value-type="string" calcext:value-type="string">
            <text:p>AADYA D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731H30M00S" calcext:value-type="time">
            <text:p>11:30:00</text:p>
          </table:table-cell>
          <table:table-cell table:style-name="ce35" office:value-type="time" office:time-value="PT612H00M00S" calcext:value-type="time">
            <text:p>12:00:00</text:p>
          </table:table-cell>
          <table:table-cell table:style-name="Default" table:formula="of:=CONCATENATE(&quot;TT/&quot;;[.G27];&quot;/L&quot;;[.H27];&quot;/R&quot;)" office:value-type="string" office:string-value="TT/A/L1/R" calcext:value-type="string">
            <text:p>TT/A/L1/R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7];[.M27];&quot;/10&quot;;[.L27];&quot;/B3&quot;)" office:value-type="string" office:string-value="TT/A/L1/R1/1026/B3" calcext:value-type="string">
            <text:p>TT/A/L1/R1/1026/B3</text:p>
          </table:table-cell>
          <table:table-cell table:style-name="ce41" office:value-type="string" calcext:value-type="string">
            <text:p>TT/A/L1/R1/1026/B3</text:p>
          </table:table-cell>
        </table:table-row>
        <table:table-row table:style-name="ro2">
          <table:table-cell table:style-name="ce2" office:value-type="float" office:value="9900531026" calcext:value-type="float">
            <text:p>9900531026</text:p>
          </table:table-cell>
          <table:table-cell table:style-name="ce2" office:value-type="string" calcext:value-type="string">
            <text:p>ABHAYBIR SINGH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755H30M00S" calcext:value-type="time">
            <text:p>11:30:00</text:p>
          </table:table-cell>
          <table:table-cell table:style-name="ce35" office:value-type="time" office:time-value="PT636H00M00S" calcext:value-type="time">
            <text:p>12:00:00</text:p>
          </table:table-cell>
          <table:table-cell table:style-name="Default" table:formula="of:=CONCATENATE(&quot;TT/&quot;;[.G28];&quot;/L&quot;;[.H28];&quot;/R&quot;)" office:value-type="string" office:string-value="TT/A/L1/R" calcext:value-type="string">
            <text:p>TT/A/L1/R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8];[.M28];&quot;/10&quot;;[.L28];&quot;/B3&quot;)" office:value-type="string" office:string-value="TT/A/L1/R1/1027/B3" calcext:value-type="string">
            <text:p>TT/A/L1/R1/1027/B3</text:p>
          </table:table-cell>
          <table:table-cell table:style-name="ce41" office:value-type="string" calcext:value-type="string">
            <text:p>TT/A/L1/R1/1027/B3</text:p>
          </table:table-cell>
        </table:table-row>
        <table:table-row table:style-name="ro2">
          <table:table-cell table:style-name="ce2" office:value-type="float" office:value="9036410154" calcext:value-type="float">
            <text:p>9036410154</text:p>
          </table:table-cell>
          <table:table-cell table:style-name="ce2" office:value-type="string" calcext:value-type="string">
            <text:p>ABHINAV VERM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779H30M00S" calcext:value-type="time">
            <text:p>11:30:00</text:p>
          </table:table-cell>
          <table:table-cell table:style-name="ce35" office:value-type="time" office:time-value="PT660H00M00S" calcext:value-type="time">
            <text:p>12:00:00</text:p>
          </table:table-cell>
          <table:table-cell table:style-name="Default" table:formula="of:=CONCATENATE(&quot;TT/&quot;;[.G29];&quot;/L&quot;;[.H29];&quot;/R&quot;)" office:value-type="string" office:string-value="TT/A/L1/R" calcext:value-type="string">
            <text:p>TT/A/L1/R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29];[.M29];&quot;/10&quot;;[.L29];&quot;/B3&quot;)" office:value-type="string" office:string-value="TT/A/L1/R1/1028/B3" calcext:value-type="string">
            <text:p>TT/A/L1/R1/1028/B3</text:p>
          </table:table-cell>
          <table:table-cell table:style-name="ce41" office:value-type="string" calcext:value-type="string">
            <text:p>TT/A/L1/R1/1028/B3</text:p>
          </table:table-cell>
        </table:table-row>
        <table:table-row table:style-name="ro2">
          <table:table-cell table:style-name="ce2" office:value-type="float" office:value="9902015370" calcext:value-type="float">
            <text:p>9902015370</text:p>
          </table:table-cell>
          <table:table-cell table:style-name="ce2" office:value-type="string" calcext:value-type="string">
            <text:p>ADITI S 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803H30M00S" calcext:value-type="time">
            <text:p>11:30:00</text:p>
          </table:table-cell>
          <table:table-cell table:style-name="ce35" office:value-type="time" office:time-value="PT684H00M00S" calcext:value-type="time">
            <text:p>12:00:00</text:p>
          </table:table-cell>
          <table:table-cell table:style-name="Default" table:formula="of:=CONCATENATE(&quot;TT/&quot;;[.G30];&quot;/L&quot;;[.H30];&quot;/R&quot;)" office:value-type="string" office:string-value="TT/A/L1/R" calcext:value-type="string">
            <text:p>TT/A/L1/R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0];[.M30];&quot;/10&quot;;[.L30];&quot;/B3&quot;)" office:value-type="string" office:string-value="TT/A/L1/R1/1029/B3" calcext:value-type="string">
            <text:p>TT/A/L1/R1/1029/B3</text:p>
          </table:table-cell>
          <table:table-cell table:style-name="ce41" office:value-type="string" calcext:value-type="string">
            <text:p>TT/A/L1/R1/1029/B3</text:p>
          </table:table-cell>
        </table:table-row>
        <table:table-row table:style-name="ro2">
          <table:table-cell table:style-name="ce2" office:value-type="float" office:value="7098458503" calcext:value-type="float">
            <text:p>7098458503</text:p>
          </table:table-cell>
          <table:table-cell table:style-name="ce2" office:value-type="string" calcext:value-type="string">
            <text:p>AKSHIT CHHETRY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827H30M00S" calcext:value-type="time">
            <text:p>11:30:00</text:p>
          </table:table-cell>
          <table:table-cell table:style-name="ce35" office:value-type="time" office:time-value="PT708H00M00S" calcext:value-type="time">
            <text:p>12:00:00</text:p>
          </table:table-cell>
          <table:table-cell table:style-name="Default" table:formula="of:=CONCATENATE(&quot;TT/&quot;;[.G31];&quot;/L&quot;;[.H31];&quot;/R&quot;)" office:value-type="string" office:string-value="TT/A/L1/R" calcext:value-type="string">
            <text:p>TT/A/L1/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1];[.M31];&quot;/10&quot;;[.L31];&quot;/B3&quot;)" office:value-type="string" office:string-value="TT/A/L1/R1/1030/B3" calcext:value-type="string">
            <text:p>TT/A/L1/R1/1030/B3</text:p>
          </table:table-cell>
          <table:table-cell table:style-name="ce41" office:value-type="string" calcext:value-type="string">
            <text:p>TT/A/L1/R1/1030/B3</text:p>
          </table:table-cell>
        </table:table-row>
        <table:table-row table:style-name="ro2">
          <table:table-cell table:style-name="ce2" office:value-type="float" office:value="9036004699" calcext:value-type="float">
            <text:p>9036004699</text:p>
          </table:table-cell>
          <table:table-cell table:style-name="ce2" office:value-type="string" calcext:value-type="string">
            <text:p>AMOGH V NATEKA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MALMARUTHI Belgaum</text:p>
          </table:table-cell>
          <table:table-cell table:style-name="ce5" office:value-type="float" office:value="1356" calcext:value-type="float">
            <text:p>1356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851H30M00S" calcext:value-type="time">
            <text:p>11:30:00</text:p>
          </table:table-cell>
          <table:table-cell table:style-name="ce35" office:value-type="time" office:time-value="PT732H00M00S" calcext:value-type="time">
            <text:p>12:00:00</text:p>
          </table:table-cell>
          <table:table-cell table:style-name="Default" table:formula="of:=CONCATENATE(&quot;TT/&quot;;[.G32];&quot;/L&quot;;[.H32];&quot;/R&quot;)" office:value-type="string" office:string-value="TT/A/L1/R" calcext:value-type="string">
            <text:p>TT/A/L1/R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2];[.M32];&quot;/10&quot;;[.L32];&quot;/B3&quot;)" office:value-type="string" office:string-value="TT/A/L1/R1/1031/B3" calcext:value-type="string">
            <text:p>TT/A/L1/R1/1031/B3</text:p>
          </table:table-cell>
          <table:table-cell table:style-name="ce41" office:value-type="string" calcext:value-type="string">
            <text:p>TT/A/L1/R1/1031/B3</text:p>
          </table:table-cell>
        </table:table-row>
        <table:table-row table:style-name="ro2">
          <table:table-cell table:style-name="ce2" office:value-type="float" office:value="9901490166" calcext:value-type="float">
            <text:p>9901490166</text:p>
          </table:table-cell>
          <table:table-cell table:style-name="ce2" office:value-type="string" calcext:value-type="string">
            <text:p>ARSH KURIL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875H30M00S" calcext:value-type="time">
            <text:p>11:30:00</text:p>
          </table:table-cell>
          <table:table-cell table:style-name="ce35" office:value-type="time" office:time-value="PT756H00M00S" calcext:value-type="time">
            <text:p>12:00:00</text:p>
          </table:table-cell>
          <table:table-cell table:style-name="Default" table:formula="of:=CONCATENATE(&quot;TT/&quot;;[.G33];&quot;/L&quot;;[.H33];&quot;/R&quot;)" office:value-type="string" office:string-value="TT/A/L1/R" calcext:value-type="string">
            <text:p>TT/A/L1/R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3];[.M33];&quot;/10&quot;;[.L33];&quot;/B3&quot;)" office:value-type="string" office:string-value="TT/A/L1/R1/1032/B3" calcext:value-type="string">
            <text:p>TT/A/L1/R1/1032/B3</text:p>
          </table:table-cell>
          <table:table-cell table:style-name="ce41" office:value-type="string" calcext:value-type="string">
            <text:p>TT/A/L1/R1/1032/B3</text:p>
          </table:table-cell>
        </table:table-row>
        <table:table-row table:style-name="ro2">
          <table:table-cell table:style-name="ce2" office:value-type="float" office:value="9481452984" calcext:value-type="float">
            <text:p>9481452984</text:p>
          </table:table-cell>
          <table:table-cell table:style-name="ce2" office:value-type="string" calcext:value-type="string">
            <text:p>AYUSHI BARMAN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899H30M00S" calcext:value-type="time">
            <text:p>11:30:00</text:p>
          </table:table-cell>
          <table:table-cell table:style-name="ce35" office:value-type="time" office:time-value="PT780H00M00S" calcext:value-type="time">
            <text:p>12:00:00</text:p>
          </table:table-cell>
          <table:table-cell table:style-name="Default" table:formula="of:=CONCATENATE(&quot;TT/&quot;;[.G34];&quot;/L&quot;;[.H34];&quot;/R&quot;)" office:value-type="string" office:string-value="TT/A/L1/R" calcext:value-type="string">
            <text:p>TT/A/L1/R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4];[.M34];&quot;/10&quot;;[.L34];&quot;/B3&quot;)" office:value-type="string" office:string-value="TT/A/L1/R1/1033/B3" calcext:value-type="string">
            <text:p>TT/A/L1/R1/1033/B3</text:p>
          </table:table-cell>
          <table:table-cell table:style-name="ce41" office:value-type="string" calcext:value-type="string">
            <text:p>TT/A/L1/R1/1033/B3</text:p>
          </table:table-cell>
        </table:table-row>
        <table:table-row table:style-name="ro2">
          <table:table-cell table:style-name="ce2" office:value-type="float" office:value="9844817302" calcext:value-type="float">
            <text:p>9844817302</text:p>
          </table:table-cell>
          <table:table-cell table:style-name="ce2" office:value-type="string" calcext:value-type="string">
            <text:p>B R RAKSHITH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923H30M00S" calcext:value-type="time">
            <text:p>11:30:00</text:p>
          </table:table-cell>
          <table:table-cell table:style-name="ce35" office:value-type="time" office:time-value="PT804H00M00S" calcext:value-type="time">
            <text:p>12:00:00</text:p>
          </table:table-cell>
          <table:table-cell table:style-name="Default" table:formula="of:=CONCATENATE(&quot;TT/&quot;;[.G35];&quot;/L&quot;;[.H35];&quot;/R&quot;)" office:value-type="string" office:string-value="TT/A/L1/R" calcext:value-type="string">
            <text:p>TT/A/L1/R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5];[.M35];&quot;/10&quot;;[.L35];&quot;/B3&quot;)" office:value-type="string" office:string-value="TT/A/L1/R1/1034/B3" calcext:value-type="string">
            <text:p>TT/A/L1/R1/1034/B3</text:p>
          </table:table-cell>
          <table:table-cell table:style-name="ce41" office:value-type="string" calcext:value-type="string">
            <text:p>TT/A/L1/R1/1034/B3</text:p>
          </table:table-cell>
        </table:table-row>
        <table:table-row table:style-name="ro2">
          <table:table-cell table:style-name="ce2" office:value-type="float" office:value="8904046455" calcext:value-type="float">
            <text:p>8904046455</text:p>
          </table:table-cell>
          <table:table-cell table:style-name="ce2" office:value-type="string" calcext:value-type="string">
            <text:p>BHAVYA S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947H30M00S" calcext:value-type="time">
            <text:p>11:30:00</text:p>
          </table:table-cell>
          <table:table-cell table:style-name="ce35" office:value-type="time" office:time-value="PT828H00M00S" calcext:value-type="time">
            <text:p>12:00:00</text:p>
          </table:table-cell>
          <table:table-cell table:style-name="Default" table:formula="of:=CONCATENATE(&quot;TT/&quot;;[.G36];&quot;/L&quot;;[.H36];&quot;/R&quot;)" office:value-type="string" office:string-value="TT/A/L1/R" calcext:value-type="string">
            <text:p>TT/A/L1/R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6];[.M36];&quot;/10&quot;;[.L36];&quot;/B3&quot;)" office:value-type="string" office:string-value="TT/A/L1/R1/1035/B3" calcext:value-type="string">
            <text:p>TT/A/L1/R1/1035/B3</text:p>
          </table:table-cell>
          <table:table-cell table:style-name="ce41" office:value-type="string" calcext:value-type="string">
            <text:p>TT/A/L1/R1/1035/B3</text:p>
          </table:table-cell>
        </table:table-row>
        <table:table-row table:style-name="ro2">
          <table:table-cell table:style-name="ce2" office:value-type="float" office:value="6360076172" calcext:value-type="float">
            <text:p>6360076172</text:p>
          </table:table-cell>
          <table:table-cell table:style-name="ce2" office:value-type="string" calcext:value-type="string">
            <text:p>BRIJ GANDHI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971H30M00S" calcext:value-type="time">
            <text:p>11:30:00</text:p>
          </table:table-cell>
          <table:table-cell table:style-name="ce35" office:value-type="time" office:time-value="PT852H00M00S" calcext:value-type="time">
            <text:p>12:00:00</text:p>
          </table:table-cell>
          <table:table-cell table:style-name="Default" table:formula="of:=CONCATENATE(&quot;TT/&quot;;[.G37];&quot;/L&quot;;[.H37];&quot;/R&quot;)" office:value-type="string" office:string-value="TT/A/L1/R" calcext:value-type="string">
            <text:p>TT/A/L1/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CONCATENATE([.K37];[.M37];&quot;/10&quot;;[.L37];&quot;/B3&quot;)" office:value-type="string" office:string-value="TT/A/L1/R1/1036/B3" calcext:value-type="string">
            <text:p>TT/A/L1/R1/1036/B3</text:p>
          </table:table-cell>
          <table:table-cell table:style-name="ce41" office:value-type="string" calcext:value-type="string">
            <text:p>TT/A/L1/R1/1036/B3</text:p>
          </table:table-cell>
        </table:table-row>
        <table:table-row table:style-name="ro2">
          <table:table-cell table:style-name="ce2" office:value-type="float" office:value="9844550080" calcext:value-type="float">
            <text:p>9844550080</text:p>
          </table:table-cell>
          <table:table-cell table:style-name="ce2" office:value-type="string" calcext:value-type="string">
            <text:p>CHIRAG.V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995H30M00S" calcext:value-type="time">
            <text:p>11:30:00</text:p>
          </table:table-cell>
          <table:table-cell table:style-name="ce35" office:value-type="time" office:time-value="PT876H00M00S" calcext:value-type="time">
            <text:p>12:00:00</text:p>
          </table:table-cell>
          <table:table-cell table:style-name="Default" table:formula="of:=CONCATENATE(&quot;TT/&quot;;[.G38];&quot;/L&quot;;[.H38];&quot;/R&quot;)" office:value-type="string" office:string-value="TT/A/L1/R" calcext:value-type="string">
            <text:p>TT/A/L1/R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38];[.M38];&quot;/10&quot;;[.L38];&quot;/B3&quot;)" office:value-type="string" office:string-value="TT/A/L1/R2/1037/B3" calcext:value-type="string">
            <text:p>TT/A/L1/R2/1037/B3</text:p>
          </table:table-cell>
          <table:table-cell table:style-name="ce41" office:value-type="string" calcext:value-type="string">
            <text:p>TT/A/L1/R2/1037/B3</text:p>
          </table:table-cell>
        </table:table-row>
        <table:table-row table:style-name="ro2">
          <table:table-cell table:style-name="ce2" office:value-type="float" office:value="9663178079" calcext:value-type="float">
            <text:p>9663178079</text:p>
          </table:table-cell>
          <table:table-cell table:style-name="ce2" office:value-type="string" calcext:value-type="string">
            <text:p>MANISH P SHEKA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019H30M00S" calcext:value-type="time">
            <text:p>11:30:00</text:p>
          </table:table-cell>
          <table:table-cell table:style-name="ce35" office:value-type="time" office:time-value="PT900H00M00S" calcext:value-type="time">
            <text:p>12:00:00</text:p>
          </table:table-cell>
          <table:table-cell table:style-name="Default" table:formula="of:=CONCATENATE(&quot;TT/&quot;;[.G39];&quot;/L&quot;;[.H39];&quot;/R&quot;)" office:value-type="string" office:string-value="TT/A/L1/R" calcext:value-type="string">
            <text:p>TT/A/L1/R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39];[.M39];&quot;/10&quot;;[.L39];&quot;/B3&quot;)" office:value-type="string" office:string-value="TT/A/L1/R2/1038/B3" calcext:value-type="string">
            <text:p>TT/A/L1/R2/1038/B3</text:p>
          </table:table-cell>
          <table:table-cell table:style-name="ce41" office:value-type="string" calcext:value-type="string">
            <text:p>TT/A/L1/R2/1038/B3</text:p>
          </table:table-cell>
        </table:table-row>
        <table:table-row table:style-name="ro2">
          <table:table-cell table:style-name="ce2" office:value-type="float" office:value="9113961609" calcext:value-type="float">
            <text:p>9113961609</text:p>
          </table:table-cell>
          <table:table-cell table:style-name="ce2" office:value-type="string" calcext:value-type="string">
            <text:p>MOHITH S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043H30M00S" calcext:value-type="time">
            <text:p>11:30:00</text:p>
          </table:table-cell>
          <table:table-cell table:style-name="ce35" office:value-type="time" office:time-value="PT924H00M00S" calcext:value-type="time">
            <text:p>12:00:00</text:p>
          </table:table-cell>
          <table:table-cell table:style-name="Default" table:formula="of:=CONCATENATE(&quot;TT/&quot;;[.G40];&quot;/L&quot;;[.H40];&quot;/R&quot;)" office:value-type="string" office:string-value="TT/A/L1/R" calcext:value-type="string">
            <text:p>TT/A/L1/R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0];[.M40];&quot;/10&quot;;[.L40];&quot;/B3&quot;)" office:value-type="string" office:string-value="TT/A/L1/R2/1039/B3" calcext:value-type="string">
            <text:p>TT/A/L1/R2/1039/B3</text:p>
          </table:table-cell>
          <table:table-cell table:style-name="ce41" office:value-type="string" calcext:value-type="string">
            <text:p>TT/A/L1/R2/1039/B3</text:p>
          </table:table-cell>
        </table:table-row>
        <table:table-row table:style-name="ro2">
          <table:table-cell table:style-name="ce2" office:value-type="float" office:value="9243116095" calcext:value-type="float">
            <text:p>9243116095</text:p>
          </table:table-cell>
          <table:table-cell table:style-name="ce2" office:value-type="string" calcext:value-type="string">
            <text:p>ROCANASHRI. D. P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067H30M00S" calcext:value-type="time">
            <text:p>11:30:00</text:p>
          </table:table-cell>
          <table:table-cell table:style-name="ce35" office:value-type="time" office:time-value="PT948H00M00S" calcext:value-type="time">
            <text:p>12:00:00</text:p>
          </table:table-cell>
          <table:table-cell table:style-name="Default" table:formula="of:=CONCATENATE(&quot;TT/&quot;;[.G41];&quot;/L&quot;;[.H41];&quot;/R&quot;)" office:value-type="string" office:string-value="TT/A/L1/R" calcext:value-type="string">
            <text:p>TT/A/L1/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1];[.M41];&quot;/10&quot;;[.L41];&quot;/B3&quot;)" office:value-type="string" office:string-value="TT/A/L1/R2/1040/B3" calcext:value-type="string">
            <text:p>TT/A/L1/R2/1040/B3</text:p>
          </table:table-cell>
          <table:table-cell table:style-name="ce41" office:value-type="string" calcext:value-type="string">
            <text:p>TT/A/L1/R2/1040/B3</text:p>
          </table:table-cell>
        </table:table-row>
        <table:table-row table:style-name="ro2">
          <table:table-cell table:style-name="ce2" office:value-type="float" office:value="9980140731" calcext:value-type="float">
            <text:p>9980140731</text:p>
          </table:table-cell>
          <table:table-cell table:style-name="ce2" office:value-type="string" calcext:value-type="string">
            <text:p>SACHIN P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091H30M00S" calcext:value-type="time">
            <text:p>11:30:00</text:p>
          </table:table-cell>
          <table:table-cell table:style-name="ce35" office:value-type="time" office:time-value="PT972H00M00S" calcext:value-type="time">
            <text:p>12:00:00</text:p>
          </table:table-cell>
          <table:table-cell table:style-name="Default" table:formula="of:=CONCATENATE(&quot;TT/&quot;;[.G42];&quot;/L&quot;;[.H42];&quot;/R&quot;)" office:value-type="string" office:string-value="TT/A/L1/R" calcext:value-type="string">
            <text:p>TT/A/L1/R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2];[.M42];&quot;/10&quot;;[.L42];&quot;/B3&quot;)" office:value-type="string" office:string-value="TT/A/L1/R2/1041/B3" calcext:value-type="string">
            <text:p>TT/A/L1/R2/1041/B3</text:p>
          </table:table-cell>
          <table:table-cell table:style-name="ce41" office:value-type="string" calcext:value-type="string">
            <text:p>TT/A/L1/R2/1041/B3</text:p>
          </table:table-cell>
        </table:table-row>
        <table:table-row table:style-name="ro2">
          <table:table-cell table:style-name="ce2" office:value-type="float" office:value="8951003554" calcext:value-type="float">
            <text:p>8951003554</text:p>
          </table:table-cell>
          <table:table-cell table:style-name="ce2" office:value-type="string" calcext:value-type="string">
            <text:p>SAI DWAITHI G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115H30M00S" calcext:value-type="time">
            <text:p>11:30:00</text:p>
          </table:table-cell>
          <table:table-cell table:style-name="ce35" office:value-type="time" office:time-value="PT996H00M00S" calcext:value-type="time">
            <text:p>12:00:00</text:p>
          </table:table-cell>
          <table:table-cell table:style-name="Default" table:formula="of:=CONCATENATE(&quot;TT/&quot;;[.G43];&quot;/L&quot;;[.H43];&quot;/R&quot;)" office:value-type="string" office:string-value="TT/A/L1/R" calcext:value-type="string">
            <text:p>TT/A/L1/R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3];[.M43];&quot;/10&quot;;[.L43];&quot;/B3&quot;)" office:value-type="string" office:string-value="TT/A/L1/R2/1042/B3" calcext:value-type="string">
            <text:p>TT/A/L1/R2/1042/B3</text:p>
          </table:table-cell>
          <table:table-cell table:style-name="ce41" office:value-type="string" calcext:value-type="string">
            <text:p>TT/A/L1/R2/1042/B3</text:p>
          </table:table-cell>
        </table:table-row>
        <table:table-row table:style-name="ro2">
          <table:table-cell table:style-name="ce2" office:value-type="float" office:value="9844739970" calcext:value-type="float">
            <text:p>9844739970</text:p>
          </table:table-cell>
          <table:table-cell table:style-name="ce2" office:value-type="string" calcext:value-type="string">
            <text:p>SOHAN N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139H30M00S" calcext:value-type="time">
            <text:p>11:30:00</text:p>
          </table:table-cell>
          <table:table-cell table:style-name="ce35" office:value-type="time" office:time-value="PT1020H00M00S" calcext:value-type="time">
            <text:p>12:00:00</text:p>
          </table:table-cell>
          <table:table-cell table:style-name="Default" table:formula="of:=CONCATENATE(&quot;TT/&quot;;[.G44];&quot;/L&quot;;[.H44];&quot;/R&quot;)" office:value-type="string" office:string-value="TT/A/L1/R" calcext:value-type="string">
            <text:p>TT/A/L1/R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4];[.M44];&quot;/10&quot;;[.L44];&quot;/B3&quot;)" office:value-type="string" office:string-value="TT/A/L1/R2/1043/B3" calcext:value-type="string">
            <text:p>TT/A/L1/R2/1043/B3</text:p>
          </table:table-cell>
          <table:table-cell table:style-name="ce41" office:value-type="string" calcext:value-type="string">
            <text:p>TT/A/L1/R2/1043/B3</text:p>
          </table:table-cell>
        </table:table-row>
        <table:table-row table:style-name="ro2">
          <table:table-cell table:style-name="ce2" office:value-type="float" office:value="8147433779" calcext:value-type="float">
            <text:p>8147433779</text:p>
          </table:table-cell>
          <table:table-cell table:style-name="ce2" office:value-type="string" calcext:value-type="string">
            <text:p>SPANDANA V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163H30M00S" calcext:value-type="time">
            <text:p>11:30:00</text:p>
          </table:table-cell>
          <table:table-cell table:style-name="ce35" office:value-type="time" office:time-value="PT1044H00M00S" calcext:value-type="time">
            <text:p>12:00:00</text:p>
          </table:table-cell>
          <table:table-cell table:style-name="Default" table:formula="of:=CONCATENATE(&quot;TT/&quot;;[.G45];&quot;/L&quot;;[.H45];&quot;/R&quot;)" office:value-type="string" office:string-value="TT/A/L1/R" calcext:value-type="string">
            <text:p>TT/A/L1/R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5];[.M45];&quot;/10&quot;;[.L45];&quot;/B3&quot;)" office:value-type="string" office:string-value="TT/A/L1/R2/1044/B3" calcext:value-type="string">
            <text:p>TT/A/L1/R2/1044/B3</text:p>
          </table:table-cell>
          <table:table-cell table:style-name="ce41" office:value-type="string" calcext:value-type="string">
            <text:p>TT/A/L1/R2/1044/B3</text:p>
          </table:table-cell>
        </table:table-row>
        <table:table-row table:style-name="ro2">
          <table:table-cell table:style-name="ce2" office:value-type="float" office:value="8802217667" calcext:value-type="float">
            <text:p>8802217667</text:p>
          </table:table-cell>
          <table:table-cell table:style-name="ce2" office:value-type="string" calcext:value-type="string">
            <text:p>TANYAJEET KAU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187H30M00S" calcext:value-type="time">
            <text:p>11:30:00</text:p>
          </table:table-cell>
          <table:table-cell table:style-name="ce35" office:value-type="time" office:time-value="PT1068H00M00S" calcext:value-type="time">
            <text:p>12:00:00</text:p>
          </table:table-cell>
          <table:table-cell table:style-name="Default" table:formula="of:=CONCATENATE(&quot;TT/&quot;;[.G46];&quot;/L&quot;;[.H46];&quot;/R&quot;)" office:value-type="string" office:string-value="TT/A/L1/R" calcext:value-type="string">
            <text:p>TT/A/L1/R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6];[.M46];&quot;/10&quot;;[.L46];&quot;/B3&quot;)" office:value-type="string" office:string-value="TT/A/L1/R2/1045/B3" calcext:value-type="string">
            <text:p>TT/A/L1/R2/1045/B3</text:p>
          </table:table-cell>
          <table:table-cell table:style-name="ce41" office:value-type="string" calcext:value-type="string">
            <text:p>TT/A/L1/R2/1045/B3</text:p>
          </table:table-cell>
        </table:table-row>
        <table:table-row table:style-name="ro2">
          <table:table-cell table:style-name="ce2" office:value-type="float" office:value="9902613927" calcext:value-type="float">
            <text:p>9902613927</text:p>
          </table:table-cell>
          <table:table-cell table:style-name="ce2" office:value-type="string" calcext:value-type="string">
            <text:p>TUSHAR VYAS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211H30M00S" calcext:value-type="time">
            <text:p>11:30:00</text:p>
          </table:table-cell>
          <table:table-cell table:style-name="ce35" office:value-type="time" office:time-value="PT1092H00M00S" calcext:value-type="time">
            <text:p>12:00:00</text:p>
          </table:table-cell>
          <table:table-cell table:style-name="Default" table:formula="of:=CONCATENATE(&quot;TT/&quot;;[.G47];&quot;/L&quot;;[.H47];&quot;/R&quot;)" office:value-type="string" office:string-value="TT/A/L1/R" calcext:value-type="string">
            <text:p>TT/A/L1/R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7];[.M47];&quot;/10&quot;;[.L47];&quot;/B3&quot;)" office:value-type="string" office:string-value="TT/A/L1/R2/1046/B3" calcext:value-type="string">
            <text:p>TT/A/L1/R2/1046/B3</text:p>
          </table:table-cell>
          <table:table-cell table:style-name="ce41" office:value-type="string" calcext:value-type="string">
            <text:p>TT/A/L1/R2/1046/B3</text:p>
          </table:table-cell>
        </table:table-row>
        <table:table-row table:style-name="ro2">
          <table:table-cell table:style-name="ce2" office:value-type="float" office:value="9663085681" calcext:value-type="float">
            <text:p>9663085681</text:p>
          </table:table-cell>
          <table:table-cell table:style-name="ce2" office:value-type="string" calcext:value-type="string">
            <text:p>AKANKSHA.H.L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235H30M00S" calcext:value-type="time">
            <text:p>11:30:00</text:p>
          </table:table-cell>
          <table:table-cell table:style-name="ce35" office:value-type="time" office:time-value="PT1116H00M00S" calcext:value-type="time">
            <text:p>12:00:00</text:p>
          </table:table-cell>
          <table:table-cell table:style-name="Default" table:formula="of:=CONCATENATE(&quot;TT/&quot;;[.G48];&quot;/L&quot;;[.H48];&quot;/R&quot;)" office:value-type="string" office:string-value="TT/B/L1/R" calcext:value-type="string">
            <text:p>TT/B/L1/R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8];[.M48];&quot;/10&quot;;[.L48];&quot;/B3&quot;)" office:value-type="string" office:string-value="TT/B/L1/R2/1047/B3" calcext:value-type="string">
            <text:p>TT/B/L1/R2/1047/B3</text:p>
          </table:table-cell>
          <table:table-cell table:style-name="ce41" office:value-type="string" calcext:value-type="string">
            <text:p>TT/B/L1/R2/1047/B3</text:p>
          </table:table-cell>
        </table:table-row>
        <table:table-row table:style-name="ro2">
          <table:table-cell table:style-name="ce2" office:value-type="float" office:value="9663723002" calcext:value-type="float">
            <text:p>9663723002</text:p>
          </table:table-cell>
          <table:table-cell table:style-name="ce2" office:value-type="string" calcext:value-type="string">
            <text:p>ALEENA KALYANI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259H30M00S" calcext:value-type="time">
            <text:p>11:30:00</text:p>
          </table:table-cell>
          <table:table-cell table:style-name="ce35" office:value-type="time" office:time-value="PT1140H00M00S" calcext:value-type="time">
            <text:p>12:00:00</text:p>
          </table:table-cell>
          <table:table-cell table:style-name="Default" table:formula="of:=CONCATENATE(&quot;TT/&quot;;[.G49];&quot;/L&quot;;[.H49];&quot;/R&quot;)" office:value-type="string" office:string-value="TT/B/L1/R" calcext:value-type="string">
            <text:p>TT/B/L1/R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49];[.M49];&quot;/10&quot;;[.L49];&quot;/B3&quot;)" office:value-type="string" office:string-value="TT/B/L1/R2/1048/B3" calcext:value-type="string">
            <text:p>TT/B/L1/R2/1048/B3</text:p>
          </table:table-cell>
          <table:table-cell table:style-name="ce41" office:value-type="string" calcext:value-type="string">
            <text:p>TT/B/L1/R2/1048/B3</text:p>
          </table:table-cell>
        </table:table-row>
        <table:table-row table:style-name="ro2">
          <table:table-cell table:style-name="ce2" office:value-type="float" office:value="9945707499" calcext:value-type="float">
            <text:p>9945707499</text:p>
          </table:table-cell>
          <table:table-cell table:style-name="ce2" office:value-type="string" calcext:value-type="string">
            <text:p>G V VISHESH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MALMARUTHI Belgaum</text:p>
          </table:table-cell>
          <table:table-cell table:style-name="ce5" office:value-type="float" office:value="1356" calcext:value-type="float">
            <text:p>1356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283H30M00S" calcext:value-type="time">
            <text:p>11:30:00</text:p>
          </table:table-cell>
          <table:table-cell table:style-name="ce35" office:value-type="time" office:time-value="PT1164H00M00S" calcext:value-type="time">
            <text:p>12:00:00</text:p>
          </table:table-cell>
          <table:table-cell table:style-name="Default" table:formula="of:=CONCATENATE(&quot;TT/&quot;;[.G50];&quot;/L&quot;;[.H50];&quot;/R&quot;)" office:value-type="string" office:string-value="TT/B/L1/R" calcext:value-type="string">
            <text:p>TT/B/L1/R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0];[.M50];&quot;/10&quot;;[.L50];&quot;/B3&quot;)" office:value-type="string" office:string-value="TT/B/L1/R2/1049/B3" calcext:value-type="string">
            <text:p>TT/B/L1/R2/1049/B3</text:p>
          </table:table-cell>
          <table:table-cell table:style-name="ce41" office:value-type="string" calcext:value-type="string">
            <text:p>TT/B/L1/R2/1049/B3</text:p>
          </table:table-cell>
        </table:table-row>
        <table:table-row table:style-name="ro2">
          <table:table-cell table:style-name="ce2" office:value-type="float" office:value="9886861739" calcext:value-type="float">
            <text:p>9886861739</text:p>
          </table:table-cell>
          <table:table-cell table:style-name="ce2" office:value-type="string" calcext:value-type="string">
            <text:p>GRANTHIK P DEEKSHITH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307H30M00S" calcext:value-type="time">
            <text:p>11:30:00</text:p>
          </table:table-cell>
          <table:table-cell table:style-name="ce35" office:value-type="time" office:time-value="PT1188H00M00S" calcext:value-type="time">
            <text:p>12:00:00</text:p>
          </table:table-cell>
          <table:table-cell table:style-name="Default" table:formula="of:=CONCATENATE(&quot;TT/&quot;;[.G51];&quot;/L&quot;;[.H51];&quot;/R&quot;)" office:value-type="string" office:string-value="TT/B/L1/R" calcext:value-type="string">
            <text:p>TT/B/L1/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1];[.M51];&quot;/10&quot;;[.L51];&quot;/B3&quot;)" office:value-type="string" office:string-value="TT/B/L1/R2/1050/B3" calcext:value-type="string">
            <text:p>TT/B/L1/R2/1050/B3</text:p>
          </table:table-cell>
          <table:table-cell table:style-name="ce41" office:value-type="string" calcext:value-type="string">
            <text:p>TT/B/L1/R2/1050/B3</text:p>
          </table:table-cell>
        </table:table-row>
        <table:table-row table:style-name="ro2">
          <table:table-cell table:style-name="ce2" office:value-type="float" office:value="9986089037" calcext:value-type="float">
            <text:p>9986089037</text:p>
          </table:table-cell>
          <table:table-cell table:style-name="ce2" office:value-type="string" calcext:value-type="string">
            <text:p>KHUSHI RAGHAVAN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331H30M00S" calcext:value-type="time">
            <text:p>11:30:00</text:p>
          </table:table-cell>
          <table:table-cell table:style-name="ce35" office:value-type="time" office:time-value="PT1212H00M00S" calcext:value-type="time">
            <text:p>12:00:00</text:p>
          </table:table-cell>
          <table:table-cell table:style-name="Default" table:formula="of:=CONCATENATE(&quot;TT/&quot;;[.G52];&quot;/L&quot;;[.H52];&quot;/R&quot;)" office:value-type="string" office:string-value="TT/B/L1/R" calcext:value-type="string">
            <text:p>TT/B/L1/R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2];[.M52];&quot;/10&quot;;[.L52];&quot;/B3&quot;)" office:value-type="string" office:string-value="TT/B/L1/R2/1051/B3" calcext:value-type="string">
            <text:p>TT/B/L1/R2/1051/B3</text:p>
          </table:table-cell>
          <table:table-cell table:style-name="ce41" office:value-type="string" calcext:value-type="string">
            <text:p>TT/B/L1/R2/1051/B3</text:p>
          </table:table-cell>
        </table:table-row>
        <table:table-row table:style-name="ro2">
          <table:table-cell table:style-name="ce2" office:value-type="float" office:value="9743999338" calcext:value-type="float">
            <text:p>9743999338</text:p>
          </table:table-cell>
          <table:table-cell table:style-name="ce2" office:value-type="string" calcext:value-type="string">
            <text:p>NURAINE FATHIMA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355H30M00S" calcext:value-type="time">
            <text:p>11:30:00</text:p>
          </table:table-cell>
          <table:table-cell table:style-name="ce35" office:value-type="time" office:time-value="PT1236H00M00S" calcext:value-type="time">
            <text:p>12:00:00</text:p>
          </table:table-cell>
          <table:table-cell table:style-name="Default" table:formula="of:=CONCATENATE(&quot;TT/&quot;;[.G53];&quot;/L&quot;;[.H53];&quot;/R&quot;)" office:value-type="string" office:string-value="TT/B/L1/R" calcext:value-type="string">
            <text:p>TT/B/L1/R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3];[.M53];&quot;/10&quot;;[.L53];&quot;/B3&quot;)" office:value-type="string" office:string-value="TT/B/L1/R2/1052/B3" calcext:value-type="string">
            <text:p>TT/B/L1/R2/1052/B3</text:p>
          </table:table-cell>
          <table:table-cell table:style-name="ce41" office:value-type="string" calcext:value-type="string">
            <text:p>TT/B/L1/R2/1052/B3</text:p>
          </table:table-cell>
        </table:table-row>
        <table:table-row table:style-name="ro2">
          <table:table-cell table:style-name="ce2" office:value-type="float" office:value="9148822865" calcext:value-type="float">
            <text:p>9148822865</text:p>
          </table:table-cell>
          <table:table-cell table:style-name="ce2" office:value-type="string" calcext:value-type="string">
            <text:p>SAMARTH H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379H30M00S" calcext:value-type="time">
            <text:p>11:30:00</text:p>
          </table:table-cell>
          <table:table-cell table:style-name="ce35" office:value-type="time" office:time-value="PT1260H00M00S" calcext:value-type="time">
            <text:p>12:00:00</text:p>
          </table:table-cell>
          <table:table-cell table:style-name="Default" table:formula="of:=CONCATENATE(&quot;TT/&quot;;[.G54];&quot;/L&quot;;[.H54];&quot;/R&quot;)" office:value-type="string" office:string-value="TT/B/L1/R" calcext:value-type="string">
            <text:p>TT/B/L1/R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4];[.M54];&quot;/10&quot;;[.L54];&quot;/B3&quot;)" office:value-type="string" office:string-value="TT/B/L1/R2/1053/B3" calcext:value-type="string">
            <text:p>TT/B/L1/R2/1053/B3</text:p>
          </table:table-cell>
          <table:table-cell table:style-name="ce41" office:value-type="string" calcext:value-type="string">
            <text:p>TT/B/L1/R2/1053/B3</text:p>
          </table:table-cell>
        </table:table-row>
        <table:table-row table:style-name="ro2">
          <table:table-cell table:style-name="ce2" office:value-type="float" office:value="9742530283" calcext:value-type="float">
            <text:p>9742530283</text:p>
          </table:table-cell>
          <table:table-cell table:style-name="ce2" office:value-type="string" calcext:value-type="string">
            <text:p>YUTIKA. M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time" office:time-value="PT1403H30M00S" calcext:value-type="time">
            <text:p>11:30:00</text:p>
          </table:table-cell>
          <table:table-cell table:style-name="ce35" office:value-type="time" office:time-value="PT1284H00M00S" calcext:value-type="time">
            <text:p>12:00:00</text:p>
          </table:table-cell>
          <table:table-cell table:style-name="Default" table:formula="of:=CONCATENATE(&quot;TT/&quot;;[.G55];&quot;/L&quot;;[.H55];&quot;/R&quot;)" office:value-type="string" office:string-value="TT/B/L1/R" calcext:value-type="string">
            <text:p>TT/B/L1/R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5];[.M55];&quot;/10&quot;;[.L55];&quot;/B3&quot;)" office:value-type="string" office:string-value="TT/B/L1/R2/1054/B3" calcext:value-type="string">
            <text:p>TT/B/L1/R2/1054/B3</text:p>
          </table:table-cell>
          <table:table-cell table:style-name="ce41" office:value-type="string" calcext:value-type="string">
            <text:p>TT/B/L1/R2/1054/B3</text:p>
          </table:table-cell>
        </table:table-row>
        <table:table-row table:style-name="ro2">
          <table:table-cell table:style-name="ce2" office:value-type="float" office:value="9845895999" calcext:value-type="float">
            <text:p>9845895999</text:p>
          </table:table-cell>
          <table:table-cell table:style-name="ce2" office:value-type="string" calcext:value-type="string">
            <text:p>AAKANKSHA KINEKA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MALMARUTHI Belgaum</text:p>
          </table:table-cell>
          <table:table-cell table:style-name="ce5" office:value-type="float" office:value="1356" calcext:value-type="float">
            <text:p>1356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427H30M00S" calcext:value-type="time">
            <text:p>11:30:00</text:p>
          </table:table-cell>
          <table:table-cell table:style-name="ce35" office:value-type="time" office:time-value="PT1308H00M00S" calcext:value-type="time">
            <text:p>12:00:00</text:p>
          </table:table-cell>
          <table:table-cell table:style-name="Default" table:formula="of:=CONCATENATE(&quot;TT/&quot;;[.G56];&quot;/L&quot;;[.H56];&quot;/R&quot;)" office:value-type="string" office:string-value="TT/A/L2/R" calcext:value-type="string">
            <text:p>TT/A/L2/R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6];[.M56];&quot;/10&quot;;[.L56];&quot;/B3&quot;)" office:value-type="string" office:string-value="TT/A/L2/R2/1055/B3" calcext:value-type="string">
            <text:p>TT/A/L2/R2/1055/B3</text:p>
          </table:table-cell>
          <table:table-cell table:style-name="ce41" office:value-type="string" calcext:value-type="string">
            <text:p>TT/A/L2/R2/1055/B3</text:p>
          </table:table-cell>
        </table:table-row>
        <table:table-row table:style-name="ro2">
          <table:table-cell table:style-name="ce2" office:value-type="float" office:value="9538461010" calcext:value-type="float">
            <text:p>9538461010</text:p>
          </table:table-cell>
          <table:table-cell table:style-name="ce2" office:value-type="string" calcext:value-type="string">
            <text:p>ASHRITH BHAT S P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451H30M00S" calcext:value-type="time">
            <text:p>11:30:00</text:p>
          </table:table-cell>
          <table:table-cell table:style-name="ce35" office:value-type="time" office:time-value="PT1332H00M00S" calcext:value-type="time">
            <text:p>12:00:00</text:p>
          </table:table-cell>
          <table:table-cell table:style-name="Default" table:formula="of:=CONCATENATE(&quot;TT/&quot;;[.G57];&quot;/L&quot;;[.H57];&quot;/R&quot;)" office:value-type="string" office:string-value="TT/A/L2/R" calcext:value-type="string">
            <text:p>TT/A/L2/R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7];[.M57];&quot;/10&quot;;[.L57];&quot;/B3&quot;)" office:value-type="string" office:string-value="TT/A/L2/R2/1056/B3" calcext:value-type="string">
            <text:p>TT/A/L2/R2/1056/B3</text:p>
          </table:table-cell>
          <table:table-cell table:style-name="ce41" office:value-type="string" calcext:value-type="string">
            <text:p>TT/A/L2/R2/1056/B3</text:p>
          </table:table-cell>
        </table:table-row>
        <table:table-row table:style-name="ro2">
          <table:table-cell table:style-name="ce2" office:value-type="float" office:value="9663006255" calcext:value-type="float">
            <text:p>9663006255</text:p>
          </table:table-cell>
          <table:table-cell table:style-name="ce2" office:value-type="string" calcext:value-type="string">
            <text:p>CHAYAN GOWDA 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475H30M00S" calcext:value-type="time">
            <text:p>11:30:00</text:p>
          </table:table-cell>
          <table:table-cell table:style-name="ce35" office:value-type="time" office:time-value="PT1356H00M00S" calcext:value-type="time">
            <text:p>12:00:00</text:p>
          </table:table-cell>
          <table:table-cell table:style-name="Default" table:formula="of:=CONCATENATE(&quot;TT/&quot;;[.G58];&quot;/L&quot;;[.H58];&quot;/R&quot;)" office:value-type="string" office:string-value="TT/A/L2/R" calcext:value-type="string">
            <text:p>TT/A/L2/R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8];[.M58];&quot;/10&quot;;[.L58];&quot;/B3&quot;)" office:value-type="string" office:string-value="TT/A/L2/R2/1057/B3" calcext:value-type="string">
            <text:p>TT/A/L2/R2/1057/B3</text:p>
          </table:table-cell>
          <table:table-cell table:style-name="ce41" office:value-type="string" calcext:value-type="string">
            <text:p>TT/A/L2/R2/1057/B3</text:p>
          </table:table-cell>
        </table:table-row>
        <table:table-row table:style-name="ro2">
          <table:table-cell table:style-name="ce2" office:value-type="float" office:value="9448202264" calcext:value-type="float">
            <text:p>9448202264</text:p>
          </table:table-cell>
          <table:table-cell table:style-name="ce2" office:value-type="string" calcext:value-type="string">
            <text:p>DIYA <text:s/>D SHETTY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MALMARUTHI Belgaum</text:p>
          </table:table-cell>
          <table:table-cell table:style-name="ce5" office:value-type="float" office:value="1356" calcext:value-type="float">
            <text:p>1356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499H30M00S" calcext:value-type="time">
            <text:p>11:30:00</text:p>
          </table:table-cell>
          <table:table-cell table:style-name="ce35" office:value-type="time" office:time-value="PT1380H00M00S" calcext:value-type="time">
            <text:p>12:00:00</text:p>
          </table:table-cell>
          <table:table-cell table:style-name="Default" table:formula="of:=CONCATENATE(&quot;TT/&quot;;[.G59];&quot;/L&quot;;[.H59];&quot;/R&quot;)" office:value-type="string" office:string-value="TT/A/L2/R" calcext:value-type="string">
            <text:p>TT/A/L2/R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59];[.M59];&quot;/10&quot;;[.L59];&quot;/B3&quot;)" office:value-type="string" office:string-value="TT/A/L2/R2/1058/B3" calcext:value-type="string">
            <text:p>TT/A/L2/R2/1058/B3</text:p>
          </table:table-cell>
          <table:table-cell table:style-name="ce41" office:value-type="string" calcext:value-type="string">
            <text:p>TT/A/L2/R2/1058/B3</text:p>
          </table:table-cell>
        </table:table-row>
        <table:table-row table:style-name="ro2">
          <table:table-cell table:style-name="ce2" office:value-type="float" office:value="9480708647" calcext:value-type="float">
            <text:p>9480708647</text:p>
          </table:table-cell>
          <table:table-cell table:style-name="ce2" office:value-type="string" calcext:value-type="string">
            <text:p>NISHAN.S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523H30M00S" calcext:value-type="time">
            <text:p>11:30:00</text:p>
          </table:table-cell>
          <table:table-cell table:style-name="ce35" office:value-type="time" office:time-value="PT1404H00M00S" calcext:value-type="time">
            <text:p>12:00:00</text:p>
          </table:table-cell>
          <table:table-cell table:style-name="Default" table:formula="of:=CONCATENATE(&quot;TT/&quot;;[.G60];&quot;/L&quot;;[.H60];&quot;/R&quot;)" office:value-type="string" office:string-value="TT/A/L2/R" calcext:value-type="string">
            <text:p>TT/A/L2/R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0];[.M60];&quot;/10&quot;;[.L60];&quot;/B3&quot;)" office:value-type="string" office:string-value="TT/A/L2/R2/1059/B3" calcext:value-type="string">
            <text:p>TT/A/L2/R2/1059/B3</text:p>
          </table:table-cell>
          <table:table-cell table:style-name="ce41" office:value-type="string" calcext:value-type="string">
            <text:p>TT/A/L2/R2/1059/B3</text:p>
          </table:table-cell>
        </table:table-row>
        <table:table-row table:style-name="ro2">
          <table:table-cell table:style-name="ce2" office:value-type="float" office:value="9886562696" calcext:value-type="float">
            <text:p>9886562696</text:p>
          </table:table-cell>
          <table:table-cell table:style-name="ce2" office:value-type="string" calcext:value-type="string">
            <text:p>SHAURYA G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547H30M00S" calcext:value-type="time">
            <text:p>11:30:00</text:p>
          </table:table-cell>
          <table:table-cell table:style-name="ce35" office:value-type="time" office:time-value="PT1428H00M00S" calcext:value-type="time">
            <text:p>12:00:00</text:p>
          </table:table-cell>
          <table:table-cell table:style-name="Default" table:formula="of:=CONCATENATE(&quot;TT/&quot;;[.G61];&quot;/L&quot;;[.H61];&quot;/R&quot;)" office:value-type="string" office:string-value="TT/A/L2/R" calcext:value-type="string">
            <text:p>TT/A/L2/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1];[.M61];&quot;/10&quot;;[.L61];&quot;/B3&quot;)" office:value-type="string" office:string-value="TT/A/L2/R2/1060/B3" calcext:value-type="string">
            <text:p>TT/A/L2/R2/1060/B3</text:p>
          </table:table-cell>
          <table:table-cell table:style-name="ce41" office:value-type="string" calcext:value-type="string">
            <text:p>TT/A/L2/R2/1060/B3</text:p>
          </table:table-cell>
        </table:table-row>
        <table:table-row table:style-name="ro2">
          <table:table-cell table:style-name="ce2" office:value-type="float" office:value="8123668557" calcext:value-type="float">
            <text:p>8123668557</text:p>
          </table:table-cell>
          <table:table-cell table:style-name="ce2" office:value-type="string" calcext:value-type="string">
            <text:p>SREYANSH KANUNGO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571H30M00S" calcext:value-type="time">
            <text:p>11:30:00</text:p>
          </table:table-cell>
          <table:table-cell table:style-name="ce35" office:value-type="time" office:time-value="PT1452H00M00S" calcext:value-type="time">
            <text:p>12:00:00</text:p>
          </table:table-cell>
          <table:table-cell table:style-name="Default" table:formula="of:=CONCATENATE(&quot;TT/&quot;;[.G62];&quot;/L&quot;;[.H62];&quot;/R&quot;)" office:value-type="string" office:string-value="TT/A/L2/R" calcext:value-type="string">
            <text:p>TT/A/L2/R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2];[.M62];&quot;/10&quot;;[.L62];&quot;/B3&quot;)" office:value-type="string" office:string-value="TT/A/L2/R2/1061/B3" calcext:value-type="string">
            <text:p>TT/A/L2/R2/1061/B3</text:p>
          </table:table-cell>
          <table:table-cell table:style-name="ce41" office:value-type="string" calcext:value-type="string">
            <text:p>TT/A/L2/R2/1061/B3</text:p>
          </table:table-cell>
        </table:table-row>
        <table:table-row table:style-name="ro2">
          <table:table-cell table:style-name="ce2" office:value-type="float" office:value="9740658107" calcext:value-type="float">
            <text:p>9740658107</text:p>
          </table:table-cell>
          <table:table-cell table:style-name="ce2" office:value-type="string" calcext:value-type="string">
            <text:p>VYBHAV MENON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595H30M00S" calcext:value-type="time">
            <text:p>11:30:00</text:p>
          </table:table-cell>
          <table:table-cell table:style-name="ce35" office:value-type="time" office:time-value="PT1476H00M00S" calcext:value-type="time">
            <text:p>12:00:00</text:p>
          </table:table-cell>
          <table:table-cell table:style-name="Default" table:formula="of:=CONCATENATE(&quot;TT/&quot;;[.G63];&quot;/L&quot;;[.H63];&quot;/R&quot;)" office:value-type="string" office:string-value="TT/A/L2/R" calcext:value-type="string">
            <text:p>TT/A/L2/R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3];[.M63];&quot;/10&quot;;[.L63];&quot;/B3&quot;)" office:value-type="string" office:string-value="TT/A/L2/R2/1062/B3" calcext:value-type="string">
            <text:p>TT/A/L2/R2/1062/B3</text:p>
          </table:table-cell>
          <table:table-cell table:style-name="ce41" office:value-type="string" calcext:value-type="string">
            <text:p>TT/A/L2/R2/1062/B3</text:p>
          </table:table-cell>
        </table:table-row>
        <table:table-row table:style-name="ro2">
          <table:table-cell table:style-name="ce2" office:value-type="float" office:value="8553513402" calcext:value-type="float">
            <text:p>8553513402</text:p>
          </table:table-cell>
          <table:table-cell table:style-name="ce2" office:value-type="string" calcext:value-type="string">
            <text:p>VYSHNAV MENON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619H30M00S" calcext:value-type="time">
            <text:p>11:30:00</text:p>
          </table:table-cell>
          <table:table-cell table:style-name="ce35" office:value-type="time" office:time-value="PT1500H00M00S" calcext:value-type="time">
            <text:p>12:00:00</text:p>
          </table:table-cell>
          <table:table-cell table:style-name="Default" table:formula="of:=CONCATENATE(&quot;TT/&quot;;[.G64];&quot;/L&quot;;[.H64];&quot;/R&quot;)" office:value-type="string" office:string-value="TT/A/L2/R" calcext:value-type="string">
            <text:p>TT/A/L2/R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4];[.M64];&quot;/10&quot;;[.L64];&quot;/B3&quot;)" office:value-type="string" office:string-value="TT/A/L2/R2/1063/B3" calcext:value-type="string">
            <text:p>TT/A/L2/R2/1063/B3</text:p>
          </table:table-cell>
          <table:table-cell table:style-name="ce41" office:value-type="string" calcext:value-type="string">
            <text:p>TT/A/L2/R2/1063/B3</text:p>
          </table:table-cell>
        </table:table-row>
        <table:table-row table:style-name="ro2">
          <table:table-cell table:style-name="ce2" office:value-type="float" office:value="9591617512" calcext:value-type="float">
            <text:p>9591617512</text:p>
          </table:table-cell>
          <table:table-cell table:style-name="ce2" office:value-type="string" calcext:value-type="string">
            <text:p>BHAVYANSH CHUGH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643H30M00S" calcext:value-type="time">
            <text:p>11:30:00</text:p>
          </table:table-cell>
          <table:table-cell table:style-name="ce35" office:value-type="time" office:time-value="PT1524H00M00S" calcext:value-type="time">
            <text:p>12:00:00</text:p>
          </table:table-cell>
          <table:table-cell table:style-name="Default" table:formula="of:=CONCATENATE(&quot;TT/&quot;;[.G65];&quot;/L&quot;;[.H65];&quot;/R&quot;)" office:value-type="string" office:string-value="TT/B/L2/R" calcext:value-type="string">
            <text:p>TT/B/L2/R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5];[.M65];&quot;/10&quot;;[.L65];&quot;/B3&quot;)" office:value-type="string" office:string-value="TT/B/L2/R2/1064/B3" calcext:value-type="string">
            <text:p>TT/B/L2/R2/1064/B3</text:p>
          </table:table-cell>
          <table:table-cell table:style-name="ce41" office:value-type="string" calcext:value-type="string">
            <text:p>TT/B/L2/R2/1064/B3</text:p>
          </table:table-cell>
        </table:table-row>
        <table:table-row table:style-name="ro2">
          <table:table-cell table:style-name="ce2" office:value-type="float" office:value="8884517517" calcext:value-type="float">
            <text:p>8884517517</text:p>
          </table:table-cell>
          <table:table-cell table:style-name="ce2" office:value-type="string" calcext:value-type="string">
            <text:p>BHUVAN CHIDAMBARAM P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667H30M00S" calcext:value-type="time">
            <text:p>11:30:00</text:p>
          </table:table-cell>
          <table:table-cell table:style-name="ce35" office:value-type="time" office:time-value="PT1548H00M00S" calcext:value-type="time">
            <text:p>12:00:00</text:p>
          </table:table-cell>
          <table:table-cell table:style-name="Default" table:formula="of:=CONCATENATE(&quot;TT/&quot;;[.G66];&quot;/L&quot;;[.H66];&quot;/R&quot;)" office:value-type="string" office:string-value="TT/B/L2/R" calcext:value-type="string">
            <text:p>TT/B/L2/R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6];[.M66];&quot;/10&quot;;[.L66];&quot;/B3&quot;)" office:value-type="string" office:string-value="TT/B/L2/R2/1065/B3" calcext:value-type="string">
            <text:p>TT/B/L2/R2/1065/B3</text:p>
          </table:table-cell>
          <table:table-cell table:style-name="ce41" office:value-type="string" calcext:value-type="string">
            <text:p>TT/B/L2/R2/1065/B3</text:p>
          </table:table-cell>
        </table:table-row>
        <table:table-row table:style-name="ro2">
          <table:table-cell table:style-name="ce2" office:value-type="float" office:value="9901989528" calcext:value-type="float">
            <text:p>9901989528</text:p>
          </table:table-cell>
          <table:table-cell table:style-name="ce2" office:value-type="string" calcext:value-type="string">
            <text:p>LIKHITH 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691H30M00S" calcext:value-type="time">
            <text:p>11:30:00</text:p>
          </table:table-cell>
          <table:table-cell table:style-name="ce35" office:value-type="time" office:time-value="PT1572H00M00S" calcext:value-type="time">
            <text:p>12:00:00</text:p>
          </table:table-cell>
          <table:table-cell table:style-name="Default" table:formula="of:=CONCATENATE(&quot;TT/&quot;;[.G67];&quot;/L&quot;;[.H67];&quot;/R&quot;)" office:value-type="string" office:string-value="TT/B/L2/R" calcext:value-type="string">
            <text:p>TT/B/L2/R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7];[.M67];&quot;/10&quot;;[.L67];&quot;/B3&quot;)" office:value-type="string" office:string-value="TT/B/L2/R2/1066/B3" calcext:value-type="string">
            <text:p>TT/B/L2/R2/1066/B3</text:p>
          </table:table-cell>
          <table:table-cell table:style-name="ce41" office:value-type="string" calcext:value-type="string">
            <text:p>TT/B/L2/R2/1066/B3</text:p>
          </table:table-cell>
        </table:table-row>
        <table:table-row table:style-name="ro2">
          <table:table-cell table:style-name="ce2" office:value-type="float" office:value="9916977191" calcext:value-type="float">
            <text:p>9916977191</text:p>
          </table:table-cell>
          <table:table-cell table:style-name="ce2" office:value-type="string" calcext:value-type="string">
            <text:p>RITVAN KHATAWKAR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715H30M00S" calcext:value-type="time">
            <text:p>11:30:00</text:p>
          </table:table-cell>
          <table:table-cell table:style-name="ce35" office:value-type="time" office:time-value="PT1596H00M00S" calcext:value-type="time">
            <text:p>12:00:00</text:p>
          </table:table-cell>
          <table:table-cell table:style-name="Default" table:formula="of:=CONCATENATE(&quot;TT/&quot;;[.G68];&quot;/L&quot;;[.H68];&quot;/R&quot;)" office:value-type="string" office:string-value="TT/B/L2/R" calcext:value-type="string">
            <text:p>TT/B/L2/R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8];[.M68];&quot;/10&quot;;[.L68];&quot;/B3&quot;)" office:value-type="string" office:string-value="TT/B/L2/R2/1067/B3" calcext:value-type="string">
            <text:p>TT/B/L2/R2/1067/B3</text:p>
          </table:table-cell>
          <table:table-cell table:style-name="ce41" office:value-type="string" calcext:value-type="string">
            <text:p>TT/B/L2/R2/1067/B3</text:p>
          </table:table-cell>
        </table:table-row>
        <table:table-row table:style-name="ro2">
          <table:table-cell table:style-name="ce2" office:value-type="float" office:value="9886626544" calcext:value-type="float">
            <text:p>9886626544</text:p>
          </table:table-cell>
          <table:table-cell table:style-name="ce2" office:value-type="string" calcext:value-type="string">
            <text:p>SHREYA SHEJIT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739H30M00S" calcext:value-type="time">
            <text:p>11:30:00</text:p>
          </table:table-cell>
          <table:table-cell table:style-name="ce35" office:value-type="time" office:time-value="PT1620H00M00S" calcext:value-type="time">
            <text:p>12:00:00</text:p>
          </table:table-cell>
          <table:table-cell table:style-name="Default" table:formula="of:=CONCATENATE(&quot;TT/&quot;;[.G69];&quot;/L&quot;;[.H69];&quot;/R&quot;)" office:value-type="string" office:string-value="TT/B/L2/R" calcext:value-type="string">
            <text:p>TT/B/L2/R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69];[.M69];&quot;/10&quot;;[.L69];&quot;/B3&quot;)" office:value-type="string" office:string-value="TT/B/L2/R2/1068/B3" calcext:value-type="string">
            <text:p>TT/B/L2/R2/1068/B3</text:p>
          </table:table-cell>
          <table:table-cell table:style-name="ce41" office:value-type="string" calcext:value-type="string">
            <text:p>TT/B/L2/R2/1068/B3</text:p>
          </table:table-cell>
        </table:table-row>
        <table:table-row table:style-name="ro2">
          <table:table-cell table:style-name="ce2" office:value-type="float" office:value="9481929994" calcext:value-type="float">
            <text:p>9481929994</text:p>
          </table:table-cell>
          <table:table-cell table:style-name="ce2" office:value-type="string" calcext:value-type="string">
            <text:p>SRUSHTI M PATIL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MALMARUTHI Belgaum</text:p>
          </table:table-cell>
          <table:table-cell table:style-name="ce5" office:value-type="float" office:value="1356" calcext:value-type="float">
            <text:p>1356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763H30M00S" calcext:value-type="time">
            <text:p>11:30:00</text:p>
          </table:table-cell>
          <table:table-cell table:style-name="ce35" office:value-type="time" office:time-value="PT1644H00M00S" calcext:value-type="time">
            <text:p>12:00:00</text:p>
          </table:table-cell>
          <table:table-cell table:style-name="Default" table:formula="of:=CONCATENATE(&quot;TT/&quot;;[.G70];&quot;/L&quot;;[.H70];&quot;/R&quot;)" office:value-type="string" office:string-value="TT/B/L2/R" calcext:value-type="string">
            <text:p>TT/B/L2/R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70];[.M70];&quot;/10&quot;;[.L70];&quot;/B3&quot;)" office:value-type="string" office:string-value="TT/B/L2/R2/1069/B3" calcext:value-type="string">
            <text:p>TT/B/L2/R2/1069/B3</text:p>
          </table:table-cell>
          <table:table-cell table:style-name="ce41" office:value-type="string" calcext:value-type="string">
            <text:p>TT/B/L2/R2/1069/B3</text:p>
          </table:table-cell>
        </table:table-row>
        <table:table-row table:style-name="ro2">
          <table:table-cell table:style-name="ce2" office:value-type="float" office:value="9611307750" calcext:value-type="float">
            <text:p>9611307750</text:p>
          </table:table-cell>
          <table:table-cell table:style-name="ce2" office:value-type="string" calcext:value-type="string">
            <text:p>VRINDA CHUGH</text:p>
          </table:table-cell>
          <table:table-cell table:style-name="ce2" office:value-type="string" calcext:value-type="string">
            <text:p>Tiny Tots</text:p>
          </table:table-cell>
          <table:table-cell table:style-name="ce5" office:value-type="string" calcext:value-type="string">
            <text:p>Aloha Jalahalli West</text:p>
          </table:table-cell>
          <table:table-cell table:style-name="ce5" office:value-type="string" calcext:value-type="string">
            <text:p>1364A</text:p>
          </table:table-cell>
          <table:table-cell table:style-name="ce5" office:value-type="string" calcext:value-type="string">
            <text:p>Karnatak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time" office:time-value="PT1787H30M00S" calcext:value-type="time">
            <text:p>11:30:00</text:p>
          </table:table-cell>
          <table:table-cell table:style-name="ce35" office:value-type="time" office:time-value="PT1668H00M00S" calcext:value-type="time">
            <text:p>12:00:00</text:p>
          </table:table-cell>
          <table:table-cell table:style-name="Default" table:formula="of:=CONCATENATE(&quot;TT/&quot;;[.G71];&quot;/L&quot;;[.H71];&quot;/R&quot;)" office:value-type="string" office:string-value="TT/B/L2/R" calcext:value-type="string">
            <text:p>TT/B/L2/R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CONCATENATE([.K71];[.M71];&quot;/10&quot;;[.L71];&quot;/B3&quot;)" office:value-type="string" office:string-value="TT/B/L2/R2/1070/B3" calcext:value-type="string">
            <text:p>TT/B/L2/R2/1070/B3</text:p>
          </table:table-cell>
          <table:table-cell table:style-name="ce41" office:value-type="string" calcext:value-type="string">
            <text:p>TT/B/L2/R2/1070/B3</text:p>
          </table:table-cell>
        </table:table-row>
        <table:table-row table:style-name="ro2">
          <table:table-cell table:style-name="ce2" table:number-columns-repeated="3"/>
          <table:table-cell table:style-name="ce5" table:number-columns-repeated="3"/>
          <table:table-cell table:style-name="ce29" table:number-columns-repeated="2"/>
          <table:table-cell table:style-name="ce35" office:value-type="time" office:time-value="PT1787H00M00S" calcext:value-type="time">
            <text:p>11:00:00</text:p>
          </table:table-cell>
          <table:table-cell table:style-name="ce35" office:value-type="time" office:time-value="PT1692H00M00S" calcext:value-type="time">
            <text:p>12:00:00</text:p>
          </table:table-cell>
          <table:table-cell table:style-name="Default"/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41" office:value-type="string" calcext:value-type="string">
            <text:p>BUFFER</text:p>
          </table:table-cell>
        </table:table-row>
        <table:table-row table:style-name="ro2">
          <table:table-cell table:style-name="ce2" table:number-columns-repeated="3"/>
          <table:table-cell table:style-name="ce5" table:number-columns-repeated="3"/>
          <table:table-cell table:style-name="ce29" table:number-columns-repeated="2"/>
          <table:table-cell table:style-name="ce35" office:value-type="time" office:time-value="PT1787H00M00S" calcext:value-type="time">
            <text:p>11:00:00</text:p>
          </table:table-cell>
          <table:table-cell table:style-name="ce35" office:value-type="time" office:time-value="PT1716H00M00S" calcext:value-type="time">
            <text:p>12:00:00</text:p>
          </table:table-cell>
          <table:table-cell table:style-name="Default"/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41" office:value-type="string" calcext:value-type="string">
            <text:p>BUFFER</text:p>
          </table:table-cell>
        </table:table-row>
        <table:table-row table:style-name="ro2">
          <table:table-cell table:style-name="ce2" office:value-type="float" office:value="9732729107" calcext:value-type="float">
            <text:p>9732729107</text:p>
          </table:table-cell>
          <table:table-cell table:style-name="ce2" office:value-type="string" calcext:value-type="string">
            <text:p>SHUBHRANIL SAHA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time" office:time-value="PT1787H00M00S" calcext:value-type="time">
            <text:p>11:00:00</text:p>
          </table:table-cell>
          <table:table-cell table:style-name="ce35" office:value-type="time" office:time-value="PT1740H00M00S" calcext:value-type="time">
            <text:p>12:00:00</text:p>
          </table:table-cell>
          <table:table-cell table:style-name="Default" table:formula="of:=CONCATENATE(&quot;ES/&quot;;[.G74];&quot;/L&quot;;[.H74];&quot;/R&quot;)" office:value-type="string" office:string-value="ES/A/L0/R" calcext:value-type="string">
            <text:p>ES/A/L0/R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74];[.M74];&quot;/10&quot;;[.L74];&quot;/B3&quot;)" office:value-type="string" office:string-value="ES/A/L0/R3/1073/B3" calcext:value-type="string">
            <text:p>ES/A/L0/R3/1073/B3</text:p>
          </table:table-cell>
          <table:table-cell table:style-name="ce42" office:value-type="string" calcext:value-type="string">
            <text:p>ES/A/L0/R3/1073/B3</text:p>
          </table:table-cell>
        </table:table-row>
        <table:table-row table:style-name="ro2">
          <table:table-cell table:style-name="ce2" office:value-type="float" office:value="9879465081" calcext:value-type="float">
            <text:p>9879465081</text:p>
          </table:table-cell>
          <table:table-cell table:style-name="ce2" office:value-type="string" calcext:value-type="string">
            <text:p>DEVANSHU SHAILESHBHAI DOBARIYA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Kamraj</text:p>
          </table:table-cell>
          <table:table-cell table:style-name="ce6" office:value-type="float" office:value="8010" calcext:value-type="float">
            <text:p>8010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1811H00M00S" calcext:value-type="time">
            <text:p>11:00:00</text:p>
          </table:table-cell>
          <table:table-cell table:style-name="ce35" office:value-type="time" office:time-value="PT1764H00M00S" calcext:value-type="time">
            <text:p>12:00:00</text:p>
          </table:table-cell>
          <table:table-cell table:style-name="Default" table:formula="of:=CONCATENATE(&quot;ES/&quot;;[.G75];&quot;/L&quot;;[.H75];&quot;/R&quot;)" office:value-type="string" office:string-value="ES/A/L1/R" calcext:value-type="string">
            <text:p>ES/A/L1/R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75];[.M75];&quot;/10&quot;;[.L75];&quot;/B3&quot;)" office:value-type="string" office:string-value="ES/A/L1/R3/1074/B3" calcext:value-type="string">
            <text:p>ES/A/L1/R3/1074/B3</text:p>
          </table:table-cell>
          <table:table-cell table:style-name="ce42" office:value-type="string" calcext:value-type="string">
            <text:p>ES/A/L1/R3/1074/B3</text:p>
          </table:table-cell>
        </table:table-row>
        <table:table-row table:style-name="ro2">
          <table:table-cell table:style-name="ce2" office:value-type="float" office:value="7984214816" calcext:value-type="float">
            <text:p>7984214816</text:p>
          </table:table-cell>
          <table:table-cell table:style-name="ce2" office:value-type="string" calcext:value-type="string">
            <text:p>HIRDAY AGARAWA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hatar</text:p>
          </table:table-cell>
          <table:table-cell table:style-name="ce6" office:value-type="float" office:value="8033" calcext:value-type="float">
            <text:p>8033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1835H00M00S" calcext:value-type="time">
            <text:p>11:00:00</text:p>
          </table:table-cell>
          <table:table-cell table:style-name="ce35" office:value-type="time" office:time-value="PT1788H00M00S" calcext:value-type="time">
            <text:p>12:00:00</text:p>
          </table:table-cell>
          <table:table-cell table:style-name="Default" table:formula="of:=CONCATENATE(&quot;ES/&quot;;[.G76];&quot;/L&quot;;[.H76];&quot;/R&quot;)" office:value-type="string" office:string-value="ES/A/L1/R" calcext:value-type="string">
            <text:p>ES/A/L1/R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76];[.M76];&quot;/10&quot;;[.L76];&quot;/B3&quot;)" office:value-type="string" office:string-value="ES/A/L1/R3/1075/B3" calcext:value-type="string">
            <text:p>ES/A/L1/R3/1075/B3</text:p>
          </table:table-cell>
          <table:table-cell table:style-name="ce42" office:value-type="string" calcext:value-type="string">
            <text:p>ES/A/L1/R3/1075/B3</text:p>
          </table:table-cell>
        </table:table-row>
        <table:table-row table:style-name="ro2">
          <table:table-cell table:style-name="ce2" office:value-type="float" office:value="9879296994" calcext:value-type="float">
            <text:p>9879296994</text:p>
          </table:table-cell>
          <table:table-cell table:style-name="ce2" office:value-type="string" calcext:value-type="string">
            <text:p>NISHTHA NARENDRAKUMAR PATE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Vardhari Road</text:p>
          </table:table-cell>
          <table:table-cell table:style-name="ce6" office:value-type="float" office:value="8020" calcext:value-type="float">
            <text:p>8020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1859H00M00S" calcext:value-type="time">
            <text:p>11:00:00</text:p>
          </table:table-cell>
          <table:table-cell table:style-name="ce35" office:value-type="time" office:time-value="PT1812H00M00S" calcext:value-type="time">
            <text:p>12:00:00</text:p>
          </table:table-cell>
          <table:table-cell table:style-name="Default" table:formula="of:=CONCATENATE(&quot;ES/&quot;;[.G77];&quot;/L&quot;;[.H77];&quot;/R&quot;)" office:value-type="string" office:string-value="ES/A/L1/R" calcext:value-type="string">
            <text:p>ES/A/L1/R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77];[.M77];&quot;/10&quot;;[.L77];&quot;/B3&quot;)" office:value-type="string" office:string-value="ES/A/L1/R3/1076/B3" calcext:value-type="string">
            <text:p>ES/A/L1/R3/1076/B3</text:p>
          </table:table-cell>
          <table:table-cell table:style-name="ce42" office:value-type="string" calcext:value-type="string">
            <text:p>ES/A/L1/R3/1076/B3</text:p>
          </table:table-cell>
        </table:table-row>
        <table:table-row table:style-name="ro2">
          <table:table-cell table:style-name="ce2" office:value-type="float" office:value="9427715965" calcext:value-type="float">
            <text:p>9427715965</text:p>
          </table:table-cell>
          <table:table-cell table:style-name="ce2" office:value-type="string" calcext:value-type="string">
            <text:p>RIYA DINESHCHANDRA PATE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Science City</text:p>
          </table:table-cell>
          <table:table-cell table:style-name="ce6" office:value-type="float" office:value="8063" calcext:value-type="float">
            <text:p>8063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1883H00M00S" calcext:value-type="time">
            <text:p>11:00:00</text:p>
          </table:table-cell>
          <table:table-cell table:style-name="ce35" office:value-type="time" office:time-value="PT1836H00M00S" calcext:value-type="time">
            <text:p>12:00:00</text:p>
          </table:table-cell>
          <table:table-cell table:style-name="Default" table:formula="of:=CONCATENATE(&quot;ES/&quot;;[.G78];&quot;/L&quot;;[.H78];&quot;/R&quot;)" office:value-type="string" office:string-value="ES/A/L1/R" calcext:value-type="string">
            <text:p>ES/A/L1/R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78];[.M78];&quot;/10&quot;;[.L78];&quot;/B3&quot;)" office:value-type="string" office:string-value="ES/A/L1/R3/1077/B3" calcext:value-type="string">
            <text:p>ES/A/L1/R3/1077/B3</text:p>
          </table:table-cell>
          <table:table-cell table:style-name="ce42" office:value-type="string" calcext:value-type="string">
            <text:p>ES/A/L1/R3/1077/B3</text:p>
          </table:table-cell>
        </table:table-row>
        <table:table-row table:style-name="ro2">
          <table:table-cell table:style-name="ce2" office:value-type="float" office:value="9925829554" calcext:value-type="float">
            <text:p>9925829554</text:p>
          </table:table-cell>
          <table:table-cell table:style-name="ce2" office:value-type="string" calcext:value-type="string">
            <text:p>SARDHARA VRAJ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New Yogi Chowk</text:p>
          </table:table-cell>
          <table:table-cell table:style-name="ce6" office:value-type="float" office:value="8061" calcext:value-type="float">
            <text:p>8061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1907H00M00S" calcext:value-type="time">
            <text:p>11:00:00</text:p>
          </table:table-cell>
          <table:table-cell table:style-name="ce35" office:value-type="time" office:time-value="PT1860H00M00S" calcext:value-type="time">
            <text:p>12:00:00</text:p>
          </table:table-cell>
          <table:table-cell table:style-name="Default" table:formula="of:=CONCATENATE(&quot;ES/&quot;;[.G79];&quot;/L&quot;;[.H79];&quot;/R&quot;)" office:value-type="string" office:string-value="ES/A/L1/R" calcext:value-type="string">
            <text:p>ES/A/L1/R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79];[.M79];&quot;/10&quot;;[.L79];&quot;/B3&quot;)" office:value-type="string" office:string-value="ES/A/L1/R3/1078/B3" calcext:value-type="string">
            <text:p>ES/A/L1/R3/1078/B3</text:p>
          </table:table-cell>
          <table:table-cell table:style-name="ce42" office:value-type="string" calcext:value-type="string">
            <text:p>ES/A/L1/R3/1078/B3</text:p>
          </table:table-cell>
        </table:table-row>
        <table:table-row table:style-name="ro2">
          <table:table-cell table:style-name="ce2" office:value-type="float" office:value="9687007100" calcext:value-type="float">
            <text:p>9687007100</text:p>
          </table:table-cell>
          <table:table-cell table:style-name="ce2" office:value-type="string" calcext:value-type="string">
            <text:p>SHRUTI ALPESH PATE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Science City</text:p>
          </table:table-cell>
          <table:table-cell table:style-name="ce6" office:value-type="float" office:value="8063" calcext:value-type="float">
            <text:p>8063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1931H00M00S" calcext:value-type="time">
            <text:p>11:00:00</text:p>
          </table:table-cell>
          <table:table-cell table:style-name="ce35" office:value-type="time" office:time-value="PT1884H00M00S" calcext:value-type="time">
            <text:p>12:00:00</text:p>
          </table:table-cell>
          <table:table-cell table:style-name="Default" table:formula="of:=CONCATENATE(&quot;ES/&quot;;[.G80];&quot;/L&quot;;[.H80];&quot;/R&quot;)" office:value-type="string" office:string-value="ES/A/L1/R" calcext:value-type="string">
            <text:p>ES/A/L1/R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0];[.M80];&quot;/10&quot;;[.L80];&quot;/B3&quot;)" office:value-type="string" office:string-value="ES/A/L1/R3/1079/B3" calcext:value-type="string">
            <text:p>ES/A/L1/R3/1079/B3</text:p>
          </table:table-cell>
          <table:table-cell table:style-name="ce42" office:value-type="string" calcext:value-type="string">
            <text:p>ES/A/L1/R3/1079/B3</text:p>
          </table:table-cell>
        </table:table-row>
        <table:table-row table:style-name="ro2">
          <table:table-cell table:style-name="ce2" office:value-type="float" office:value="9434857571" calcext:value-type="float">
            <text:p>9434857571</text:p>
          </table:table-cell>
          <table:table-cell table:style-name="ce2" office:value-type="string" calcext:value-type="string">
            <text:p>SUPTA DAS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1955H00M00S" calcext:value-type="time">
            <text:p>11:00:00</text:p>
          </table:table-cell>
          <table:table-cell table:style-name="ce35" office:value-type="time" office:time-value="PT1908H00M00S" calcext:value-type="time">
            <text:p>12:00:00</text:p>
          </table:table-cell>
          <table:table-cell table:style-name="Default" table:formula="of:=CONCATENATE(&quot;ES/&quot;;[.G81];&quot;/L&quot;;[.H81];&quot;/R&quot;)" office:value-type="string" office:string-value="ES/A/L1/R" calcext:value-type="string">
            <text:p>ES/A/L1/R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1];[.M81];&quot;/10&quot;;[.L81];&quot;/B3&quot;)" office:value-type="string" office:string-value="ES/A/L1/R3/1080/B3" calcext:value-type="string">
            <text:p>ES/A/L1/R3/1080/B3</text:p>
          </table:table-cell>
          <table:table-cell table:style-name="ce42" office:value-type="string" calcext:value-type="string">
            <text:p>ES/A/L1/R3/1080/B3</text:p>
          </table:table-cell>
        </table:table-row>
        <table:table-row table:style-name="ro2">
          <table:table-cell table:style-name="ce2" office:value-type="float" office:value="9714708176" calcext:value-type="float">
            <text:p>9714708176</text:p>
          </table:table-cell>
          <table:table-cell table:style-name="ce2" office:value-type="string" calcext:value-type="string">
            <text:p>VEER BHAVINBHAI CHAWDA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Kamraj</text:p>
          </table:table-cell>
          <table:table-cell table:style-name="ce6" office:value-type="float" office:value="8010" calcext:value-type="float">
            <text:p>8010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1979H00M00S" calcext:value-type="time">
            <text:p>11:00:00</text:p>
          </table:table-cell>
          <table:table-cell table:style-name="ce35" office:value-type="time" office:time-value="PT1932H00M00S" calcext:value-type="time">
            <text:p>12:00:00</text:p>
          </table:table-cell>
          <table:table-cell table:style-name="Default" table:formula="of:=CONCATENATE(&quot;ES/&quot;;[.G82];&quot;/L&quot;;[.H82];&quot;/R&quot;)" office:value-type="string" office:string-value="ES/A/L1/R" calcext:value-type="string">
            <text:p>ES/A/L1/R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2];[.M82];&quot;/10&quot;;[.L82];&quot;/B3&quot;)" office:value-type="string" office:string-value="ES/A/L1/R3/1081/B3" calcext:value-type="string">
            <text:p>ES/A/L1/R3/1081/B3</text:p>
          </table:table-cell>
          <table:table-cell table:style-name="ce42" office:value-type="string" calcext:value-type="string">
            <text:p>ES/A/L1/R3/1081/B3</text:p>
          </table:table-cell>
        </table:table-row>
        <table:table-row table:style-name="ro2">
          <table:table-cell table:style-name="ce2" office:value-type="float" office:value="8141902556" calcext:value-type="float">
            <text:p>8141902556</text:p>
          </table:table-cell>
          <table:table-cell table:style-name="ce2" office:value-type="string" calcext:value-type="string">
            <text:p>ZAARA LAKHANI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Silvassa</text:p>
          </table:table-cell>
          <table:table-cell table:style-name="ce6" office:value-type="float" office:value="8064" calcext:value-type="float">
            <text:p>8064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time" office:time-value="PT2003H00M00S" calcext:value-type="time">
            <text:p>11:00:00</text:p>
          </table:table-cell>
          <table:table-cell table:style-name="ce35" office:value-type="time" office:time-value="PT1956H00M00S" calcext:value-type="time">
            <text:p>12:00:00</text:p>
          </table:table-cell>
          <table:table-cell table:style-name="Default" table:formula="of:=CONCATENATE(&quot;ES/&quot;;[.G83];&quot;/L&quot;;[.H83];&quot;/R&quot;)" office:value-type="string" office:string-value="ES/A/L1/R" calcext:value-type="string">
            <text:p>ES/A/L1/R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3];[.M83];&quot;/10&quot;;[.L83];&quot;/B3&quot;)" office:value-type="string" office:string-value="ES/A/L1/R3/1082/B3" calcext:value-type="string">
            <text:p>ES/A/L1/R3/1082/B3</text:p>
          </table:table-cell>
          <table:table-cell table:style-name="ce42" office:value-type="string" calcext:value-type="string">
            <text:p>ES/A/L1/R3/1082/B3</text:p>
          </table:table-cell>
        </table:table-row>
        <table:table-row table:style-name="ro2">
          <table:table-cell table:style-name="ce2" office:value-type="float" office:value="8460736370" calcext:value-type="float">
            <text:p>8460736370</text:p>
          </table:table-cell>
          <table:table-cell table:style-name="ce2" office:value-type="string" calcext:value-type="string">
            <text:p>AVNI BAROLIYA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Silvassa</text:p>
          </table:table-cell>
          <table:table-cell table:style-name="ce6" office:value-type="float" office:value="8064" calcext:value-type="float">
            <text:p>8064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time" office:time-value="PT2027H00M00S" calcext:value-type="time">
            <text:p>11:00:00</text:p>
          </table:table-cell>
          <table:table-cell table:style-name="ce35" office:value-type="time" office:time-value="PT1980H00M00S" calcext:value-type="time">
            <text:p>12:00:00</text:p>
          </table:table-cell>
          <table:table-cell table:style-name="Default" table:formula="of:=CONCATENATE(&quot;ES/&quot;;[.G84];&quot;/L&quot;;[.H84];&quot;/R&quot;)" office:value-type="string" office:string-value="ES/A/L2/R" calcext:value-type="string">
            <text:p>ES/A/L2/R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4];[.M84];&quot;/10&quot;;[.L84];&quot;/B3&quot;)" office:value-type="string" office:string-value="ES/A/L2/R3/1083/B3" calcext:value-type="string">
            <text:p>ES/A/L2/R3/1083/B3</text:p>
          </table:table-cell>
          <table:table-cell table:style-name="ce42" office:value-type="string" calcext:value-type="string">
            <text:p>ES/A/L2/R3/1083/B3</text:p>
          </table:table-cell>
        </table:table-row>
        <table:table-row table:style-name="ro2">
          <table:table-cell table:style-name="ce2" office:value-type="float" office:value="6351829690" calcext:value-type="float">
            <text:p>6351829690</text:p>
          </table:table-cell>
          <table:table-cell table:style-name="ce2" office:value-type="string" calcext:value-type="string">
            <text:p>DIVYA MUKESHBHAI PATE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Valsad</text:p>
          </table:table-cell>
          <table:table-cell table:style-name="ce6" office:value-type="float" office:value="8058" calcext:value-type="float">
            <text:p>8058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time" office:time-value="PT2051H00M00S" calcext:value-type="time">
            <text:p>11:00:00</text:p>
          </table:table-cell>
          <table:table-cell table:style-name="ce35" office:value-type="time" office:time-value="PT2004H00M00S" calcext:value-type="time">
            <text:p>12:00:00</text:p>
          </table:table-cell>
          <table:table-cell table:style-name="Default" table:formula="of:=CONCATENATE(&quot;ES/&quot;;[.G85];&quot;/L&quot;;[.H85];&quot;/R&quot;)" office:value-type="string" office:string-value="ES/A/L2/R" calcext:value-type="string">
            <text:p>ES/A/L2/R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5];[.M85];&quot;/10&quot;;[.L85];&quot;/B3&quot;)" office:value-type="string" office:string-value="ES/A/L2/R3/1084/B3" calcext:value-type="string">
            <text:p>ES/A/L2/R3/1084/B3</text:p>
          </table:table-cell>
          <table:table-cell table:style-name="ce42" office:value-type="string" calcext:value-type="string">
            <text:p>ES/A/L2/R3/1084/B3</text:p>
          </table:table-cell>
        </table:table-row>
        <table:table-row table:style-name="ro2">
          <table:table-cell table:style-name="ce2" office:value-type="float" office:value="8967437464" calcext:value-type="float">
            <text:p>8967437464</text:p>
          </table:table-cell>
          <table:table-cell table:style-name="ce2" office:value-type="string" calcext:value-type="string">
            <text:p>HASIN NEHA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time" office:time-value="PT2075H00M00S" calcext:value-type="time">
            <text:p>11:00:00</text:p>
          </table:table-cell>
          <table:table-cell table:style-name="ce35" office:value-type="time" office:time-value="PT2028H00M00S" calcext:value-type="time">
            <text:p>12:00:00</text:p>
          </table:table-cell>
          <table:table-cell table:style-name="Default" table:formula="of:=CONCATENATE(&quot;ES/&quot;;[.G86];&quot;/L&quot;;[.H86];&quot;/R&quot;)" office:value-type="string" office:string-value="ES/A/L2/R" calcext:value-type="string">
            <text:p>ES/A/L2/R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6];[.M86];&quot;/10&quot;;[.L86];&quot;/B3&quot;)" office:value-type="string" office:string-value="ES/A/L2/R3/1085/B3" calcext:value-type="string">
            <text:p>ES/A/L2/R3/1085/B3</text:p>
          </table:table-cell>
          <table:table-cell table:style-name="ce42" office:value-type="string" calcext:value-type="string">
            <text:p>ES/A/L2/R3/1085/B3</text:p>
          </table:table-cell>
        </table:table-row>
        <table:table-row table:style-name="ro2">
          <table:table-cell table:style-name="ce2" office:value-type="float" office:value="9574721797" calcext:value-type="float">
            <text:p>9574721797</text:p>
          </table:table-cell>
          <table:table-cell table:style-name="ce2" office:value-type="string" calcext:value-type="string">
            <text:p>HEM SURESHBHAI PATE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Vardhari Road</text:p>
          </table:table-cell>
          <table:table-cell table:style-name="ce6" office:value-type="float" office:value="8020" calcext:value-type="float">
            <text:p>8020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time" office:time-value="PT2099H00M00S" calcext:value-type="time">
            <text:p>11:00:00</text:p>
          </table:table-cell>
          <table:table-cell table:style-name="ce35" office:value-type="time" office:time-value="PT2052H00M00S" calcext:value-type="time">
            <text:p>12:00:00</text:p>
          </table:table-cell>
          <table:table-cell table:style-name="Default" table:formula="of:=CONCATENATE(&quot;ES/&quot;;[.G87];&quot;/L&quot;;[.H87];&quot;/R&quot;)" office:value-type="string" office:string-value="ES/A/L2/R" calcext:value-type="string">
            <text:p>ES/A/L2/R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7];[.M87];&quot;/10&quot;;[.L87];&quot;/B3&quot;)" office:value-type="string" office:string-value="ES/A/L2/R3/1086/B3" calcext:value-type="string">
            <text:p>ES/A/L2/R3/1086/B3</text:p>
          </table:table-cell>
          <table:table-cell table:style-name="ce42" office:value-type="string" calcext:value-type="string">
            <text:p>ES/A/L2/R3/1086/B3</text:p>
          </table:table-cell>
        </table:table-row>
        <table:table-row table:style-name="ro2">
          <table:table-cell table:style-name="ce2" office:value-type="float" office:value="8001227442" calcext:value-type="float">
            <text:p>8001227442</text:p>
          </table:table-cell>
          <table:table-cell table:style-name="ce2" office:value-type="string" calcext:value-type="string">
            <text:p>MAISHA MONDA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time" office:time-value="PT2123H00M00S" calcext:value-type="time">
            <text:p>11:00:00</text:p>
          </table:table-cell>
          <table:table-cell table:style-name="ce35" office:value-type="time" office:time-value="PT2076H00M00S" calcext:value-type="time">
            <text:p>12:00:00</text:p>
          </table:table-cell>
          <table:table-cell table:style-name="Default" table:formula="of:=CONCATENATE(&quot;ES/&quot;;[.G88];&quot;/L&quot;;[.H88];&quot;/R&quot;)" office:value-type="string" office:string-value="ES/A/L2/R" calcext:value-type="string">
            <text:p>ES/A/L2/R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8];[.M88];&quot;/10&quot;;[.L88];&quot;/B3&quot;)" office:value-type="string" office:string-value="ES/A/L2/R3/1087/B3" calcext:value-type="string">
            <text:p>ES/A/L2/R3/1087/B3</text:p>
          </table:table-cell>
          <table:table-cell table:style-name="ce42" office:value-type="string" calcext:value-type="string">
            <text:p>ES/A/L2/R3/1087/B3</text:p>
          </table:table-cell>
        </table:table-row>
        <table:table-row table:style-name="ro2">
          <table:table-cell table:style-name="ce2" office:value-type="float" office:value="9434860705" calcext:value-type="float">
            <text:p>9434860705</text:p>
          </table:table-cell>
          <table:table-cell table:style-name="ce2" office:value-type="string" calcext:value-type="string">
            <text:p>MEHRAZ ATIF IQBA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time" office:time-value="PT2147H00M00S" calcext:value-type="time">
            <text:p>11:00:00</text:p>
          </table:table-cell>
          <table:table-cell table:style-name="ce35" office:value-type="time" office:time-value="PT2100H00M00S" calcext:value-type="time">
            <text:p>12:00:00</text:p>
          </table:table-cell>
          <table:table-cell table:style-name="Default" table:formula="of:=CONCATENATE(&quot;ES/&quot;;[.G89];&quot;/L&quot;;[.H89];&quot;/R&quot;)" office:value-type="string" office:string-value="ES/A/L2/R" calcext:value-type="string">
            <text:p>ES/A/L2/R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89];[.M89];&quot;/10&quot;;[.L89];&quot;/B3&quot;)" office:value-type="string" office:string-value="ES/A/L2/R3/1088/B3" calcext:value-type="string">
            <text:p>ES/A/L2/R3/1088/B3</text:p>
          </table:table-cell>
          <table:table-cell table:style-name="ce42" office:value-type="string" calcext:value-type="string">
            <text:p>ES/A/L2/R3/1088/B3</text:p>
          </table:table-cell>
        </table:table-row>
        <table:table-row table:style-name="ro2">
          <table:table-cell table:style-name="ce2" office:value-type="float" office:value="9099349621" calcext:value-type="float">
            <text:p>9099349621</text:p>
          </table:table-cell>
          <table:table-cell table:style-name="ce2" office:value-type="string" calcext:value-type="string">
            <text:p>SATYAM MEDA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Dahod</text:p>
          </table:table-cell>
          <table:table-cell table:style-name="ce6" office:value-type="float" office:value="8059" calcext:value-type="float">
            <text:p>8059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time" office:time-value="PT2171H00M00S" calcext:value-type="time">
            <text:p>11:00:00</text:p>
          </table:table-cell>
          <table:table-cell table:style-name="ce35" office:value-type="time" office:time-value="PT2124H00M00S" calcext:value-type="time">
            <text:p>12:00:00</text:p>
          </table:table-cell>
          <table:table-cell table:style-name="Default" table:formula="of:=CONCATENATE(&quot;ES/&quot;;[.G90];&quot;/L&quot;;[.H90];&quot;/R&quot;)" office:value-type="string" office:string-value="ES/A/L2/R" calcext:value-type="string">
            <text:p>ES/A/L2/R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0];[.M90];&quot;/10&quot;;[.L90];&quot;/B3&quot;)" office:value-type="string" office:string-value="ES/A/L2/R3/1089/B3" calcext:value-type="string">
            <text:p>ES/A/L2/R3/1089/B3</text:p>
          </table:table-cell>
          <table:table-cell table:style-name="ce42" office:value-type="string" calcext:value-type="string">
            <text:p>ES/A/L2/R3/1089/B3</text:p>
          </table:table-cell>
        </table:table-row>
        <table:table-row table:style-name="ro2">
          <table:table-cell table:style-name="ce2" office:value-type="float" office:value="6351625550" calcext:value-type="float">
            <text:p>6351625550</text:p>
          </table:table-cell>
          <table:table-cell table:style-name="ce2" office:value-type="string" calcext:value-type="string">
            <text:p>SHIV NARENDRAKUMAR PATE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Vardhari Road</text:p>
          </table:table-cell>
          <table:table-cell table:style-name="ce6" office:value-type="float" office:value="8020" calcext:value-type="float">
            <text:p>8020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time" office:time-value="PT2195H00M00S" calcext:value-type="time">
            <text:p>11:00:00</text:p>
          </table:table-cell>
          <table:table-cell table:style-name="ce35" office:value-type="time" office:time-value="PT2148H00M00S" calcext:value-type="time">
            <text:p>12:00:00</text:p>
          </table:table-cell>
          <table:table-cell table:style-name="Default" table:formula="of:=CONCATENATE(&quot;ES/&quot;;[.G91];&quot;/L&quot;;[.H91];&quot;/R&quot;)" office:value-type="string" office:string-value="ES/A/L2/R" calcext:value-type="string">
            <text:p>ES/A/L2/R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1];[.M91];&quot;/10&quot;;[.L91];&quot;/B3&quot;)" office:value-type="string" office:string-value="ES/A/L2/R3/1090/B3" calcext:value-type="string">
            <text:p>ES/A/L2/R3/1090/B3</text:p>
          </table:table-cell>
          <table:table-cell table:style-name="ce42" office:value-type="string" calcext:value-type="string">
            <text:p>ES/A/L2/R3/1090/B3</text:p>
          </table:table-cell>
        </table:table-row>
        <table:table-row table:style-name="ro2">
          <table:table-cell table:style-name="ce2" office:value-type="float" office:value="8900383292" calcext:value-type="float">
            <text:p>8900383292</text:p>
          </table:table-cell>
          <table:table-cell table:style-name="ce2" office:value-type="string" calcext:value-type="string">
            <text:p>DEBANGSHU SARKAR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time" office:time-value="PT2219H00M00S" calcext:value-type="time">
            <text:p>11:00:00</text:p>
          </table:table-cell>
          <table:table-cell table:style-name="ce35" office:value-type="time" office:time-value="PT2172H00M00S" calcext:value-type="time">
            <text:p>12:00:00</text:p>
          </table:table-cell>
          <table:table-cell table:style-name="Default" table:formula="of:=CONCATENATE(&quot;ES/&quot;;[.G92];&quot;/L&quot;;[.H92];&quot;/R&quot;)" office:value-type="string" office:string-value="ES/A/L3/R" calcext:value-type="string">
            <text:p>ES/A/L3/R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2];[.M92];&quot;/10&quot;;[.L92];&quot;/B3&quot;)" office:value-type="string" office:string-value="ES/A/L3/R3/1091/B3" calcext:value-type="string">
            <text:p>ES/A/L3/R3/1091/B3</text:p>
          </table:table-cell>
          <table:table-cell table:style-name="ce42" office:value-type="string" calcext:value-type="string">
            <text:p>ES/A/L3/R3/1091/B3</text:p>
          </table:table-cell>
        </table:table-row>
        <table:table-row table:style-name="ro2">
          <table:table-cell table:style-name="ce2" office:value-type="float" office:value="8160861278" calcext:value-type="float">
            <text:p>8160861278</text:p>
          </table:table-cell>
          <table:table-cell table:style-name="ce2" office:value-type="string" calcext:value-type="string">
            <text:p>DHWANI PINAKIN PANCHA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Maninagar</text:p>
          </table:table-cell>
          <table:table-cell table:style-name="ce6" office:value-type="float" office:value="8072" calcext:value-type="float">
            <text:p>8072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time" office:time-value="PT2243H00M00S" calcext:value-type="time">
            <text:p>11:00:00</text:p>
          </table:table-cell>
          <table:table-cell table:style-name="ce35" office:value-type="time" office:time-value="PT2196H00M00S" calcext:value-type="time">
            <text:p>12:00:00</text:p>
          </table:table-cell>
          <table:table-cell table:style-name="Default" table:formula="of:=CONCATENATE(&quot;ES/&quot;;[.G93];&quot;/L&quot;;[.H93];&quot;/R&quot;)" office:value-type="string" office:string-value="ES/A/L3/R" calcext:value-type="string">
            <text:p>ES/A/L3/R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3];[.M93];&quot;/10&quot;;[.L93];&quot;/B3&quot;)" office:value-type="string" office:string-value="ES/A/L3/R3/1092/B3" calcext:value-type="string">
            <text:p>ES/A/L3/R3/1092/B3</text:p>
          </table:table-cell>
          <table:table-cell table:style-name="ce42" office:value-type="string" calcext:value-type="string">
            <text:p>ES/A/L3/R3/1092/B3</text:p>
          </table:table-cell>
        </table:table-row>
        <table:table-row table:style-name="ro2">
          <table:table-cell table:style-name="ce2" office:value-type="float" office:value="9475528472" calcext:value-type="float">
            <text:p>9475528472</text:p>
          </table:table-cell>
          <table:table-cell table:style-name="ce2" office:value-type="string" calcext:value-type="string">
            <text:p>PRANTIK SINGHA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time" office:time-value="PT2267H00M00S" calcext:value-type="time">
            <text:p>11:00:00</text:p>
          </table:table-cell>
          <table:table-cell table:style-name="ce35" office:value-type="time" office:time-value="PT2220H00M00S" calcext:value-type="time">
            <text:p>12:00:00</text:p>
          </table:table-cell>
          <table:table-cell table:style-name="Default" table:formula="of:=CONCATENATE(&quot;ES/&quot;;[.G94];&quot;/L&quot;;[.H94];&quot;/R&quot;)" office:value-type="string" office:string-value="ES/A/L3/R" calcext:value-type="string">
            <text:p>ES/A/L3/R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4];[.M94];&quot;/10&quot;;[.L94];&quot;/B3&quot;)" office:value-type="string" office:string-value="ES/A/L3/R3/1093/B3" calcext:value-type="string">
            <text:p>ES/A/L3/R3/1093/B3</text:p>
          </table:table-cell>
          <table:table-cell table:style-name="ce42" office:value-type="string" calcext:value-type="string">
            <text:p>ES/A/L3/R3/1093/B3</text:p>
          </table:table-cell>
        </table:table-row>
        <table:table-row table:style-name="ro2">
          <table:table-cell table:style-name="ce2" office:value-type="float" office:value="9979775425" calcext:value-type="float">
            <text:p>9979775425</text:p>
          </table:table-cell>
          <table:table-cell table:style-name="ce2" office:value-type="string" calcext:value-type="string">
            <text:p>REYANSHI ALPESHKUMAR PATEL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Science City</text:p>
          </table:table-cell>
          <table:table-cell table:style-name="ce6" office:value-type="float" office:value="8063" calcext:value-type="float">
            <text:p>8063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time" office:time-value="PT2291H00M00S" calcext:value-type="time">
            <text:p>11:00:00</text:p>
          </table:table-cell>
          <table:table-cell table:style-name="ce35" office:value-type="time" office:time-value="PT2244H00M00S" calcext:value-type="time">
            <text:p>12:00:00</text:p>
          </table:table-cell>
          <table:table-cell table:style-name="Default" table:formula="of:=CONCATENATE(&quot;ES/&quot;;[.G95];&quot;/L&quot;;[.H95];&quot;/R&quot;)" office:value-type="string" office:string-value="ES/A/L3/R" calcext:value-type="string">
            <text:p>ES/A/L3/R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5];[.M95];&quot;/10&quot;;[.L95];&quot;/B3&quot;)" office:value-type="string" office:string-value="ES/A/L3/R3/1094/B3" calcext:value-type="string">
            <text:p>ES/A/L3/R3/1094/B3</text:p>
          </table:table-cell>
          <table:table-cell table:style-name="ce42" office:value-type="string" calcext:value-type="string">
            <text:p>ES/A/L3/R3/1094/B3</text:p>
          </table:table-cell>
        </table:table-row>
        <table:table-row table:style-name="ro2">
          <table:table-cell table:style-name="ce2" office:value-type="float" office:value="9679967470" calcext:value-type="float">
            <text:p>9679967470</text:p>
          </table:table-cell>
          <table:table-cell table:style-name="ce2" office:value-type="string" calcext:value-type="string">
            <text:p>SUSANTA RAM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time" office:time-value="PT2315H00M00S" calcext:value-type="time">
            <text:p>11:00:00</text:p>
          </table:table-cell>
          <table:table-cell table:style-name="ce35" office:value-type="time" office:time-value="PT2268H00M00S" calcext:value-type="time">
            <text:p>12:00:00</text:p>
          </table:table-cell>
          <table:table-cell table:style-name="Default" table:formula="of:=CONCATENATE(&quot;ES/&quot;;[.G96];&quot;/L&quot;;[.H96];&quot;/R&quot;)" office:value-type="string" office:string-value="ES/A/L3/R" calcext:value-type="string">
            <text:p>ES/A/L3/R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6];[.M96];&quot;/10&quot;;[.L96];&quot;/B3&quot;)" office:value-type="string" office:string-value="ES/A/L3/R3/1095/B3" calcext:value-type="string">
            <text:p>ES/A/L3/R3/1095/B3</text:p>
          </table:table-cell>
          <table:table-cell table:style-name="ce42" office:value-type="string" calcext:value-type="string">
            <text:p>ES/A/L3/R3/1095/B3</text:p>
          </table:table-cell>
        </table:table-row>
        <table:table-row table:style-name="ro2">
          <table:table-cell table:style-name="ce2" office:value-type="float" office:value="9825118851" calcext:value-type="float">
            <text:p>9825118851</text:p>
          </table:table-cell>
          <table:table-cell table:style-name="ce2" office:value-type="string" calcext:value-type="string">
            <text:p>NISARG DHAVAL GANDHI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Maninagar</text:p>
          </table:table-cell>
          <table:table-cell table:style-name="ce6" office:value-type="float" office:value="8072" calcext:value-type="float">
            <text:p>8072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time" office:time-value="PT2339H00M00S" calcext:value-type="time">
            <text:p>11:00:00</text:p>
          </table:table-cell>
          <table:table-cell table:style-name="ce35" office:value-type="time" office:time-value="PT2292H00M00S" calcext:value-type="time">
            <text:p>12:00:00</text:p>
          </table:table-cell>
          <table:table-cell table:style-name="Default" table:formula="of:=CONCATENATE(&quot;ES/&quot;;[.G97];&quot;/L&quot;;[.H97];&quot;/R&quot;)" office:value-type="string" office:string-value="ES/A/L4/R" calcext:value-type="string">
            <text:p>ES/A/L4/R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7];[.M97];&quot;/10&quot;;[.L97];&quot;/B3&quot;)" office:value-type="string" office:string-value="ES/A/L4/R3/1096/B3" calcext:value-type="string">
            <text:p>ES/A/L4/R3/1096/B3</text:p>
          </table:table-cell>
          <table:table-cell table:style-name="ce42" office:value-type="string" calcext:value-type="string">
            <text:p>ES/A/L4/R3/1096/B3</text:p>
          </table:table-cell>
        </table:table-row>
        <table:table-row table:style-name="ro2">
          <table:table-cell table:style-name="ce2" office:value-type="float" office:value="7990656257" calcext:value-type="float">
            <text:p>7990656257</text:p>
          </table:table-cell>
          <table:table-cell table:style-name="ce2" office:value-type="string" calcext:value-type="string">
            <text:p>SAHIL JAYMIT GANDHI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Maninagar</text:p>
          </table:table-cell>
          <table:table-cell table:style-name="ce6" office:value-type="float" office:value="8072" calcext:value-type="float">
            <text:p>8072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time" office:time-value="PT2363H00M00S" calcext:value-type="time">
            <text:p>11:00:00</text:p>
          </table:table-cell>
          <table:table-cell table:style-name="ce35" office:value-type="time" office:time-value="PT2316H00M00S" calcext:value-type="time">
            <text:p>12:00:00</text:p>
          </table:table-cell>
          <table:table-cell table:style-name="Default" table:formula="of:=CONCATENATE(&quot;ES/&quot;;[.G98];&quot;/L&quot;;[.H98];&quot;/R&quot;)" office:value-type="string" office:string-value="ES/A/L4/R" calcext:value-type="string">
            <text:p>ES/A/L4/R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8];[.M98];&quot;/10&quot;;[.L98];&quot;/B3&quot;)" office:value-type="string" office:string-value="ES/A/L4/R3/1097/B3" calcext:value-type="string">
            <text:p>ES/A/L4/R3/1097/B3</text:p>
          </table:table-cell>
          <table:table-cell table:style-name="ce42" office:value-type="string" calcext:value-type="string">
            <text:p>ES/A/L4/R3/1097/B3</text:p>
          </table:table-cell>
        </table:table-row>
        <table:table-row table:style-name="ro2">
          <table:table-cell table:style-name="ce2" office:value-type="float" office:value="9624118335" calcext:value-type="float">
            <text:p>9624118335</text:p>
          </table:table-cell>
          <table:table-cell table:style-name="ce2" office:value-type="string" calcext:value-type="string">
            <text:p>SANIYA LAKHANI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Silvassa</text:p>
          </table:table-cell>
          <table:table-cell table:style-name="ce6" office:value-type="float" office:value="8064" calcext:value-type="float">
            <text:p>8064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time" office:time-value="PT2387H00M00S" calcext:value-type="time">
            <text:p>11:00:00</text:p>
          </table:table-cell>
          <table:table-cell table:style-name="ce35" office:value-type="time" office:time-value="PT2340H00M00S" calcext:value-type="time">
            <text:p>12:00:00</text:p>
          </table:table-cell>
          <table:table-cell table:style-name="Default" table:formula="of:=CONCATENATE(&quot;ES/&quot;;[.G99];&quot;/L&quot;;[.H99];&quot;/R&quot;)" office:value-type="string" office:string-value="ES/A/L4/R" calcext:value-type="string">
            <text:p>ES/A/L4/R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99];[.M99];&quot;/10&quot;;[.L99];&quot;/B3&quot;)" office:value-type="string" office:string-value="ES/A/L4/R3/1098/B3" calcext:value-type="string">
            <text:p>ES/A/L4/R3/1098/B3</text:p>
          </table:table-cell>
          <table:table-cell table:style-name="ce42" office:value-type="string" calcext:value-type="string">
            <text:p>ES/A/L4/R3/1098/B3</text:p>
          </table:table-cell>
        </table:table-row>
        <table:table-row table:style-name="ro2">
          <table:table-cell table:style-name="ce2" office:value-type="float" office:value="7043737455" calcext:value-type="float">
            <text:p>7043737455</text:p>
          </table:table-cell>
          <table:table-cell table:style-name="ce2" office:value-type="string" calcext:value-type="string">
            <text:p>SHREYASI SHAH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Naranpura</text:p>
          </table:table-cell>
          <table:table-cell table:style-name="ce6" office:value-type="float" office:value="8078" calcext:value-type="float">
            <text:p>8078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time" office:time-value="PT2411H00M00S" calcext:value-type="time">
            <text:p>11:00:00</text:p>
          </table:table-cell>
          <table:table-cell table:style-name="ce35" office:value-type="time" office:time-value="PT2364H00M00S" calcext:value-type="time">
            <text:p>12:00:00</text:p>
          </table:table-cell>
          <table:table-cell table:style-name="Default" table:formula="of:=CONCATENATE(&quot;ES/&quot;;[.G100];&quot;/L&quot;;[.H100];&quot;/R&quot;)" office:value-type="string" office:string-value="ES/A/L4/R" calcext:value-type="string">
            <text:p>ES/A/L4/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100];[.M100];&quot;/10&quot;;[.L100];&quot;/B3&quot;)" office:value-type="string" office:string-value="ES/A/L4/R3/1099/B3" calcext:value-type="string">
            <text:p>ES/A/L4/R3/1099/B3</text:p>
          </table:table-cell>
          <table:table-cell table:style-name="ce42" office:value-type="string" calcext:value-type="string">
            <text:p>ES/A/L4/R3/1099/B3</text:p>
          </table:table-cell>
        </table:table-row>
        <table:table-row table:style-name="ro2">
          <table:table-cell table:style-name="ce2" office:value-type="float" office:value="8530999365" calcext:value-type="float">
            <text:p>8530999365</text:p>
          </table:table-cell>
          <table:table-cell table:style-name="ce2" office:value-type="string" calcext:value-type="string">
            <text:p>DARSH DIGANTBHAI TRIVEDI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Adajan Surat</text:p>
          </table:table-cell>
          <table:table-cell table:style-name="ce6" office:value-type="float" office:value="8041" calcext:value-type="float">
            <text:p>8041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time" office:time-value="PT2435H00M00S" calcext:value-type="time">
            <text:p>11:00:00</text:p>
          </table:table-cell>
          <table:table-cell table:style-name="ce35" office:value-type="time" office:time-value="PT2388H00M00S" calcext:value-type="time">
            <text:p>12:00:00</text:p>
          </table:table-cell>
          <table:table-cell table:style-name="Default" table:formula="of:=CONCATENATE(&quot;ES/&quot;;[.G101];&quot;/L&quot;;[.H101];&quot;/R&quot;)" office:value-type="string" office:string-value="ES/A/L5/R" calcext:value-type="string">
            <text:p>ES/A/L5/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101];[.M101];&quot;/1&quot;;[.L101];&quot;/B3&quot;)" office:value-type="string" office:string-value="ES/A/L5/R3/1100/B3" calcext:value-type="string">
            <text:p>ES/A/L5/R3/1100/B3</text:p>
          </table:table-cell>
          <table:table-cell table:style-name="ce42" office:value-type="string" calcext:value-type="string">
            <text:p>ES/A/L5/R3/1100/B3</text:p>
          </table:table-cell>
        </table:table-row>
        <table:table-row table:style-name="ro2">
          <table:table-cell table:style-name="ce2" office:value-type="float" office:value="9734337270" calcext:value-type="float">
            <text:p>9734337270</text:p>
          </table:table-cell>
          <table:table-cell table:style-name="ce2" office:value-type="string" calcext:value-type="string">
            <text:p>DEBDATTA GHOSH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erhampur</text:p>
          </table:table-cell>
          <table:table-cell table:style-name="ce6" office:value-type="float" office:value="9001" calcext:value-type="float">
            <text:p>9001</text:p>
          </table:table-cell>
          <table:table-cell table:style-name="ce6" office:value-type="string" calcext:value-type="string">
            <text:p>West Bengal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time" office:time-value="PT2459H00M00S" calcext:value-type="time">
            <text:p>11:00:00</text:p>
          </table:table-cell>
          <table:table-cell table:style-name="ce35" office:value-type="time" office:time-value="PT2412H00M00S" calcext:value-type="time">
            <text:p>12:00:00</text:p>
          </table:table-cell>
          <table:table-cell table:style-name="Default" table:formula="of:=CONCATENATE(&quot;ES/&quot;;[.G102];&quot;/L&quot;;[.H102];&quot;/R&quot;)" office:value-type="string" office:string-value="ES/A/L5/R" calcext:value-type="string">
            <text:p>ES/A/L5/R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102];[.M102];&quot;/1&quot;;[.L102];&quot;/B3&quot;)" office:value-type="string" office:string-value="ES/A/L5/R3/1101/B3" calcext:value-type="string">
            <text:p>ES/A/L5/R3/1101/B3</text:p>
          </table:table-cell>
          <table:table-cell table:style-name="ce42" office:value-type="string" calcext:value-type="string">
            <text:p>ES/A/L5/R3/1101/B3</text:p>
          </table:table-cell>
        </table:table-row>
        <table:table-row table:style-name="ro2">
          <table:table-cell table:style-name="ce2" office:value-type="float" office:value="9825342786" calcext:value-type="float">
            <text:p>9825342786</text:p>
          </table:table-cell>
          <table:table-cell table:style-name="ce2" office:value-type="string" calcext:value-type="string">
            <text:p>MEER KHUTLIWALA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Silvassa</text:p>
          </table:table-cell>
          <table:table-cell table:style-name="ce6" office:value-type="float" office:value="8064" calcext:value-type="float">
            <text:p>8064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time" office:time-value="PT2483H00M00S" calcext:value-type="time">
            <text:p>11:00:00</text:p>
          </table:table-cell>
          <table:table-cell table:style-name="ce35" office:value-type="time" office:time-value="PT2436H00M00S" calcext:value-type="time">
            <text:p>12:00:00</text:p>
          </table:table-cell>
          <table:table-cell table:style-name="Default" table:formula="of:=CONCATENATE(&quot;ES/&quot;;[.G103];&quot;/L&quot;;[.H103];&quot;/R&quot;)" office:value-type="string" office:string-value="ES/A/L5/R" calcext:value-type="string">
            <text:p>ES/A/L5/R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103];[.M103];&quot;/1&quot;;[.L103];&quot;/B3&quot;)" office:value-type="string" office:string-value="ES/A/L5/R3/1102/B3" calcext:value-type="string">
            <text:p>ES/A/L5/R3/1102/B3</text:p>
          </table:table-cell>
          <table:table-cell table:style-name="ce42" office:value-type="string" calcext:value-type="string">
            <text:p>ES/A/L5/R3/1102/B3</text:p>
          </table:table-cell>
        </table:table-row>
        <table:table-row table:style-name="ro2">
          <table:table-cell table:style-name="ce2" office:value-type="float" office:value="7016009664" calcext:value-type="float">
            <text:p>7016009664</text:p>
          </table:table-cell>
          <table:table-cell table:style-name="ce2" office:value-type="string" calcext:value-type="string">
            <text:p>SARJU VISAVADIYA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Adajan Surat</text:p>
          </table:table-cell>
          <table:table-cell table:style-name="ce6" office:value-type="float" office:value="8041" calcext:value-type="float">
            <text:p>8041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time" office:time-value="PT2507H00M00S" calcext:value-type="time">
            <text:p>11:00:00</text:p>
          </table:table-cell>
          <table:table-cell table:style-name="ce35" office:value-type="time" office:time-value="PT2460H00M00S" calcext:value-type="time">
            <text:p>12:00:00</text:p>
          </table:table-cell>
          <table:table-cell table:style-name="Default" table:formula="of:=CONCATENATE(&quot;ES/&quot;;[.G104];&quot;/L&quot;;[.H104];&quot;/R&quot;)" office:value-type="string" office:string-value="ES/A/L5/R" calcext:value-type="string">
            <text:p>ES/A/L5/R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104];[.M104];&quot;/1&quot;;[.L104];&quot;/B3&quot;)" office:value-type="string" office:string-value="ES/A/L5/R3/1103/B3" calcext:value-type="string">
            <text:p>ES/A/L5/R3/1103/B3</text:p>
          </table:table-cell>
          <table:table-cell table:style-name="ce42" office:value-type="string" calcext:value-type="string">
            <text:p>ES/A/L5/R3/1103/B3</text:p>
          </table:table-cell>
        </table:table-row>
        <table:table-row table:style-name="ro2">
          <table:table-cell table:style-name="ce2" office:value-type="float" office:value="9825762880" calcext:value-type="float">
            <text:p>9825762880</text:p>
          </table:table-cell>
          <table:table-cell table:style-name="ce2" office:value-type="string" calcext:value-type="string">
            <text:p>VATSALKUMAR SATISHKUMAR SHAH</text:p>
          </table:table-cell>
          <table:table-cell table:style-name="ce2" office:value-type="string" calcext:value-type="string">
            <text:p>English Smart</text:p>
          </table:table-cell>
          <table:table-cell table:style-name="ce6" office:value-type="string" calcext:value-type="string">
            <text:p>Aloha Bhatar</text:p>
          </table:table-cell>
          <table:table-cell table:style-name="ce6" office:value-type="float" office:value="8033" calcext:value-type="float">
            <text:p>8033</text:p>
          </table:table-cell>
          <table:table-cell table:style-name="ce6" office:value-type="string" calcext:value-type="string">
            <text:p>Gujara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time" office:time-value="PT2531H00M00S" calcext:value-type="time">
            <text:p>11:00:00</text:p>
          </table:table-cell>
          <table:table-cell table:style-name="ce35" office:value-type="time" office:time-value="PT2484H00M00S" calcext:value-type="time">
            <text:p>12:00:00</text:p>
          </table:table-cell>
          <table:table-cell table:style-name="Default" table:formula="of:=CONCATENATE(&quot;ES/&quot;;[.G105];&quot;/L&quot;;[.H105];&quot;/R&quot;)" office:value-type="string" office:string-value="ES/A/L5/R" calcext:value-type="string">
            <text:p>ES/A/L5/R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CONCATENATE([.K105];[.M105];&quot;/1&quot;;[.L105];&quot;/B3&quot;)" office:value-type="string" office:string-value="ES/A/L5/R3/1104/B3" calcext:value-type="string">
            <text:p>ES/A/L5/R3/1104/B3</text:p>
          </table:table-cell>
          <table:table-cell table:style-name="ce42" office:value-type="string" calcext:value-type="string">
            <text:p>ES/A/L5/R3/1104/B3</text:p>
          </table:table-cell>
        </table:table-row>
        <table:table-row table:style-name="ro2">
          <table:table-cell table:style-name="ce2" table:number-columns-repeated="3"/>
          <table:table-cell table:style-name="ce6" table:number-columns-repeated="3"/>
          <table:table-cell table:style-name="ce30" table:number-columns-repeated="2"/>
          <table:table-cell table:style-name="ce37" table:number-columns-repeated="2"/>
          <table:table-cell table:style-name="Default"/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1" office:value-type="string" calcext:value-type="string">
            <text:p>BUFFER</text:p>
          </table:table-cell>
        </table:table-row>
        <table:table-row table:style-name="ro2">
          <table:table-cell table:style-name="ce2" table:number-columns-repeated="3"/>
          <table:table-cell table:style-name="ce6" table:number-columns-repeated="3"/>
          <table:table-cell table:style-name="ce30" table:number-columns-repeated="2"/>
          <table:table-cell table:style-name="ce37" table:number-columns-repeated="2"/>
          <table:table-cell table:style-name="Default"/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1" office:value-type="string" calcext:value-type="string">
            <text:p>BUFFER</text:p>
          </table:table-cell>
        </table:table-row>
        <table:table-row table:style-name="ro2">
          <table:table-cell table:style-name="ce2" table:number-columns-repeated="3"/>
          <table:table-cell table:style-name="ce6" table:number-columns-repeated="3"/>
          <table:table-cell table:style-name="ce30" table:number-columns-repeated="2"/>
          <table:table-cell table:style-name="ce37" table:number-columns-repeated="2"/>
          <table:table-cell table:style-name="Default"/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1" office:value-type="string" calcext:value-type="string">
            <text:p>BUFFER</text:p>
          </table:table-cell>
        </table:table-row>
        <table:table-row table:style-name="ro2">
          <table:table-cell table:style-name="ce2" table:number-columns-repeated="3"/>
          <table:table-cell table:style-name="ce6" table:number-columns-repeated="3"/>
          <table:table-cell table:style-name="ce30" table:number-columns-repeated="2"/>
          <table:table-cell table:style-name="ce37" table:number-columns-repeated="2"/>
          <table:table-cell table:style-name="Default"/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1" office:value-type="string" calcext:value-type="string">
            <text:p>BUFFER</text:p>
          </table:table-cell>
        </table:table-row>
        <table:table-row table:style-name="ro2">
          <table:table-cell table:style-name="ce3" office:value-type="float" office:value="9790536343" calcext:value-type="float">
            <text:p>9790536343</text:p>
          </table:table-cell>
          <table:table-cell table:style-name="ce3" office:value-type="string" calcext:value-type="string">
            <text:p>DEENATHI E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531H00M00S" calcext:value-type="time">
            <text:p>11:00:00</text:p>
          </table:table-cell>
          <table:table-cell table:style-name="ce38" office:value-type="time" office:time-value="PT2531H30M00S" calcext:value-type="time">
            <text:p>11:30:00</text:p>
          </table:table-cell>
          <table:table-cell table:style-name="Default" table:formula="of:=CONCATENATE(&quot;SMA/&quot;;[.G110];&quot;/L&quot;;[.H110];&quot;/R&quot;)" office:value-type="string" office:string-value="SMA/A/L0/R" calcext:value-type="string">
            <text:p>SMA/A/L0/R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0];[.M110];&quot;/1&quot;;[.L110];&quot;/B3&quot;)" office:value-type="string" office:string-value="SMA/A/L0/R4/1109/B3" calcext:value-type="string">
            <text:p>SMA/A/L0/R4/1109/B3</text:p>
          </table:table-cell>
          <table:table-cell table:style-name="ce43" office:value-type="string" calcext:value-type="string">
            <text:p>SMA/A/L0/R4/1109/B3</text:p>
          </table:table-cell>
        </table:table-row>
        <table:table-row table:style-name="ro2">
          <table:table-cell table:style-name="ce3" office:value-type="float" office:value="9791176055" calcext:value-type="float">
            <text:p>9791176055</text:p>
          </table:table-cell>
          <table:table-cell table:style-name="ce3" office:value-type="string" calcext:value-type="string">
            <text:p>JANAVEE.A.P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Jawahar Nagar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555H00M00S" calcext:value-type="time">
            <text:p>11:00:00</text:p>
          </table:table-cell>
          <table:table-cell table:style-name="ce38" office:value-type="time" office:time-value="PT2555H30M00S" calcext:value-type="time">
            <text:p>11:30:00</text:p>
          </table:table-cell>
          <table:table-cell table:style-name="Default" table:formula="of:=CONCATENATE(&quot;SMA/&quot;;[.G111];&quot;/L&quot;;[.H111];&quot;/R&quot;)" office:value-type="string" office:string-value="SMA/A/L0/R" calcext:value-type="string">
            <text:p>SMA/A/L0/R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1];[.M111];&quot;/1&quot;;[.L111];&quot;/B3&quot;)" office:value-type="string" office:string-value="SMA/A/L0/R4/1110/B3" calcext:value-type="string">
            <text:p>SMA/A/L0/R4/1110/B3</text:p>
          </table:table-cell>
          <table:table-cell table:style-name="ce43" office:value-type="string" calcext:value-type="string">
            <text:p>SMA/A/L0/R4/1110/B3</text:p>
          </table:table-cell>
        </table:table-row>
        <table:table-row table:style-name="ro2">
          <table:table-cell table:style-name="ce3" office:value-type="float" office:value="9841765750" calcext:value-type="float">
            <text:p>9841765750</text:p>
          </table:table-cell>
          <table:table-cell table:style-name="ce3" office:value-type="string" calcext:value-type="string">
            <text:p>JOSHIKA S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579H00M00S" calcext:value-type="time">
            <text:p>11:00:00</text:p>
          </table:table-cell>
          <table:table-cell table:style-name="ce38" office:value-type="time" office:time-value="PT2579H30M00S" calcext:value-type="time">
            <text:p>11:30:00</text:p>
          </table:table-cell>
          <table:table-cell table:style-name="Default" table:formula="of:=CONCATENATE(&quot;SMA/&quot;;[.G112];&quot;/L&quot;;[.H112];&quot;/R&quot;)" office:value-type="string" office:string-value="SMA/A/L0/R" calcext:value-type="string">
            <text:p>SMA/A/L0/R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2];[.M112];&quot;/1&quot;;[.L112];&quot;/B3&quot;)" office:value-type="string" office:string-value="SMA/A/L0/R4/1111/B3" calcext:value-type="string">
            <text:p>SMA/A/L0/R4/1111/B3</text:p>
          </table:table-cell>
          <table:table-cell table:style-name="ce43" office:value-type="string" calcext:value-type="string">
            <text:p>SMA/A/L0/R4/1111/B3</text:p>
          </table:table-cell>
        </table:table-row>
        <table:table-row table:style-name="ro2">
          <table:table-cell table:style-name="ce3" office:value-type="float" office:value="9566250153" calcext:value-type="float">
            <text:p>9566250153</text:p>
          </table:table-cell>
          <table:table-cell table:style-name="ce3" office:value-type="string" calcext:value-type="string">
            <text:p>SAKTHI SUREKHA S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603H00M00S" calcext:value-type="time">
            <text:p>11:00:00</text:p>
          </table:table-cell>
          <table:table-cell table:style-name="ce38" office:value-type="time" office:time-value="PT2603H30M00S" calcext:value-type="time">
            <text:p>11:30:00</text:p>
          </table:table-cell>
          <table:table-cell table:style-name="Default" table:formula="of:=CONCATENATE(&quot;SMA/&quot;;[.G113];&quot;/L&quot;;[.H113];&quot;/R&quot;)" office:value-type="string" office:string-value="SMA/A/L0/R" calcext:value-type="string">
            <text:p>SMA/A/L0/R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3];[.M113];&quot;/1&quot;;[.L113];&quot;/B3&quot;)" office:value-type="string" office:string-value="SMA/A/L0/R4/1112/B3" calcext:value-type="string">
            <text:p>SMA/A/L0/R4/1112/B3</text:p>
          </table:table-cell>
          <table:table-cell table:style-name="ce43" office:value-type="string" calcext:value-type="string">
            <text:p>SMA/A/L0/R4/1112/B3</text:p>
          </table:table-cell>
        </table:table-row>
        <table:table-row table:style-name="ro2">
          <table:table-cell table:style-name="ce3" office:value-type="float" office:value="9092974568" calcext:value-type="float">
            <text:p>9092974568</text:p>
          </table:table-cell>
          <table:table-cell table:style-name="ce3" office:value-type="string" calcext:value-type="string">
            <text:p>SESHAN S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627H00M00S" calcext:value-type="time">
            <text:p>11:00:00</text:p>
          </table:table-cell>
          <table:table-cell table:style-name="ce38" office:value-type="time" office:time-value="PT2627H30M00S" calcext:value-type="time">
            <text:p>11:30:00</text:p>
          </table:table-cell>
          <table:table-cell table:style-name="Default" table:formula="of:=CONCATENATE(&quot;SMA/&quot;;[.G114];&quot;/L&quot;;[.H114];&quot;/R&quot;)" office:value-type="string" office:string-value="SMA/A/L0/R" calcext:value-type="string">
            <text:p>SMA/A/L0/R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4];[.M114];&quot;/1&quot;;[.L114];&quot;/B3&quot;)" office:value-type="string" office:string-value="SMA/A/L0/R4/1113/B3" calcext:value-type="string">
            <text:p>SMA/A/L0/R4/1113/B3</text:p>
          </table:table-cell>
          <table:table-cell table:style-name="ce43" office:value-type="string" calcext:value-type="string">
            <text:p>SMA/A/L0/R4/1113/B3</text:p>
          </table:table-cell>
        </table:table-row>
        <table:table-row table:style-name="ro2">
          <table:table-cell table:style-name="ce3" office:value-type="float" office:value="9790986985" calcext:value-type="float">
            <text:p>9790986985</text:p>
          </table:table-cell>
          <table:table-cell table:style-name="ce3" office:value-type="string" calcext:value-type="string">
            <text:p>SUBA HARINI G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651H00M00S" calcext:value-type="time">
            <text:p>11:00:00</text:p>
          </table:table-cell>
          <table:table-cell table:style-name="ce38" office:value-type="time" office:time-value="PT2651H30M00S" calcext:value-type="time">
            <text:p>11:30:00</text:p>
          </table:table-cell>
          <table:table-cell table:style-name="Default" table:formula="of:=CONCATENATE(&quot;SMA/&quot;;[.G115];&quot;/L&quot;;[.H115];&quot;/R&quot;)" office:value-type="string" office:string-value="SMA/A/L0/R" calcext:value-type="string">
            <text:p>SMA/A/L0/R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5];[.M115];&quot;/1&quot;;[.L115];&quot;/B3&quot;)" office:value-type="string" office:string-value="SMA/A/L0/R4/1114/B3" calcext:value-type="string">
            <text:p>SMA/A/L0/R4/1114/B3</text:p>
          </table:table-cell>
          <table:table-cell table:style-name="ce43" office:value-type="string" calcext:value-type="string">
            <text:p>SMA/A/L0/R4/1114/B3</text:p>
          </table:table-cell>
        </table:table-row>
        <table:table-row table:style-name="ro2">
          <table:table-cell table:style-name="ce3" office:value-type="float" office:value="9087223777" calcext:value-type="float">
            <text:p>9087223777</text:p>
          </table:table-cell>
          <table:table-cell table:style-name="ce3" office:value-type="string" calcext:value-type="string">
            <text:p>THUSHITHA S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675H00M00S" calcext:value-type="time">
            <text:p>11:00:00</text:p>
          </table:table-cell>
          <table:table-cell table:style-name="ce38" office:value-type="time" office:time-value="PT2675H30M00S" calcext:value-type="time">
            <text:p>11:30:00</text:p>
          </table:table-cell>
          <table:table-cell table:style-name="Default" table:formula="of:=CONCATENATE(&quot;SMA/&quot;;[.G116];&quot;/L&quot;;[.H116];&quot;/R&quot;)" office:value-type="string" office:string-value="SMA/A/L0/R" calcext:value-type="string">
            <text:p>SMA/A/L0/R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6];[.M116];&quot;/1&quot;;[.L116];&quot;/B3&quot;)" office:value-type="string" office:string-value="SMA/A/L0/R4/1115/B3" calcext:value-type="string">
            <text:p>SMA/A/L0/R4/1115/B3</text:p>
          </table:table-cell>
          <table:table-cell table:style-name="ce43" office:value-type="string" calcext:value-type="string">
            <text:p>SMA/A/L0/R4/1115/B3</text:p>
          </table:table-cell>
        </table:table-row>
        <table:table-row table:style-name="ro2">
          <table:table-cell table:style-name="ce3" office:value-type="float" office:value="9790734705" calcext:value-type="float">
            <text:p>9790734705</text:p>
          </table:table-cell>
          <table:table-cell table:style-name="ce3" office:value-type="string" calcext:value-type="string">
            <text:p>HARIHARAN M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699H00M00S" calcext:value-type="time">
            <text:p>11:00:00</text:p>
          </table:table-cell>
          <table:table-cell table:style-name="ce38" office:value-type="time" office:time-value="PT2699H30M00S" calcext:value-type="time">
            <text:p>11:30:00</text:p>
          </table:table-cell>
          <table:table-cell table:style-name="Default" table:formula="of:=CONCATENATE(&quot;SMA/&quot;;[.G117];&quot;/L&quot;;[.H117];&quot;/R&quot;)" office:value-type="string" office:string-value="SMA/B/L0/R" calcext:value-type="string">
            <text:p>SMA/B/L0/R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7];[.M117];&quot;/1&quot;;[.L117];&quot;/B3&quot;)" office:value-type="string" office:string-value="SMA/B/L0/R4/1116/B3" calcext:value-type="string">
            <text:p>SMA/B/L0/R4/1116/B3</text:p>
          </table:table-cell>
          <table:table-cell table:style-name="ce43" office:value-type="string" calcext:value-type="string">
            <text:p>SMA/B/L0/R4/1116/B3</text:p>
          </table:table-cell>
        </table:table-row>
        <table:table-row table:style-name="ro2">
          <table:table-cell table:style-name="ce3" office:value-type="float" office:value="9790986986" calcext:value-type="float">
            <text:p>9790986986</text:p>
          </table:table-cell>
          <table:table-cell table:style-name="ce3" office:value-type="string" calcext:value-type="string">
            <text:p>HASINI G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723H00M00S" calcext:value-type="time">
            <text:p>11:00:00</text:p>
          </table:table-cell>
          <table:table-cell table:style-name="ce38" office:value-type="time" office:time-value="PT2723H30M00S" calcext:value-type="time">
            <text:p>11:30:00</text:p>
          </table:table-cell>
          <table:table-cell table:style-name="Default" table:formula="of:=CONCATENATE(&quot;SMA/&quot;;[.G118];&quot;/L&quot;;[.H118];&quot;/R&quot;)" office:value-type="string" office:string-value="SMA/B/L0/R" calcext:value-type="string">
            <text:p>SMA/B/L0/R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8];[.M118];&quot;/1&quot;;[.L118];&quot;/B3&quot;)" office:value-type="string" office:string-value="SMA/B/L0/R4/1117/B3" calcext:value-type="string">
            <text:p>SMA/B/L0/R4/1117/B3</text:p>
          </table:table-cell>
          <table:table-cell table:style-name="ce43" office:value-type="string" calcext:value-type="string">
            <text:p>SMA/B/L0/R4/1117/B3</text:p>
          </table:table-cell>
        </table:table-row>
        <table:table-row table:style-name="ro2">
          <table:table-cell table:style-name="ce3" office:value-type="float" office:value="9551270770" calcext:value-type="float">
            <text:p>9551270770</text:p>
          </table:table-cell>
          <table:table-cell table:style-name="ce3" office:value-type="string" calcext:value-type="string">
            <text:p>KAPIL R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747H00M00S" calcext:value-type="time">
            <text:p>11:00:00</text:p>
          </table:table-cell>
          <table:table-cell table:style-name="ce38" office:value-type="time" office:time-value="PT2747H30M00S" calcext:value-type="time">
            <text:p>11:30:00</text:p>
          </table:table-cell>
          <table:table-cell table:style-name="Default" table:formula="of:=CONCATENATE(&quot;SMA/&quot;;[.G119];&quot;/L&quot;;[.H119];&quot;/R&quot;)" office:value-type="string" office:string-value="SMA/B/L0/R" calcext:value-type="string">
            <text:p>SMA/B/L0/R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19];[.M119];&quot;/1&quot;;[.L119];&quot;/B3&quot;)" office:value-type="string" office:string-value="SMA/B/L0/R4/1118/B3" calcext:value-type="string">
            <text:p>SMA/B/L0/R4/1118/B3</text:p>
          </table:table-cell>
          <table:table-cell table:style-name="ce43" office:value-type="string" calcext:value-type="string">
            <text:p>SMA/B/L0/R4/1118/B3</text:p>
          </table:table-cell>
        </table:table-row>
        <table:table-row table:style-name="ro2">
          <table:table-cell table:style-name="ce3" office:value-type="float" office:value="9941332018" calcext:value-type="float">
            <text:p>9941332018</text:p>
          </table:table-cell>
          <table:table-cell table:style-name="ce3" office:value-type="string" calcext:value-type="string">
            <text:p>KATHIR M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771H00M00S" calcext:value-type="time">
            <text:p>11:00:00</text:p>
          </table:table-cell>
          <table:table-cell table:style-name="ce38" office:value-type="time" office:time-value="PT2771H30M00S" calcext:value-type="time">
            <text:p>11:30:00</text:p>
          </table:table-cell>
          <table:table-cell table:style-name="Default" table:formula="of:=CONCATENATE(&quot;SMA/&quot;;[.G120];&quot;/L&quot;;[.H120];&quot;/R&quot;)" office:value-type="string" office:string-value="SMA/B/L0/R" calcext:value-type="string">
            <text:p>SMA/B/L0/R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0];[.M120];&quot;/1&quot;;[.L120];&quot;/B3&quot;)" office:value-type="string" office:string-value="SMA/B/L0/R4/1119/B3" calcext:value-type="string">
            <text:p>SMA/B/L0/R4/1119/B3</text:p>
          </table:table-cell>
          <table:table-cell table:style-name="ce43" office:value-type="string" calcext:value-type="string">
            <text:p>SMA/B/L0/R4/1119/B3</text:p>
          </table:table-cell>
        </table:table-row>
        <table:table-row table:style-name="ro2">
          <table:table-cell table:style-name="ce3" office:value-type="float" office:value="9789461145" calcext:value-type="float">
            <text:p>9789461145</text:p>
          </table:table-cell>
          <table:table-cell table:style-name="ce3" office:value-type="string" calcext:value-type="string">
            <text:p>KAVIN M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795H00M00S" calcext:value-type="time">
            <text:p>11:00:00</text:p>
          </table:table-cell>
          <table:table-cell table:style-name="ce38" office:value-type="time" office:time-value="PT2795H30M00S" calcext:value-type="time">
            <text:p>11:30:00</text:p>
          </table:table-cell>
          <table:table-cell table:style-name="Default" table:formula="of:=CONCATENATE(&quot;SMA/&quot;;[.G121];&quot;/L&quot;;[.H121];&quot;/R&quot;)" office:value-type="string" office:string-value="SMA/B/L0/R" calcext:value-type="string">
            <text:p>SMA/B/L0/R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1];[.M121];&quot;/1&quot;;[.L121];&quot;/B3&quot;)" office:value-type="string" office:string-value="SMA/B/L0/R4/1120/B3" calcext:value-type="string">
            <text:p>SMA/B/L0/R4/1120/B3</text:p>
          </table:table-cell>
          <table:table-cell table:style-name="ce43" office:value-type="string" calcext:value-type="string">
            <text:p>SMA/B/L0/R4/1120/B3</text:p>
          </table:table-cell>
        </table:table-row>
        <table:table-row table:style-name="ro2">
          <table:table-cell table:style-name="ce3" office:value-type="float" office:value="8940128272" calcext:value-type="float">
            <text:p>8940128272</text:p>
          </table:table-cell>
          <table:table-cell table:style-name="ce3" office:value-type="string" calcext:value-type="string">
            <text:p>KUMARAN G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819H00M00S" calcext:value-type="time">
            <text:p>11:00:00</text:p>
          </table:table-cell>
          <table:table-cell table:style-name="ce38" office:value-type="time" office:time-value="PT2819H30M00S" calcext:value-type="time">
            <text:p>11:30:00</text:p>
          </table:table-cell>
          <table:table-cell table:style-name="Default" table:formula="of:=CONCATENATE(&quot;SMA/&quot;;[.G122];&quot;/L&quot;;[.H122];&quot;/R&quot;)" office:value-type="string" office:string-value="SMA/B/L0/R" calcext:value-type="string">
            <text:p>SMA/B/L0/R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2];[.M122];&quot;/1&quot;;[.L122];&quot;/B3&quot;)" office:value-type="string" office:string-value="SMA/B/L0/R4/1121/B3" calcext:value-type="string">
            <text:p>SMA/B/L0/R4/1121/B3</text:p>
          </table:table-cell>
          <table:table-cell table:style-name="ce43" office:value-type="string" calcext:value-type="string">
            <text:p>SMA/B/L0/R4/1121/B3</text:p>
          </table:table-cell>
        </table:table-row>
        <table:table-row table:style-name="ro2">
          <table:table-cell table:style-name="ce3" office:value-type="float" office:value="9313575364" calcext:value-type="float">
            <text:p>9313575364</text:p>
          </table:table-cell>
          <table:table-cell table:style-name="ce3" office:value-type="string" calcext:value-type="string">
            <text:p>NRIPENDRANATH S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843H00M00S" calcext:value-type="time">
            <text:p>11:00:00</text:p>
          </table:table-cell>
          <table:table-cell table:style-name="ce38" office:value-type="time" office:time-value="PT2843H30M00S" calcext:value-type="time">
            <text:p>11:30:00</text:p>
          </table:table-cell>
          <table:table-cell table:style-name="Default" table:formula="of:=CONCATENATE(&quot;SMA/&quot;;[.G123];&quot;/L&quot;;[.H123];&quot;/R&quot;)" office:value-type="string" office:string-value="SMA/B/L0/R" calcext:value-type="string">
            <text:p>SMA/B/L0/R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3];[.M123];&quot;/1&quot;;[.L123];&quot;/B3&quot;)" office:value-type="string" office:string-value="SMA/B/L0/R4/1122/B3" calcext:value-type="string">
            <text:p>SMA/B/L0/R4/1122/B3</text:p>
          </table:table-cell>
          <table:table-cell table:style-name="ce43" office:value-type="string" calcext:value-type="string">
            <text:p>SMA/B/L0/R4/1122/B3</text:p>
          </table:table-cell>
        </table:table-row>
        <table:table-row table:style-name="ro2">
          <table:table-cell table:style-name="ce3" office:value-type="float" office:value="9884067881" calcext:value-type="float">
            <text:p>9884067881</text:p>
          </table:table-cell>
          <table:table-cell table:style-name="ce3" office:value-type="string" calcext:value-type="string">
            <text:p>PRAVEEN KUMAR N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867H00M00S" calcext:value-type="time">
            <text:p>11:00:00</text:p>
          </table:table-cell>
          <table:table-cell table:style-name="ce38" office:value-type="time" office:time-value="PT2867H30M00S" calcext:value-type="time">
            <text:p>11:30:00</text:p>
          </table:table-cell>
          <table:table-cell table:style-name="Default" table:formula="of:=CONCATENATE(&quot;SMA/&quot;;[.G124];&quot;/L&quot;;[.H124];&quot;/R&quot;)" office:value-type="string" office:string-value="SMA/B/L0/R" calcext:value-type="string">
            <text:p>SMA/B/L0/R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4];[.M124];&quot;/1&quot;;[.L124];&quot;/B3&quot;)" office:value-type="string" office:string-value="SMA/B/L0/R4/1123/B3" calcext:value-type="string">
            <text:p>SMA/B/L0/R4/1123/B3</text:p>
          </table:table-cell>
          <table:table-cell table:style-name="ce43" office:value-type="string" calcext:value-type="string">
            <text:p>SMA/B/L0/R4/1123/B3</text:p>
          </table:table-cell>
        </table:table-row>
        <table:table-row table:style-name="ro2">
          <table:table-cell table:style-name="ce3" office:value-type="float" office:value="9962904367" calcext:value-type="float">
            <text:p>9962904367</text:p>
          </table:table-cell>
          <table:table-cell table:style-name="ce3" office:value-type="string" calcext:value-type="string">
            <text:p>SANTHOSH KUMAR K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891H00M00S" calcext:value-type="time">
            <text:p>11:00:00</text:p>
          </table:table-cell>
          <table:table-cell table:style-name="ce38" office:value-type="time" office:time-value="PT2891H30M00S" calcext:value-type="time">
            <text:p>11:30:00</text:p>
          </table:table-cell>
          <table:table-cell table:style-name="Default" table:formula="of:=CONCATENATE(&quot;SMA/&quot;;[.G125];&quot;/L&quot;;[.H125];&quot;/R&quot;)" office:value-type="string" office:string-value="SMA/B/L0/R" calcext:value-type="string">
            <text:p>SMA/B/L0/R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5];[.M125];&quot;/1&quot;;[.L125];&quot;/B3&quot;)" office:value-type="string" office:string-value="SMA/B/L0/R4/1124/B3" calcext:value-type="string">
            <text:p>SMA/B/L0/R4/1124/B3</text:p>
          </table:table-cell>
          <table:table-cell table:style-name="ce43" office:value-type="string" calcext:value-type="string">
            <text:p>SMA/B/L0/R4/1124/B3</text:p>
          </table:table-cell>
        </table:table-row>
        <table:table-row table:style-name="ro2">
          <table:table-cell table:style-name="ce3" office:value-type="float" office:value="9884377494" calcext:value-type="float">
            <text:p>9884377494</text:p>
          </table:table-cell>
          <table:table-cell table:style-name="ce3" office:value-type="string" calcext:value-type="string">
            <text:p>SHAM RAJA KUMARAN LT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915H00M00S" calcext:value-type="time">
            <text:p>11:00:00</text:p>
          </table:table-cell>
          <table:table-cell table:style-name="ce38" office:value-type="time" office:time-value="PT2915H30M00S" calcext:value-type="time">
            <text:p>11:30:00</text:p>
          </table:table-cell>
          <table:table-cell table:style-name="Default" table:formula="of:=CONCATENATE(&quot;SMA/&quot;;[.G126];&quot;/L&quot;;[.H126];&quot;/R&quot;)" office:value-type="string" office:string-value="SMA/B/L0/R" calcext:value-type="string">
            <text:p>SMA/B/L0/R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6];[.M126];&quot;/1&quot;;[.L126];&quot;/B3&quot;)" office:value-type="string" office:string-value="SMA/B/L0/R4/1125/B3" calcext:value-type="string">
            <text:p>SMA/B/L0/R4/1125/B3</text:p>
          </table:table-cell>
          <table:table-cell table:style-name="ce43" office:value-type="string" calcext:value-type="string">
            <text:p>SMA/B/L0/R4/1125/B3</text:p>
          </table:table-cell>
        </table:table-row>
        <table:table-row table:style-name="ro2">
          <table:table-cell table:style-name="ce3" office:value-type="float" office:value="9791071113" calcext:value-type="float">
            <text:p>9791071113</text:p>
          </table:table-cell>
          <table:table-cell table:style-name="ce3" office:value-type="string" calcext:value-type="string">
            <text:p>SUNJAIY PRAKKASH KR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939H00M00S" calcext:value-type="time">
            <text:p>11:00:00</text:p>
          </table:table-cell>
          <table:table-cell table:style-name="ce38" office:value-type="time" office:time-value="PT2939H30M00S" calcext:value-type="time">
            <text:p>11:30:00</text:p>
          </table:table-cell>
          <table:table-cell table:style-name="Default" table:formula="of:=CONCATENATE(&quot;SMA/&quot;;[.G127];&quot;/L&quot;;[.H127];&quot;/R&quot;)" office:value-type="string" office:string-value="SMA/B/L0/R" calcext:value-type="string">
            <text:p>SMA/B/L0/R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7];[.M127];&quot;/1&quot;;[.L127];&quot;/B3&quot;)" office:value-type="string" office:string-value="SMA/B/L0/R4/1126/B3" calcext:value-type="string">
            <text:p>SMA/B/L0/R4/1126/B3</text:p>
          </table:table-cell>
          <table:table-cell table:style-name="ce43" office:value-type="string" calcext:value-type="string">
            <text:p>SMA/B/L0/R4/1126/B3</text:p>
          </table:table-cell>
        </table:table-row>
        <table:table-row table:style-name="ro2">
          <table:table-cell table:style-name="ce3" office:value-type="float" office:value="8807170547" calcext:value-type="float">
            <text:p>8807170547</text:p>
          </table:table-cell>
          <table:table-cell table:style-name="ce3" office:value-type="string" calcext:value-type="string">
            <text:p>THARUN L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963H00M00S" calcext:value-type="time">
            <text:p>11:00:00</text:p>
          </table:table-cell>
          <table:table-cell table:style-name="ce38" office:value-type="time" office:time-value="PT2963H30M00S" calcext:value-type="time">
            <text:p>11:30:00</text:p>
          </table:table-cell>
          <table:table-cell table:style-name="Default" table:formula="of:=CONCATENATE(&quot;SMA/&quot;;[.G128];&quot;/L&quot;;[.H128];&quot;/R&quot;)" office:value-type="string" office:string-value="SMA/B/L0/R" calcext:value-type="string">
            <text:p>SMA/B/L0/R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8];[.M128];&quot;/1&quot;;[.L128];&quot;/B3&quot;)" office:value-type="string" office:string-value="SMA/B/L0/R4/1127/B3" calcext:value-type="string">
            <text:p>SMA/B/L0/R4/1127/B3</text:p>
          </table:table-cell>
          <table:table-cell table:style-name="ce43" office:value-type="string" calcext:value-type="string">
            <text:p>SMA/B/L0/R4/1127/B3</text:p>
          </table:table-cell>
        </table:table-row>
        <table:table-row table:style-name="ro2">
          <table:table-cell table:style-name="ce3" office:value-type="float" office:value="9940573567" calcext:value-type="float">
            <text:p>9940573567</text:p>
          </table:table-cell>
          <table:table-cell table:style-name="ce3" office:value-type="string" calcext:value-type="string">
            <text:p>DEVAPRIYA K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2987H00M00S" calcext:value-type="time">
            <text:p>11:00:00</text:p>
          </table:table-cell>
          <table:table-cell table:style-name="ce38" office:value-type="time" office:time-value="PT2987H30M00S" calcext:value-type="time">
            <text:p>11:30:00</text:p>
          </table:table-cell>
          <table:table-cell table:style-name="Default" table:formula="of:=CONCATENATE(&quot;SMA/&quot;;[.G129];&quot;/L&quot;;[.H129];&quot;/R&quot;)" office:value-type="string" office:string-value="SMA/C/L0/R" calcext:value-type="string">
            <text:p>SMA/C/L0/R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29];[.M129];&quot;/1&quot;;[.L129];&quot;/B3&quot;)" office:value-type="string" office:string-value="SMA/C/L0/R4/1128/B3" calcext:value-type="string">
            <text:p>SMA/C/L0/R4/1128/B3</text:p>
          </table:table-cell>
          <table:table-cell table:style-name="ce43" office:value-type="string" calcext:value-type="string">
            <text:p>SMA/C/L0/R4/1128/B3</text:p>
          </table:table-cell>
        </table:table-row>
        <table:table-row table:style-name="ro2">
          <table:table-cell table:style-name="ce3" office:value-type="float" office:value="9176170895" calcext:value-type="float">
            <text:p>9176170895</text:p>
          </table:table-cell>
          <table:table-cell table:style-name="ce3" office:value-type="string" calcext:value-type="string">
            <text:p>MONISHKUMAR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3011H00M00S" calcext:value-type="time">
            <text:p>11:00:00</text:p>
          </table:table-cell>
          <table:table-cell table:style-name="ce38" office:value-type="time" office:time-value="PT3011H30M00S" calcext:value-type="time">
            <text:p>11:30:00</text:p>
          </table:table-cell>
          <table:table-cell table:style-name="Default" table:formula="of:=CONCATENATE(&quot;SMA/&quot;;[.G130];&quot;/L&quot;;[.H130];&quot;/R&quot;)" office:value-type="string" office:string-value="SMA/C/L0/R" calcext:value-type="string">
            <text:p>SMA/C/L0/R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0];[.M130];&quot;/1&quot;;[.L130];&quot;/B3&quot;)" office:value-type="string" office:string-value="SMA/C/L0/R4/1129/B3" calcext:value-type="string">
            <text:p>SMA/C/L0/R4/1129/B3</text:p>
          </table:table-cell>
          <table:table-cell table:style-name="ce43" office:value-type="string" calcext:value-type="string">
            <text:p>SMA/C/L0/R4/1129/B3</text:p>
          </table:table-cell>
        </table:table-row>
        <table:table-row table:style-name="ro2">
          <table:table-cell table:style-name="ce3" office:value-type="float" office:value="9600147415" calcext:value-type="float">
            <text:p>9600147415</text:p>
          </table:table-cell>
          <table:table-cell table:style-name="ce3" office:value-type="string" calcext:value-type="string">
            <text:p>SINDHU H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time" office:time-value="PT3035H00M00S" calcext:value-type="time">
            <text:p>11:00:00</text:p>
          </table:table-cell>
          <table:table-cell table:style-name="ce38" office:value-type="time" office:time-value="PT3035H30M00S" calcext:value-type="time">
            <text:p>11:30:00</text:p>
          </table:table-cell>
          <table:table-cell table:style-name="Default" table:formula="of:=CONCATENATE(&quot;SMA/&quot;;[.G131];&quot;/L&quot;;[.H131];&quot;/R&quot;)" office:value-type="string" office:string-value="SMA/D/L0/R" calcext:value-type="string">
            <text:p>SMA/D/L0/R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1];[.M131];&quot;/1&quot;;[.L131];&quot;/B3&quot;)" office:value-type="string" office:string-value="SMA/D/L0/R4/1130/B3" calcext:value-type="string">
            <text:p>SMA/D/L0/R4/1130/B3</text:p>
          </table:table-cell>
          <table:table-cell table:style-name="ce43" office:value-type="string" calcext:value-type="string">
            <text:p>SMA/D/L0/R4/1130/B3</text:p>
          </table:table-cell>
        </table:table-row>
        <table:table-row table:style-name="ro2">
          <table:table-cell table:style-name="ce3" office:value-type="float" office:value="9176562499" calcext:value-type="float">
            <text:p>9176562499</text:p>
          </table:table-cell>
          <table:table-cell table:style-name="ce3" office:value-type="string" calcext:value-type="string">
            <text:p>A YASHASWIN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3059H00M00S" calcext:value-type="time">
            <text:p>11:00:00</text:p>
          </table:table-cell>
          <table:table-cell table:style-name="ce38" office:value-type="time" office:time-value="PT3059H30M00S" calcext:value-type="time">
            <text:p>11:30:00</text:p>
          </table:table-cell>
          <table:table-cell table:style-name="Default" table:formula="of:=CONCATENATE(&quot;SMA/&quot;;[.G132];&quot;/L&quot;;[.H132];&quot;/R&quot;)" office:value-type="string" office:string-value="SMA/A/L1/R" calcext:value-type="string">
            <text:p>SMA/A/L1/R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2];[.M132];&quot;/1&quot;;[.L132];&quot;/B3&quot;)" office:value-type="string" office:string-value="SMA/A/L1/R4/1131/B3" calcext:value-type="string">
            <text:p>SMA/A/L1/R4/1131/B3</text:p>
          </table:table-cell>
          <table:table-cell table:style-name="ce43" office:value-type="string" calcext:value-type="string">
            <text:p>SMA/A/L1/R4/1131/B3</text:p>
          </table:table-cell>
        </table:table-row>
        <table:table-row table:style-name="ro2">
          <table:table-cell table:style-name="ce3" office:value-type="float" office:value="9176024666" calcext:value-type="float">
            <text:p>9176024666</text:p>
          </table:table-cell>
          <table:table-cell table:style-name="ce3" office:value-type="string" calcext:value-type="string">
            <text:p>D. S. PRAGATHI SREE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dyar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083H30M00.000000003S" calcext:value-type="time">
            <text:p>11:30:00</text:p>
          </table:table-cell>
          <table:table-cell table:style-name="Default" table:formula="of:=CONCATENATE(&quot;SMA/&quot;;[.G133];&quot;/L&quot;;[.H133];&quot;/R&quot;)" office:value-type="string" office:string-value="SMA/A/L1/R" calcext:value-type="string">
            <text:p>SMA/A/L1/R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3];[.M133];&quot;/1&quot;;[.L133];&quot;/B3&quot;)" office:value-type="string" office:string-value="SMA/A/L1/R4/1132/B3" calcext:value-type="string">
            <text:p>SMA/A/L1/R4/1132/B3</text:p>
          </table:table-cell>
          <table:table-cell table:style-name="ce43" office:value-type="string" calcext:value-type="string">
            <text:p>SMA/A/L1/R4/1132/B3</text:p>
          </table:table-cell>
        </table:table-row>
        <table:table-row table:style-name="ro2">
          <table:table-cell table:style-name="ce3" office:value-type="float" office:value="9789057546" calcext:value-type="float">
            <text:p>9789057546</text:p>
          </table:table-cell>
          <table:table-cell table:style-name="ce3" office:value-type="string" calcext:value-type="string">
            <text:p>P KEERTHI VARSHIN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yanavaram</text:p>
          </table:table-cell>
          <table:table-cell table:style-name="ce3" office:value-type="string" calcext:value-type="string">
            <text:p>1015A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107H30M00.000000003S" calcext:value-type="time">
            <text:p>11:30:00</text:p>
          </table:table-cell>
          <table:table-cell table:style-name="Default" table:formula="of:=CONCATENATE(&quot;SMA/&quot;;[.G134];&quot;/L&quot;;[.H134];&quot;/R&quot;)" office:value-type="string" office:string-value="SMA/A/L1/R" calcext:value-type="string">
            <text:p>SMA/A/L1/R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4];[.M134];&quot;/1&quot;;[.L134];&quot;/B3&quot;)" office:value-type="string" office:string-value="SMA/A/L1/R4/1133/B3" calcext:value-type="string">
            <text:p>SMA/A/L1/R4/1133/B3</text:p>
          </table:table-cell>
          <table:table-cell table:style-name="ce43" office:value-type="string" calcext:value-type="string">
            <text:p>SMA/A/L1/R4/1133/B3</text:p>
          </table:table-cell>
        </table:table-row>
        <table:table-row table:style-name="ro2">
          <table:table-cell table:style-name="ce3" office:value-type="float" office:value="8056338405" calcext:value-type="float">
            <text:p>8056338405</text:p>
          </table:table-cell>
          <table:table-cell table:style-name="ce3" office:value-type="string" calcext:value-type="string">
            <text:p>TANUSHREE DUBASH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131H30M00.000000003S" calcext:value-type="time">
            <text:p>11:30:00</text:p>
          </table:table-cell>
          <table:table-cell table:style-name="Default" table:formula="of:=CONCATENATE(&quot;SMA/&quot;;[.G135];&quot;/L&quot;;[.H135];&quot;/R&quot;)" office:value-type="string" office:string-value="SMA/A/L1/R" calcext:value-type="string">
            <text:p>SMA/A/L1/R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5];[.M135];&quot;/1&quot;;[.L135];&quot;/B3&quot;)" office:value-type="string" office:string-value="SMA/A/L1/R4/1134/B3" calcext:value-type="string">
            <text:p>SMA/A/L1/R4/1134/B3</text:p>
          </table:table-cell>
          <table:table-cell table:style-name="ce43" office:value-type="string" calcext:value-type="string">
            <text:p>SMA/A/L1/R4/1134/B3</text:p>
          </table:table-cell>
        </table:table-row>
        <table:table-row table:style-name="ro2">
          <table:table-cell table:style-name="ce3" office:value-type="float" office:value="9941124617" calcext:value-type="float">
            <text:p>9941124617</text:p>
          </table:table-cell>
          <table:table-cell table:style-name="ce3" office:value-type="string" calcext:value-type="string">
            <text:p>W CLAUDICIA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155H30M00.000000003S" calcext:value-type="time">
            <text:p>11:30:00</text:p>
          </table:table-cell>
          <table:table-cell table:style-name="Default" table:formula="of:=CONCATENATE(&quot;SMA/&quot;;[.G136];&quot;/L&quot;;[.H136];&quot;/R&quot;)" office:value-type="string" office:string-value="SMA/A/L1/R" calcext:value-type="string">
            <text:p>SMA/A/L1/R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6];[.M136];&quot;/1&quot;;[.L136];&quot;/B3&quot;)" office:value-type="string" office:string-value="SMA/A/L1/R4/1135/B3" calcext:value-type="string">
            <text:p>SMA/A/L1/R4/1135/B3</text:p>
          </table:table-cell>
          <table:table-cell table:style-name="ce43" office:value-type="string" calcext:value-type="string">
            <text:p>SMA/A/L1/R4/1135/B3</text:p>
          </table:table-cell>
        </table:table-row>
        <table:table-row table:style-name="ro2">
          <table:table-cell table:style-name="ce3" office:value-type="float" office:value="9710581363" calcext:value-type="float">
            <text:p>9710581363</text:p>
          </table:table-cell>
          <table:table-cell table:style-name="ce3" office:value-type="string" calcext:value-type="string">
            <text:p>K. KESHWIN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dyar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179H30M00.000000003S" calcext:value-type="time">
            <text:p>11:30:00</text:p>
          </table:table-cell>
          <table:table-cell table:style-name="Default" table:formula="of:=CONCATENATE(&quot;SMA/&quot;;[.G137];&quot;/L&quot;;[.H137];&quot;/R&quot;)" office:value-type="string" office:string-value="SMA/B/L1/R" calcext:value-type="string">
            <text:p>SMA/B/L1/R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7];[.M137];&quot;/1&quot;;[.L137];&quot;/B3&quot;)" office:value-type="string" office:string-value="SMA/B/L1/R4/1136/B3" calcext:value-type="string">
            <text:p>SMA/B/L1/R4/1136/B3</text:p>
          </table:table-cell>
          <table:table-cell table:style-name="ce43" office:value-type="string" calcext:value-type="string">
            <text:p>SMA/B/L1/R4/1136/B3</text:p>
          </table:table-cell>
        </table:table-row>
        <table:table-row table:style-name="ro2">
          <table:table-cell table:style-name="ce3" office:value-type="float" office:value="9786707901" calcext:value-type="float">
            <text:p>9786707901</text:p>
          </table:table-cell>
          <table:table-cell table:style-name="ce3" office:value-type="string" calcext:value-type="string">
            <text:p>R.MANIKANDAAN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203H30M00.000000003S" calcext:value-type="time">
            <text:p>11:30:00</text:p>
          </table:table-cell>
          <table:table-cell table:style-name="Default" table:formula="of:=CONCATENATE(&quot;SMA/&quot;;[.G138];&quot;/L&quot;;[.H138];&quot;/R&quot;)" office:value-type="string" office:string-value="SMA/B/L1/R" calcext:value-type="string">
            <text:p>SMA/B/L1/R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8];[.M138];&quot;/1&quot;;[.L138];&quot;/B3&quot;)" office:value-type="string" office:string-value="SMA/B/L1/R4/1137/B3" calcext:value-type="string">
            <text:p>SMA/B/L1/R4/1137/B3</text:p>
          </table:table-cell>
          <table:table-cell table:style-name="ce43" office:value-type="string" calcext:value-type="string">
            <text:p>SMA/B/L1/R4/1137/B3</text:p>
          </table:table-cell>
        </table:table-row>
        <table:table-row table:style-name="ro2">
          <table:table-cell table:style-name="ce3" office:value-type="float" office:value="8667470413" calcext:value-type="float">
            <text:p>8667470413</text:p>
          </table:table-cell>
          <table:table-cell table:style-name="ce3" office:value-type="string" calcext:value-type="string">
            <text:p>S.SANTHOSH SELVARAJAN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227H30M00.000000003S" calcext:value-type="time">
            <text:p>11:30:00</text:p>
          </table:table-cell>
          <table:table-cell table:style-name="Default" table:formula="of:=CONCATENATE(&quot;SMA/&quot;;[.G139];&quot;/L&quot;;[.H139];&quot;/R&quot;)" office:value-type="string" office:string-value="SMA/B/L1/R" calcext:value-type="string">
            <text:p>SMA/B/L1/R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39];[.M139];&quot;/1&quot;;[.L139];&quot;/B3&quot;)" office:value-type="string" office:string-value="SMA/B/L1/R4/1138/B3" calcext:value-type="string">
            <text:p>SMA/B/L1/R4/1138/B3</text:p>
          </table:table-cell>
          <table:table-cell table:style-name="ce43" office:value-type="string" calcext:value-type="string">
            <text:p>SMA/B/L1/R4/1138/B3</text:p>
          </table:table-cell>
        </table:table-row>
        <table:table-row table:style-name="ro2">
          <table:table-cell table:style-name="ce3" office:value-type="float" office:value="7904921864" calcext:value-type="float">
            <text:p>7904921864</text:p>
          </table:table-cell>
          <table:table-cell table:style-name="ce3" office:value-type="string" calcext:value-type="string">
            <text:p>SHIVANE.S.G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251H30M00.000000003S" calcext:value-type="time">
            <text:p>11:30:00</text:p>
          </table:table-cell>
          <table:table-cell table:style-name="Default" table:formula="of:=CONCATENATE(&quot;SMA/&quot;;[.G140];&quot;/L&quot;;[.H140];&quot;/R&quot;)" office:value-type="string" office:string-value="SMA/B/L1/R" calcext:value-type="string">
            <text:p>SMA/B/L1/R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40];[.M140];&quot;/1&quot;;[.L140];&quot;/B3&quot;)" office:value-type="string" office:string-value="SMA/B/L1/R4/1139/B3" calcext:value-type="string">
            <text:p>SMA/B/L1/R4/1139/B3</text:p>
          </table:table-cell>
          <table:table-cell table:style-name="ce43" office:value-type="string" calcext:value-type="string">
            <text:p>SMA/B/L1/R4/1139/B3</text:p>
          </table:table-cell>
        </table:table-row>
        <table:table-row table:style-name="ro2">
          <table:table-cell table:style-name="ce3" office:value-type="float" office:value="9940566356" calcext:value-type="float">
            <text:p>9940566356</text:p>
          </table:table-cell>
          <table:table-cell table:style-name="ce3" office:value-type="string" calcext:value-type="string">
            <text:p>W MOUSHUMI ALICE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275H30M00.000000003S" calcext:value-type="time">
            <text:p>11:30:00</text:p>
          </table:table-cell>
          <table:table-cell table:style-name="Default" table:formula="of:=CONCATENATE(&quot;SMA/&quot;;[.G141];&quot;/L&quot;;[.H141];&quot;/R&quot;)" office:value-type="string" office:string-value="SMA/C/L1/R" calcext:value-type="string">
            <text:p>SMA/C/L1/R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41];[.M141];&quot;/1&quot;;[.L141];&quot;/B3&quot;)" office:value-type="string" office:string-value="SMA/C/L1/R4/1140/B3" calcext:value-type="string">
            <text:p>SMA/C/L1/R4/1140/B3</text:p>
          </table:table-cell>
          <table:table-cell table:style-name="ce43" office:value-type="string" calcext:value-type="string">
            <text:p>SMA/C/L1/R4/1140/B3</text:p>
          </table:table-cell>
        </table:table-row>
        <table:table-row table:style-name="ro2">
          <table:table-cell table:style-name="ce3" office:value-type="float" office:value="8668125603" calcext:value-type="float">
            <text:p>8668125603</text:p>
          </table:table-cell>
          <table:table-cell table:style-name="ce3" office:value-type="string" calcext:value-type="string">
            <text:p>JIVANTHIKA.M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299H30M00.000000003S" calcext:value-type="time">
            <text:p>11:30:00</text:p>
          </table:table-cell>
          <table:table-cell table:style-name="Default" table:formula="of:=CONCATENATE(&quot;SMA/&quot;;[.G142];&quot;/L&quot;;[.H142];&quot;/R&quot;)" office:value-type="string" office:string-value="SMA/A/L2/R" calcext:value-type="string">
            <text:p>SMA/A/L2/R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42];[.M142];&quot;/1&quot;;[.L142];&quot;/B3&quot;)" office:value-type="string" office:string-value="SMA/A/L2/R4/1141/B3" calcext:value-type="string">
            <text:p>SMA/A/L2/R4/1141/B3</text:p>
          </table:table-cell>
          <table:table-cell table:style-name="ce43" office:value-type="string" calcext:value-type="string">
            <text:p>SMA/A/L2/R4/1141/B3</text:p>
          </table:table-cell>
        </table:table-row>
        <table:table-row table:style-name="ro2">
          <table:table-cell table:style-name="ce3" office:value-type="float" office:value="9840231347" calcext:value-type="float">
            <text:p>9840231347</text:p>
          </table:table-cell>
          <table:table-cell table:style-name="ce3" office:value-type="string" calcext:value-type="string">
            <text:p>THISHANTH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323H30M00.000000003S" calcext:value-type="time">
            <text:p>11:30:00</text:p>
          </table:table-cell>
          <table:table-cell table:style-name="Default" table:formula="of:=CONCATENATE(&quot;SMA/&quot;;[.G143];&quot;/L&quot;;[.H143];&quot;/R&quot;)" office:value-type="string" office:string-value="SMA/A/L2/R" calcext:value-type="string">
            <text:p>SMA/A/L2/R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43];[.M143];&quot;/1&quot;;[.L143];&quot;/B3&quot;)" office:value-type="string" office:string-value="SMA/A/L2/R4/1142/B3" calcext:value-type="string">
            <text:p>SMA/A/L2/R4/1142/B3</text:p>
          </table:table-cell>
          <table:table-cell table:style-name="ce43" office:value-type="string" calcext:value-type="string">
            <text:p>SMA/A/L2/R4/1142/B3</text:p>
          </table:table-cell>
        </table:table-row>
        <table:table-row table:style-name="ro2">
          <table:table-cell table:style-name="ce3" office:value-type="float" office:value="8778650172" calcext:value-type="float">
            <text:p>8778650172</text:p>
          </table:table-cell>
          <table:table-cell table:style-name="ce3" office:value-type="string" calcext:value-type="string">
            <text:p>AYASHWANTH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347H30M00.000000003S" calcext:value-type="time">
            <text:p>11:30:00</text:p>
          </table:table-cell>
          <table:table-cell table:style-name="Default" table:formula="of:=CONCATENATE(&quot;SMA/&quot;;[.G144];&quot;/L&quot;;[.H144];&quot;/R&quot;)" office:value-type="string" office:string-value="SMA/B/L2/R" calcext:value-type="string">
            <text:p>SMA/B/L2/R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44];[.M144];&quot;/1&quot;;[.L144];&quot;/B3&quot;)" office:value-type="string" office:string-value="SMA/B/L2/R4/1143/B3" calcext:value-type="string">
            <text:p>SMA/B/L2/R4/1143/B3</text:p>
          </table:table-cell>
          <table:table-cell table:style-name="ce43" office:value-type="string" calcext:value-type="string">
            <text:p>SMA/B/L2/R4/1143/B3</text:p>
          </table:table-cell>
        </table:table-row>
        <table:table-row table:style-name="ro2">
          <table:table-cell table:style-name="ce3" office:value-type="float" office:value="9488094997" calcext:value-type="float">
            <text:p>9488094997</text:p>
          </table:table-cell>
          <table:table-cell table:style-name="ce3" office:value-type="string" calcext:value-type="string">
            <text:p>HARISH V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371H30M00.000000003S" calcext:value-type="time">
            <text:p>11:30:00</text:p>
          </table:table-cell>
          <table:table-cell table:style-name="Default" table:formula="of:=CONCATENATE(&quot;SMA/&quot;;[.G145];&quot;/L&quot;;[.H145];&quot;/R&quot;)" office:value-type="string" office:string-value="SMA/B/L2/R" calcext:value-type="string">
            <text:p>SMA/B/L2/R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CONCATENATE([.K145];[.M145];&quot;/1&quot;;[.L145];&quot;/B3&quot;)" office:value-type="string" office:string-value="SMA/B/L2/R4/1144/B3" calcext:value-type="string">
            <text:p>SMA/B/L2/R4/1144/B3</text:p>
          </table:table-cell>
          <table:table-cell table:style-name="ce43" office:value-type="string" calcext:value-type="string">
            <text:p>SMA/B/L2/R4/1144/B3</text:p>
          </table:table-cell>
        </table:table-row>
        <table:table-row table:style-name="ro2">
          <table:table-cell table:style-name="ce3" office:value-type="float" office:value="9840300788" calcext:value-type="float">
            <text:p>9840300788</text:p>
          </table:table-cell>
          <table:table-cell table:style-name="ce3" office:value-type="string" calcext:value-type="string">
            <text:p>JANANI D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395H30M00.000000003S" calcext:value-type="time">
            <text:p>11:30:00</text:p>
          </table:table-cell>
          <table:table-cell table:style-name="Default" table:formula="of:=CONCATENATE(&quot;SMA/&quot;;[.G146];&quot;/L&quot;;[.H146];&quot;/R&quot;)" office:value-type="string" office:string-value="SMA/B/L2/R" calcext:value-type="string">
            <text:p>SMA/B/L2/R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46];[.M146];&quot;/1&quot;;[.L146];&quot;/B3&quot;)" office:value-type="string" office:string-value="SMA/B/L2/R5/1145/B3" calcext:value-type="string">
            <text:p>SMA/B/L2/R5/1145/B3</text:p>
          </table:table-cell>
          <table:table-cell table:style-name="ce43" office:value-type="string" calcext:value-type="string">
            <text:p>SMA/B/L2/R5/1145/B3</text:p>
          </table:table-cell>
        </table:table-row>
        <table:table-row table:style-name="ro2">
          <table:table-cell table:style-name="ce3" office:value-type="float" office:value="9962826589" calcext:value-type="float">
            <text:p>9962826589</text:p>
          </table:table-cell>
          <table:table-cell table:style-name="ce3" office:value-type="string" calcext:value-type="string">
            <text:p>KEERTHIKA M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419H30M00.000000003S" calcext:value-type="time">
            <text:p>11:30:00</text:p>
          </table:table-cell>
          <table:table-cell table:style-name="Default" table:formula="of:=CONCATENATE(&quot;SMA/&quot;;[.G147];&quot;/L&quot;;[.H147];&quot;/R&quot;)" office:value-type="string" office:string-value="SMA/B/L2/R" calcext:value-type="string">
            <text:p>SMA/B/L2/R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47];[.M147];&quot;/1&quot;;[.L147];&quot;/B3&quot;)" office:value-type="string" office:string-value="SMA/B/L2/R5/1146/B3" calcext:value-type="string">
            <text:p>SMA/B/L2/R5/1146/B3</text:p>
          </table:table-cell>
          <table:table-cell table:style-name="ce43" office:value-type="string" calcext:value-type="string">
            <text:p>SMA/B/L2/R5/1146/B3</text:p>
          </table:table-cell>
        </table:table-row>
        <table:table-row table:style-name="ro2">
          <table:table-cell table:style-name="ce3" office:value-type="float" office:value="9940500822" calcext:value-type="float">
            <text:p>9940500822</text:p>
          </table:table-cell>
          <table:table-cell table:style-name="ce3" office:value-type="string" calcext:value-type="string">
            <text:p>NITHISH KANNAN D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443H30M00.000000003S" calcext:value-type="time">
            <text:p>11:30:00</text:p>
          </table:table-cell>
          <table:table-cell table:style-name="Default" table:formula="of:=CONCATENATE(&quot;SMA/&quot;;[.G148];&quot;/L&quot;;[.H148];&quot;/R&quot;)" office:value-type="string" office:string-value="SMA/B/L2/R" calcext:value-type="string">
            <text:p>SMA/B/L2/R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48];[.M148];&quot;/1&quot;;[.L148];&quot;/B3&quot;)" office:value-type="string" office:string-value="SMA/B/L2/R5/1147/B3" calcext:value-type="string">
            <text:p>SMA/B/L2/R5/1147/B3</text:p>
          </table:table-cell>
          <table:table-cell table:style-name="ce43" office:value-type="string" calcext:value-type="string">
            <text:p>SMA/B/L2/R5/1147/B3</text:p>
          </table:table-cell>
        </table:table-row>
        <table:table-row table:style-name="ro2">
          <table:table-cell table:style-name="ce3" office:value-type="float" office:value="9941193847" calcext:value-type="float">
            <text:p>9941193847</text:p>
          </table:table-cell>
          <table:table-cell table:style-name="ce3" office:value-type="string" calcext:value-type="string">
            <text:p>S PRANAV KUMAR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467H30M00.000000003S" calcext:value-type="time">
            <text:p>11:30:00</text:p>
          </table:table-cell>
          <table:table-cell table:style-name="Default" table:formula="of:=CONCATENATE(&quot;SMA/&quot;;[.G149];&quot;/L&quot;;[.H149];&quot;/R&quot;)" office:value-type="string" office:string-value="SMA/B/L2/R" calcext:value-type="string">
            <text:p>SMA/B/L2/R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49];[.M149];&quot;/1&quot;;[.L149];&quot;/B3&quot;)" office:value-type="string" office:string-value="SMA/B/L2/R5/1148/B3" calcext:value-type="string">
            <text:p>SMA/B/L2/R5/1148/B3</text:p>
          </table:table-cell>
          <table:table-cell table:style-name="ce43" office:value-type="string" calcext:value-type="string">
            <text:p>SMA/B/L2/R5/1148/B3</text:p>
          </table:table-cell>
        </table:table-row>
        <table:table-row table:style-name="ro2">
          <table:table-cell table:style-name="ce3" office:value-type="float" office:value="9600049218" calcext:value-type="float">
            <text:p>9600049218</text:p>
          </table:table-cell>
          <table:table-cell table:style-name="ce3" office:value-type="string" calcext:value-type="string">
            <text:p>S.DHEEBA DHARSHIN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dyar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491H30M00.000000003S" calcext:value-type="time">
            <text:p>11:30:00</text:p>
          </table:table-cell>
          <table:table-cell table:style-name="Default" table:formula="of:=CONCATENATE(&quot;SMA/&quot;;[.G150];&quot;/L&quot;;[.H150];&quot;/R&quot;)" office:value-type="string" office:string-value="SMA/B/L2/R" calcext:value-type="string">
            <text:p>SMA/B/L2/R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0];[.M150];&quot;/1&quot;;[.L150];&quot;/B3&quot;)" office:value-type="string" office:string-value="SMA/B/L2/R5/1149/B3" calcext:value-type="string">
            <text:p>SMA/B/L2/R5/1149/B3</text:p>
          </table:table-cell>
          <table:table-cell table:style-name="ce43" office:value-type="string" calcext:value-type="string">
            <text:p>SMA/B/L2/R5/1149/B3</text:p>
          </table:table-cell>
        </table:table-row>
        <table:table-row table:style-name="ro2">
          <table:table-cell table:style-name="ce3" office:value-type="float" office:value="9611634077" calcext:value-type="float">
            <text:p>9611634077</text:p>
          </table:table-cell>
          <table:table-cell table:style-name="ce3" office:value-type="string" calcext:value-type="string">
            <text:p>S.SAHANA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515H30M00.000000003S" calcext:value-type="time">
            <text:p>11:30:00</text:p>
          </table:table-cell>
          <table:table-cell table:style-name="Default" table:formula="of:=CONCATENATE(&quot;SMA/&quot;;[.G151];&quot;/L&quot;;[.H151];&quot;/R&quot;)" office:value-type="string" office:string-value="SMA/B/L2/R" calcext:value-type="string">
            <text:p>SMA/B/L2/R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1];[.M151];&quot;/1&quot;;[.L151];&quot;/B3&quot;)" office:value-type="string" office:string-value="SMA/B/L2/R5/1150/B3" calcext:value-type="string">
            <text:p>SMA/B/L2/R5/1150/B3</text:p>
          </table:table-cell>
          <table:table-cell table:style-name="ce43" office:value-type="string" calcext:value-type="string">
            <text:p>SMA/B/L2/R5/1150/B3</text:p>
          </table:table-cell>
        </table:table-row>
        <table:table-row table:style-name="ro2">
          <table:table-cell table:style-name="ce3" office:value-type="float" office:value="9840079800" calcext:value-type="float">
            <text:p>9840079800</text:p>
          </table:table-cell>
          <table:table-cell table:style-name="ce3" office:value-type="string" calcext:value-type="string">
            <text:p>SWETHA SRI T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Jawahar Nagar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539H30M00.000000003S" calcext:value-type="time">
            <text:p>11:30:00</text:p>
          </table:table-cell>
          <table:table-cell table:style-name="Default" table:formula="of:=CONCATENATE(&quot;SMA/&quot;;[.G152];&quot;/L&quot;;[.H152];&quot;/R&quot;)" office:value-type="string" office:string-value="SMA/B/L2/R" calcext:value-type="string">
            <text:p>SMA/B/L2/R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2];[.M152];&quot;/1&quot;;[.L152];&quot;/B3&quot;)" office:value-type="string" office:string-value="SMA/B/L2/R5/1151/B3" calcext:value-type="string">
            <text:p>SMA/B/L2/R5/1151/B3</text:p>
          </table:table-cell>
          <table:table-cell table:style-name="ce43" office:value-type="string" calcext:value-type="string">
            <text:p>SMA/B/L2/R5/1151/B3</text:p>
          </table:table-cell>
        </table:table-row>
        <table:table-row table:style-name="ro2">
          <table:table-cell table:style-name="ce3" office:value-type="float" office:value="9600069835" calcext:value-type="float">
            <text:p>9600069835</text:p>
          </table:table-cell>
          <table:table-cell table:style-name="ce3" office:value-type="string" calcext:value-type="string">
            <text:p>A.PRANAV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dyar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563H30M00.000000003S" calcext:value-type="time">
            <text:p>11:30:00</text:p>
          </table:table-cell>
          <table:table-cell table:style-name="Default" table:formula="of:=CONCATENATE(&quot;SMA/&quot;;[.G153];&quot;/L&quot;;[.H153];&quot;/R&quot;)" office:value-type="string" office:string-value="SMA/C/L2/R" calcext:value-type="string">
            <text:p>SMA/C/L2/R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3];[.M153];&quot;/1&quot;;[.L153];&quot;/B3&quot;)" office:value-type="string" office:string-value="SMA/C/L2/R5/1152/B3" calcext:value-type="string">
            <text:p>SMA/C/L2/R5/1152/B3</text:p>
          </table:table-cell>
          <table:table-cell table:style-name="ce43" office:value-type="string" calcext:value-type="string">
            <text:p>SMA/C/L2/R5/1152/B3</text:p>
          </table:table-cell>
        </table:table-row>
        <table:table-row table:style-name="ro2">
          <table:table-cell table:style-name="ce3" office:value-type="float" office:value="9283456445" calcext:value-type="float">
            <text:p>9283456445</text:p>
          </table:table-cell>
          <table:table-cell table:style-name="ce3" office:value-type="string" calcext:value-type="string">
            <text:p>DEVISHREE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587H30M00.000000003S" calcext:value-type="time">
            <text:p>11:30:00</text:p>
          </table:table-cell>
          <table:table-cell table:style-name="Default" table:formula="of:=CONCATENATE(&quot;SMA/&quot;;[.G154];&quot;/L&quot;;[.H154];&quot;/R&quot;)" office:value-type="string" office:string-value="SMA/C/L2/R" calcext:value-type="string">
            <text:p>SMA/C/L2/R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4];[.M154];&quot;/1&quot;;[.L154];&quot;/B3&quot;)" office:value-type="string" office:string-value="SMA/C/L2/R5/1153/B3" calcext:value-type="string">
            <text:p>SMA/C/L2/R5/1153/B3</text:p>
          </table:table-cell>
          <table:table-cell table:style-name="ce43" office:value-type="string" calcext:value-type="string">
            <text:p>SMA/C/L2/R5/1153/B3</text:p>
          </table:table-cell>
        </table:table-row>
        <table:table-row table:style-name="ro2">
          <table:table-cell table:style-name="ce3" office:value-type="float" office:value="9840502575" calcext:value-type="float">
            <text:p>9840502575</text:p>
          </table:table-cell>
          <table:table-cell table:style-name="ce3" office:value-type="string" calcext:value-type="string">
            <text:p>K SATHANAA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611H30M00.000000003S" calcext:value-type="time">
            <text:p>11:30:00</text:p>
          </table:table-cell>
          <table:table-cell table:style-name="Default" table:formula="of:=CONCATENATE(&quot;SMA/&quot;;[.G155];&quot;/L&quot;;[.H155];&quot;/R&quot;)" office:value-type="string" office:string-value="SMA/C/L2/R" calcext:value-type="string">
            <text:p>SMA/C/L2/R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5];[.M155];&quot;/1&quot;;[.L155];&quot;/B3&quot;)" office:value-type="string" office:string-value="SMA/C/L2/R5/1154/B3" calcext:value-type="string">
            <text:p>SMA/C/L2/R5/1154/B3</text:p>
          </table:table-cell>
          <table:table-cell table:style-name="ce43" office:value-type="string" calcext:value-type="string">
            <text:p>SMA/C/L2/R5/1154/B3</text:p>
          </table:table-cell>
        </table:table-row>
        <table:table-row table:style-name="ro2">
          <table:table-cell table:style-name="ce3" office:value-type="float" office:value="9894151965" calcext:value-type="float">
            <text:p>9894151965</text:p>
          </table:table-cell>
          <table:table-cell table:style-name="ce3" office:value-type="string" calcext:value-type="string">
            <text:p>KIROSHRITHIK.V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635H30M00.000000003S" calcext:value-type="time">
            <text:p>11:30:00</text:p>
          </table:table-cell>
          <table:table-cell table:style-name="Default" table:formula="of:=CONCATENATE(&quot;SMA/&quot;;[.G156];&quot;/L&quot;;[.H156];&quot;/R&quot;)" office:value-type="string" office:string-value="SMA/C/L2/R" calcext:value-type="string">
            <text:p>SMA/C/L2/R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6];[.M156];&quot;/1&quot;;[.L156];&quot;/B3&quot;)" office:value-type="string" office:string-value="SMA/C/L2/R5/1155/B3" calcext:value-type="string">
            <text:p>SMA/C/L2/R5/1155/B3</text:p>
          </table:table-cell>
          <table:table-cell table:style-name="ce43" office:value-type="string" calcext:value-type="string">
            <text:p>SMA/C/L2/R5/1155/B3</text:p>
          </table:table-cell>
        </table:table-row>
        <table:table-row table:style-name="ro2">
          <table:table-cell table:style-name="ce3" office:value-type="float" office:value="9092035883" calcext:value-type="float">
            <text:p>9092035883</text:p>
          </table:table-cell>
          <table:table-cell table:style-name="ce3" office:value-type="string" calcext:value-type="string">
            <text:p>NANDHINI.S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659H30M00.000000003S" calcext:value-type="time">
            <text:p>11:30:00</text:p>
          </table:table-cell>
          <table:table-cell table:style-name="Default" table:formula="of:=CONCATENATE(&quot;SMA/&quot;;[.G157];&quot;/L&quot;;[.H157];&quot;/R&quot;)" office:value-type="string" office:string-value="SMA/C/L2/R" calcext:value-type="string">
            <text:p>SMA/C/L2/R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7];[.M157];&quot;/1&quot;;[.L157];&quot;/B3&quot;)" office:value-type="string" office:string-value="SMA/C/L2/R5/1156/B3" calcext:value-type="string">
            <text:p>SMA/C/L2/R5/1156/B3</text:p>
          </table:table-cell>
          <table:table-cell table:style-name="ce43" office:value-type="string" calcext:value-type="string">
            <text:p>SMA/C/L2/R5/1156/B3</text:p>
          </table:table-cell>
        </table:table-row>
        <table:table-row table:style-name="ro2">
          <table:table-cell table:style-name="ce3" office:value-type="float" office:value="9940500823" calcext:value-type="float">
            <text:p>9940500823</text:p>
          </table:table-cell>
          <table:table-cell table:style-name="ce3" office:value-type="string" calcext:value-type="string">
            <text:p>POOJA SHREE D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683H30M00.000000003S" calcext:value-type="time">
            <text:p>11:30:00</text:p>
          </table:table-cell>
          <table:table-cell table:style-name="Default" table:formula="of:=CONCATENATE(&quot;SMA/&quot;;[.G158];&quot;/L&quot;;[.H158];&quot;/R&quot;)" office:value-type="string" office:string-value="SMA/C/L2/R" calcext:value-type="string">
            <text:p>SMA/C/L2/R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8];[.M158];&quot;/1&quot;;[.L158];&quot;/B3&quot;)" office:value-type="string" office:string-value="SMA/C/L2/R5/1157/B3" calcext:value-type="string">
            <text:p>SMA/C/L2/R5/1157/B3</text:p>
          </table:table-cell>
          <table:table-cell table:style-name="ce43" office:value-type="string" calcext:value-type="string">
            <text:p>SMA/C/L2/R5/1157/B3</text:p>
          </table:table-cell>
        </table:table-row>
        <table:table-row table:style-name="ro2">
          <table:table-cell table:style-name="ce3" office:value-type="float" office:value="9514746046" calcext:value-type="float">
            <text:p>9514746046</text:p>
          </table:table-cell>
          <table:table-cell table:style-name="ce3" office:value-type="string" calcext:value-type="string">
            <text:p>PRAKHSIT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707H30M00.000000003S" calcext:value-type="time">
            <text:p>11:30:00</text:p>
          </table:table-cell>
          <table:table-cell table:style-name="Default" table:formula="of:=CONCATENATE(&quot;SMA/&quot;;[.G159];&quot;/L&quot;;[.H159];&quot;/R&quot;)" office:value-type="string" office:string-value="SMA/C/L2/R" calcext:value-type="string">
            <text:p>SMA/C/L2/R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59];[.M159];&quot;/1&quot;;[.L159];&quot;/B3&quot;)" office:value-type="string" office:string-value="SMA/C/L2/R5/1158/B3" calcext:value-type="string">
            <text:p>SMA/C/L2/R5/1158/B3</text:p>
          </table:table-cell>
          <table:table-cell table:style-name="ce43" office:value-type="string" calcext:value-type="string">
            <text:p>SMA/C/L2/R5/1158/B3</text:p>
          </table:table-cell>
        </table:table-row>
        <table:table-row table:style-name="ro2">
          <table:table-cell table:style-name="ce3" office:value-type="float" office:value="9444786794" calcext:value-type="float">
            <text:p>9444786794</text:p>
          </table:table-cell>
          <table:table-cell table:style-name="ce3" office:value-type="string" calcext:value-type="string">
            <text:p>S KAVIN AADHITHYA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Jawahar Nagar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731H30M00.000000003S" calcext:value-type="time">
            <text:p>11:30:00</text:p>
          </table:table-cell>
          <table:table-cell table:style-name="Default" table:formula="of:=CONCATENATE(&quot;SMA/&quot;;[.G160];&quot;/L&quot;;[.H160];&quot;/R&quot;)" office:value-type="string" office:string-value="SMA/C/L2/R" calcext:value-type="string">
            <text:p>SMA/C/L2/R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0];[.M160];&quot;/1&quot;;[.L160];&quot;/B3&quot;)" office:value-type="string" office:string-value="SMA/C/L2/R5/1159/B3" calcext:value-type="string">
            <text:p>SMA/C/L2/R5/1159/B3</text:p>
          </table:table-cell>
          <table:table-cell table:style-name="ce43" office:value-type="string" calcext:value-type="string">
            <text:p>SMA/C/L2/R5/1159/B3</text:p>
          </table:table-cell>
        </table:table-row>
        <table:table-row table:style-name="ro2">
          <table:table-cell table:style-name="ce3" office:value-type="float" office:value="9585535257" calcext:value-type="float">
            <text:p>9585535257</text:p>
          </table:table-cell>
          <table:table-cell table:style-name="ce3" office:value-type="string" calcext:value-type="string">
            <text:p>T.HAMSAVARTHIN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mma Mandapam - Srirangam</text:p>
          </table:table-cell>
          <table:table-cell table:style-name="ce3" office:value-type="float" office:value="1081" calcext:value-type="float">
            <text:p>108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755H30M00.000000003S" calcext:value-type="time">
            <text:p>11:30:00</text:p>
          </table:table-cell>
          <table:table-cell table:style-name="Default" table:formula="of:=CONCATENATE(&quot;SMA/&quot;;[.G161];&quot;/L&quot;;[.H161];&quot;/R&quot;)" office:value-type="string" office:string-value="SMA/C/L2/R" calcext:value-type="string">
            <text:p>SMA/C/L2/R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1];[.M161];&quot;/1&quot;;[.L161];&quot;/B3&quot;)" office:value-type="string" office:string-value="SMA/C/L2/R5/1160/B3" calcext:value-type="string">
            <text:p>SMA/C/L2/R5/1160/B3</text:p>
          </table:table-cell>
          <table:table-cell table:style-name="ce43" office:value-type="string" calcext:value-type="string">
            <text:p>SMA/C/L2/R5/1160/B3</text:p>
          </table:table-cell>
        </table:table-row>
        <table:table-row table:style-name="ro2">
          <table:table-cell table:style-name="ce3" office:value-type="float" office:value="9444430431" calcext:value-type="float">
            <text:p>9444430431</text:p>
          </table:table-cell>
          <table:table-cell table:style-name="ce3" office:value-type="string" calcext:value-type="string">
            <text:p>MONIKA K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779H30M00.000000003S" calcext:value-type="time">
            <text:p>11:30:00</text:p>
          </table:table-cell>
          <table:table-cell table:style-name="Default" table:formula="of:=CONCATENATE(&quot;SMA/&quot;;[.G162];&quot;/L&quot;;[.H162];&quot;/R&quot;)" office:value-type="string" office:string-value="SMA/D/L2/R" calcext:value-type="string">
            <text:p>SMA/D/L2/R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2];[.M162];&quot;/1&quot;;[.L162];&quot;/B3&quot;)" office:value-type="string" office:string-value="SMA/D/L2/R5/1161/B3" calcext:value-type="string">
            <text:p>SMA/D/L2/R5/1161/B3</text:p>
          </table:table-cell>
          <table:table-cell table:style-name="ce43" office:value-type="string" calcext:value-type="string">
            <text:p>SMA/D/L2/R5/1161/B3</text:p>
          </table:table-cell>
        </table:table-row>
        <table:table-row table:style-name="ro2">
          <table:table-cell table:style-name="ce3" office:value-type="float" office:value="7200651634" calcext:value-type="float">
            <text:p>7200651634</text:p>
          </table:table-cell>
          <table:table-cell table:style-name="ce3" office:value-type="string" calcext:value-type="string">
            <text:p>R.RAKSHANA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idya School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803H30M00.000000003S" calcext:value-type="time">
            <text:p>11:30:00</text:p>
          </table:table-cell>
          <table:table-cell table:style-name="Default" table:formula="of:=CONCATENATE(&quot;SMA/&quot;;[.G163];&quot;/L&quot;;[.H163];&quot;/R&quot;)" office:value-type="string" office:string-value="SMA/D/L2/R" calcext:value-type="string">
            <text:p>SMA/D/L2/R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3];[.M163];&quot;/1&quot;;[.L163];&quot;/B3&quot;)" office:value-type="string" office:string-value="SMA/D/L2/R5/1162/B3" calcext:value-type="string">
            <text:p>SMA/D/L2/R5/1162/B3</text:p>
          </table:table-cell>
          <table:table-cell table:style-name="ce43" office:value-type="string" calcext:value-type="string">
            <text:p>SMA/D/L2/R5/1162/B3</text:p>
          </table:table-cell>
        </table:table-row>
        <table:table-row table:style-name="ro2">
          <table:table-cell table:style-name="ce3" office:value-type="float" office:value="9894679306" calcext:value-type="float">
            <text:p>9894679306</text:p>
          </table:table-cell>
          <table:table-cell table:style-name="ce3" office:value-type="string" calcext:value-type="string">
            <text:p>V.PRADEEPAA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827H30M00.000000003S" calcext:value-type="time">
            <text:p>11:30:00</text:p>
          </table:table-cell>
          <table:table-cell table:style-name="Default" table:formula="of:=CONCATENATE(&quot;SMA/&quot;;[.G164];&quot;/L&quot;;[.H164];&quot;/R&quot;)" office:value-type="string" office:string-value="SMA/D/L2/R" calcext:value-type="string">
            <text:p>SMA/D/L2/R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4];[.M164];&quot;/1&quot;;[.L164];&quot;/B3&quot;)" office:value-type="string" office:string-value="SMA/D/L2/R5/1163/B3" calcext:value-type="string">
            <text:p>SMA/D/L2/R5/1163/B3</text:p>
          </table:table-cell>
          <table:table-cell table:style-name="ce43" office:value-type="string" calcext:value-type="string">
            <text:p>SMA/D/L2/R5/1163/B3</text:p>
          </table:table-cell>
        </table:table-row>
        <table:table-row table:style-name="ro2">
          <table:table-cell table:style-name="ce3" office:value-type="float" office:value="9443316595" calcext:value-type="float">
            <text:p>9443316595</text:p>
          </table:table-cell>
          <table:table-cell table:style-name="ce3" office:value-type="string" calcext:value-type="string">
            <text:p>SANJANA.R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3" calcext:value-type="float">
            <text:p>3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851H30M00.000000003S" calcext:value-type="time">
            <text:p>11:30:00</text:p>
          </table:table-cell>
          <table:table-cell table:style-name="Default" table:formula="of:=CONCATENATE(&quot;SMA/&quot;;[.G165];&quot;/L&quot;;[.H165];&quot;/R&quot;)" office:value-type="string" office:string-value="SMA/A/L3/R" calcext:value-type="string">
            <text:p>SMA/A/L3/R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5];[.M165];&quot;/1&quot;;[.L165];&quot;/B3&quot;)" office:value-type="string" office:string-value="SMA/A/L3/R5/1164/B3" calcext:value-type="string">
            <text:p>SMA/A/L3/R5/1164/B3</text:p>
          </table:table-cell>
          <table:table-cell table:style-name="ce43" office:value-type="string" calcext:value-type="string">
            <text:p>SMA/A/L3/R5/1164/B3</text:p>
          </table:table-cell>
        </table:table-row>
        <table:table-row table:style-name="ro2">
          <table:table-cell table:style-name="ce3" office:value-type="float" office:value="9994479116" calcext:value-type="float">
            <text:p>9994479116</text:p>
          </table:table-cell>
          <table:table-cell table:style-name="ce3" office:value-type="string" calcext:value-type="string">
            <text:p>J.NIKSHITHA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3" calcext:value-type="float">
            <text:p>3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875H30M00.000000003S" calcext:value-type="time">
            <text:p>11:30:00</text:p>
          </table:table-cell>
          <table:table-cell table:style-name="Default" table:formula="of:=CONCATENATE(&quot;SMA/&quot;;[.G166];&quot;/L&quot;;[.H166];&quot;/R&quot;)" office:value-type="string" office:string-value="SMA/B/L3/R" calcext:value-type="string">
            <text:p>SMA/B/L3/R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6];[.M166];&quot;/1&quot;;[.L166];&quot;/B3&quot;)" office:value-type="string" office:string-value="SMA/B/L3/R5/1165/B3" calcext:value-type="string">
            <text:p>SMA/B/L3/R5/1165/B3</text:p>
          </table:table-cell>
          <table:table-cell table:style-name="ce43" office:value-type="string" calcext:value-type="string">
            <text:p>SMA/B/L3/R5/1165/B3</text:p>
          </table:table-cell>
        </table:table-row>
        <table:table-row table:style-name="ro2">
          <table:table-cell table:style-name="ce3" office:value-type="float" office:value="9791132336" calcext:value-type="float">
            <text:p>9791132336</text:p>
          </table:table-cell>
          <table:table-cell table:style-name="ce3" office:value-type="string" calcext:value-type="string">
            <text:p>SHREYASSRIKANTHAN.B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3" calcext:value-type="float">
            <text:p>3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899H30M00.000000003S" calcext:value-type="time">
            <text:p>11:30:00</text:p>
          </table:table-cell>
          <table:table-cell table:style-name="Default" table:formula="of:=CONCATENATE(&quot;SMA/&quot;;[.G167];&quot;/L&quot;;[.H167];&quot;/R&quot;)" office:value-type="string" office:string-value="SMA/B/L3/R" calcext:value-type="string">
            <text:p>SMA/B/L3/R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7];[.M167];&quot;/1&quot;;[.L167];&quot;/B3&quot;)" office:value-type="string" office:string-value="SMA/B/L3/R5/1166/B3" calcext:value-type="string">
            <text:p>SMA/B/L3/R5/1166/B3</text:p>
          </table:table-cell>
          <table:table-cell table:style-name="ce43" office:value-type="string" calcext:value-type="string">
            <text:p>SMA/B/L3/R5/1166/B3</text:p>
          </table:table-cell>
        </table:table-row>
        <table:table-row table:style-name="ro2">
          <table:table-cell table:style-name="ce3" office:value-type="float" office:value="9150027942" calcext:value-type="float">
            <text:p>9150027942</text:p>
          </table:table-cell>
          <table:table-cell table:style-name="ce3" office:value-type="string" calcext:value-type="string">
            <text:p>KISHORE KUMAR.P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3" calcext:value-type="float">
            <text:p>3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923H30M00.000000003S" calcext:value-type="time">
            <text:p>11:30:00</text:p>
          </table:table-cell>
          <table:table-cell table:style-name="Default" table:formula="of:=CONCATENATE(&quot;SMA/&quot;;[.G168];&quot;/L&quot;;[.H168];&quot;/R&quot;)" office:value-type="string" office:string-value="SMA/C/L3/R" calcext:value-type="string">
            <text:p>SMA/C/L3/R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8];[.M168];&quot;/1&quot;;[.L168];&quot;/B3&quot;)" office:value-type="string" office:string-value="SMA/C/L3/R5/1167/B3" calcext:value-type="string">
            <text:p>SMA/C/L3/R5/1167/B3</text:p>
          </table:table-cell>
          <table:table-cell table:style-name="ce43" office:value-type="string" calcext:value-type="string">
            <text:p>SMA/C/L3/R5/1167/B3</text:p>
          </table:table-cell>
        </table:table-row>
        <table:table-row table:style-name="ro2">
          <table:table-cell table:style-name="ce3" office:value-type="float" office:value="9597479525" calcext:value-type="float">
            <text:p>9597479525</text:p>
          </table:table-cell>
          <table:table-cell table:style-name="ce3" office:value-type="string" calcext:value-type="string">
            <text:p>S.SAISHRUJAN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3" calcext:value-type="float">
            <text:p>3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947H30M00.000000003S" calcext:value-type="time">
            <text:p>11:30:00</text:p>
          </table:table-cell>
          <table:table-cell table:style-name="Default" table:formula="of:=CONCATENATE(&quot;SMA/&quot;;[.G169];&quot;/L&quot;;[.H169];&quot;/R&quot;)" office:value-type="string" office:string-value="SMA/C/L3/R" calcext:value-type="string">
            <text:p>SMA/C/L3/R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69];[.M169];&quot;/1&quot;;[.L169];&quot;/B3&quot;)" office:value-type="string" office:string-value="SMA/C/L3/R5/1168/B3" calcext:value-type="string">
            <text:p>SMA/C/L3/R5/1168/B3</text:p>
          </table:table-cell>
          <table:table-cell table:style-name="ce43" office:value-type="string" calcext:value-type="string">
            <text:p>SMA/C/L3/R5/1168/B3</text:p>
          </table:table-cell>
        </table:table-row>
        <table:table-row table:style-name="ro2">
          <table:table-cell table:style-name="ce3" office:value-type="float" office:value="9884718866" calcext:value-type="float">
            <text:p>9884718866</text:p>
          </table:table-cell>
          <table:table-cell table:style-name="ce3" office:value-type="string" calcext:value-type="string">
            <text:p>SHANKARI K BHATT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yanavaram</text:p>
          </table:table-cell>
          <table:table-cell table:style-name="ce3" office:value-type="string" calcext:value-type="string">
            <text:p>1015A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3" calcext:value-type="float">
            <text:p>3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971H30M00.000000003S" calcext:value-type="time">
            <text:p>11:30:00</text:p>
          </table:table-cell>
          <table:table-cell table:style-name="Default" table:formula="of:=CONCATENATE(&quot;SMA/&quot;;[.G170];&quot;/L&quot;;[.H170];&quot;/R&quot;)" office:value-type="string" office:string-value="SMA/C/L3/R" calcext:value-type="string">
            <text:p>SMA/C/L3/R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0];[.M170];&quot;/1&quot;;[.L170];&quot;/B3&quot;)" office:value-type="string" office:string-value="SMA/C/L3/R5/1169/B3" calcext:value-type="string">
            <text:p>SMA/C/L3/R5/1169/B3</text:p>
          </table:table-cell>
          <table:table-cell table:style-name="ce43" office:value-type="string" calcext:value-type="string">
            <text:p>SMA/C/L3/R5/1169/B3</text:p>
          </table:table-cell>
        </table:table-row>
        <table:table-row table:style-name="ro2">
          <table:table-cell table:style-name="ce3" office:value-type="float" office:value="9884284270" calcext:value-type="float">
            <text:p>9884284270</text:p>
          </table:table-cell>
          <table:table-cell table:style-name="ce3" office:value-type="string" calcext:value-type="string">
            <text:p>YASH.K.BHANDAR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3995H30M00.000000003S" calcext:value-type="time">
            <text:p>11:30:00</text:p>
          </table:table-cell>
          <table:table-cell table:style-name="Default" table:formula="of:=CONCATENATE(&quot;SMA/&quot;;[.G171];&quot;/L&quot;;[.H171];&quot;/R&quot;)" office:value-type="string" office:string-value="SMA/A/L4/R" calcext:value-type="string">
            <text:p>SMA/A/L4/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1];[.M171];&quot;/1&quot;;[.L171];&quot;/B3&quot;)" office:value-type="string" office:string-value="SMA/A/L4/R5/1170/B3" calcext:value-type="string">
            <text:p>SMA/A/L4/R5/1170/B3</text:p>
          </table:table-cell>
          <table:table-cell table:style-name="ce43" office:value-type="string" calcext:value-type="string">
            <text:p>SMA/A/L4/R5/1170/B3</text:p>
          </table:table-cell>
        </table:table-row>
        <table:table-row table:style-name="ro2">
          <table:table-cell table:style-name="ce3" office:value-type="float" office:value="9952099605" calcext:value-type="float">
            <text:p>9952099605</text:p>
          </table:table-cell>
          <table:table-cell table:style-name="ce3" office:value-type="string" calcext:value-type="string">
            <text:p>AISHWARYA DAS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Jawahar Nagar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4019H30M00.000000003S" calcext:value-type="time">
            <text:p>11:30:00</text:p>
          </table:table-cell>
          <table:table-cell table:style-name="Default" table:formula="of:=CONCATENATE(&quot;SMA/&quot;;[.G172];&quot;/L&quot;;[.H172];&quot;/R&quot;)" office:value-type="string" office:string-value="SMA/B/L4/R" calcext:value-type="string">
            <text:p>SMA/B/L4/R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2];[.M172];&quot;/1&quot;;[.L172];&quot;/B3&quot;)" office:value-type="string" office:string-value="SMA/B/L4/R5/1171/B3" calcext:value-type="string">
            <text:p>SMA/B/L4/R5/1171/B3</text:p>
          </table:table-cell>
          <table:table-cell table:style-name="ce43" office:value-type="string" calcext:value-type="string">
            <text:p>SMA/B/L4/R5/1171/B3</text:p>
          </table:table-cell>
        </table:table-row>
        <table:table-row table:style-name="ro2">
          <table:table-cell table:style-name="ce3" office:value-type="float" office:value="9840376715" calcext:value-type="float">
            <text:p>9840376715</text:p>
          </table:table-cell>
          <table:table-cell table:style-name="ce3" office:value-type="string" calcext:value-type="string">
            <text:p>M.K.JAILAKSHM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Jawahar Nagar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4043H30M00.000000003S" calcext:value-type="time">
            <text:p>11:30:00</text:p>
          </table:table-cell>
          <table:table-cell table:style-name="Default" table:formula="of:=CONCATENATE(&quot;SMA/&quot;;[.G173];&quot;/L&quot;;[.H173];&quot;/R&quot;)" office:value-type="string" office:string-value="SMA/B/L4/R" calcext:value-type="string">
            <text:p>SMA/B/L4/R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3];[.M173];&quot;/1&quot;;[.L173];&quot;/B3&quot;)" office:value-type="string" office:string-value="SMA/B/L4/R5/1172/B3" calcext:value-type="string">
            <text:p>SMA/B/L4/R5/1172/B3</text:p>
          </table:table-cell>
          <table:table-cell table:style-name="ce43" office:value-type="string" calcext:value-type="string">
            <text:p>SMA/B/L4/R5/1172/B3</text:p>
          </table:table-cell>
        </table:table-row>
        <table:table-row table:style-name="ro2">
          <table:table-cell table:style-name="ce3" office:value-type="float" office:value="8939679795" calcext:value-type="float">
            <text:p>8939679795</text:p>
          </table:table-cell>
          <table:table-cell table:style-name="ce3" office:value-type="string" calcext:value-type="string">
            <text:p>MAGESH S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4067H30M00.000000003S" calcext:value-type="time">
            <text:p>11:30:00</text:p>
          </table:table-cell>
          <table:table-cell table:style-name="Default" table:formula="of:=CONCATENATE(&quot;SMA/&quot;;[.G174];&quot;/L&quot;;[.H174];&quot;/R&quot;)" office:value-type="string" office:string-value="SMA/B/L4/R" calcext:value-type="string">
            <text:p>SMA/B/L4/R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4];[.M174];&quot;/1&quot;;[.L174];&quot;/B3&quot;)" office:value-type="string" office:string-value="SMA/B/L4/R5/1173/B3" calcext:value-type="string">
            <text:p>SMA/B/L4/R5/1173/B3</text:p>
          </table:table-cell>
          <table:table-cell table:style-name="ce43" office:value-type="string" calcext:value-type="string">
            <text:p>SMA/B/L4/R5/1173/B3</text:p>
          </table:table-cell>
        </table:table-row>
        <table:table-row table:style-name="ro2">
          <table:table-cell table:style-name="ce3" office:value-type="float" office:value="9597659203" calcext:value-type="float">
            <text:p>9597659203</text:p>
          </table:table-cell>
          <table:table-cell table:style-name="ce3" office:value-type="string" calcext:value-type="string">
            <text:p>SRIHARINI.K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time" office:time-value="PT00H00M00S" calcext:value-type="time">
            <text:p>00:00:00</text:p>
          </table:table-cell>
          <table:table-cell table:style-name="ce38" office:value-type="time" office:time-value="PT4091H30M00.000000003S" calcext:value-type="time">
            <text:p>11:30:00</text:p>
          </table:table-cell>
          <table:table-cell table:style-name="Default" table:formula="of:=CONCATENATE(&quot;SMA/&quot;;[.G175];&quot;/L&quot;;[.H175];&quot;/R&quot;)" office:value-type="string" office:string-value="SMA/B/L4/R" calcext:value-type="string">
            <text:p>SMA/B/L4/R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5];[.M175];&quot;/1&quot;;[.L175];&quot;/B3&quot;)" office:value-type="string" office:string-value="SMA/B/L4/R5/1174/B3" calcext:value-type="string">
            <text:p>SMA/B/L4/R5/1174/B3</text:p>
          </table:table-cell>
          <table:table-cell table:style-name="ce43" office:value-type="string" calcext:value-type="string">
            <text:p>SMA/B/L4/R5/1174/B3</text:p>
          </table:table-cell>
        </table:table-row>
        <table:table-row table:style-name="ro2">
          <table:table-cell table:style-name="ce3" office:value-type="float" office:value="9443708611" calcext:value-type="float">
            <text:p>9443708611</text:p>
          </table:table-cell>
          <table:table-cell table:style-name="ce3" office:value-type="string" calcext:value-type="string">
            <text:p>SRINIVASAN.K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time" office:time-value="PT4115H00M00S" calcext:value-type="time">
            <text:p>11:00:00</text:p>
          </table:table-cell>
          <table:table-cell table:style-name="ce38" office:value-type="time" office:time-value="PT4115H30M00S" calcext:value-type="time">
            <text:p>11:30:00</text:p>
          </table:table-cell>
          <table:table-cell table:style-name="Default" table:formula="of:=CONCATENATE(&quot;SMA/&quot;;[.G176];&quot;/L&quot;;[.H176];&quot;/R&quot;)" office:value-type="string" office:string-value="SMA/D/L4/R" calcext:value-type="string">
            <text:p>SMA/D/L4/R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6];[.M176];&quot;/1&quot;;[.L176];&quot;/B3&quot;)" office:value-type="string" office:string-value="SMA/D/L4/R5/1175/B3" calcext:value-type="string">
            <text:p>SMA/D/L4/R5/1175/B3</text:p>
          </table:table-cell>
          <table:table-cell table:style-name="ce43" office:value-type="string" calcext:value-type="string">
            <text:p>SMA/D/L4/R5/1175/B3</text:p>
          </table:table-cell>
        </table:table-row>
        <table:table-row table:style-name="ro2">
          <table:table-cell table:style-name="ce3" office:value-type="float" office:value="9944772844" calcext:value-type="float">
            <text:p>9944772844</text:p>
          </table:table-cell>
          <table:table-cell table:style-name="ce3" office:value-type="string" calcext:value-type="string">
            <text:p>J.SUJAY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Vallalar Salai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Pondicherry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5" calcext:value-type="float">
            <text:p>5</text:p>
          </table:table-cell>
          <table:table-cell table:style-name="ce38" office:value-type="time" office:time-value="PT4139H00M00S" calcext:value-type="time">
            <text:p>11:00:00</text:p>
          </table:table-cell>
          <table:table-cell table:style-name="ce38" office:value-type="time" office:time-value="PT4139H30M00S" calcext:value-type="time">
            <text:p>11:30:00</text:p>
          </table:table-cell>
          <table:table-cell table:style-name="Default" table:formula="of:=CONCATENATE(&quot;SMA/&quot;;[.G177];&quot;/L&quot;;[.H177];&quot;/R&quot;)" office:value-type="string" office:string-value="SMA/C/L5/R" calcext:value-type="string">
            <text:p>SMA/C/L5/R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7];[.M177];&quot;/1&quot;;[.L177];&quot;/B3&quot;)" office:value-type="string" office:string-value="SMA/C/L5/R5/1176/B3" calcext:value-type="string">
            <text:p>SMA/C/L5/R5/1176/B3</text:p>
          </table:table-cell>
          <table:table-cell table:style-name="ce43" office:value-type="string" calcext:value-type="string">
            <text:p>SMA/C/L5/R5/1176/B3</text:p>
          </table:table-cell>
        </table:table-row>
        <table:table-row table:style-name="ro2">
          <table:table-cell table:style-name="ce3" office:value-type="float" office:value="9775801035" calcext:value-type="float">
            <text:p>9775801035</text:p>
          </table:table-cell>
          <table:table-cell table:style-name="ce3" office:value-type="string" calcext:value-type="string">
            <text:p>AJASHWINI SAHOO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dyar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time" office:time-value="PT4163H00M00S" calcext:value-type="time">
            <text:p>11:00:00</text:p>
          </table:table-cell>
          <table:table-cell table:style-name="ce38" office:value-type="time" office:time-value="PT4163H30M00S" calcext:value-type="time">
            <text:p>11:30:00</text:p>
          </table:table-cell>
          <table:table-cell table:style-name="Default" table:formula="of:=CONCATENATE(&quot;SMA/&quot;;[.G178];&quot;/L&quot;;[.H178];&quot;/R&quot;)" office:value-type="string" office:string-value="SMA/C/L6/R" calcext:value-type="string">
            <text:p>SMA/C/L6/R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8];[.M178];&quot;/1&quot;;[.L178];&quot;/B3&quot;)" office:value-type="string" office:string-value="SMA/C/L6/R5/1177/B3" calcext:value-type="string">
            <text:p>SMA/C/L6/R5/1177/B3</text:p>
          </table:table-cell>
          <table:table-cell table:style-name="ce43" office:value-type="string" calcext:value-type="string">
            <text:p>SMA/C/L6/R5/1177/B3</text:p>
          </table:table-cell>
        </table:table-row>
        <table:table-row table:style-name="ro2">
          <table:table-cell table:style-name="ce3" office:value-type="float" office:value="9884766106" calcext:value-type="float">
            <text:p>9884766106</text:p>
          </table:table-cell>
          <table:table-cell table:style-name="ce3" office:value-type="string" calcext:value-type="string">
            <text:p>J T MEGARAJ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yanavaram</text:p>
          </table:table-cell>
          <table:table-cell table:style-name="ce3" office:value-type="string" calcext:value-type="string">
            <text:p>1015A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time" office:time-value="PT4187H00M00S" calcext:value-type="time">
            <text:p>11:00:00</text:p>
          </table:table-cell>
          <table:table-cell table:style-name="ce38" office:value-type="time" office:time-value="PT4187H30M00S" calcext:value-type="time">
            <text:p>11:30:00</text:p>
          </table:table-cell>
          <table:table-cell table:style-name="Default" table:formula="of:=CONCATENATE(&quot;SMA/&quot;;[.G179];&quot;/L&quot;;[.H179];&quot;/R&quot;)" office:value-type="string" office:string-value="SMA/C/L6/R" calcext:value-type="string">
            <text:p>SMA/C/L6/R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79];[.M179];&quot;/1&quot;;[.L179];&quot;/B3&quot;)" office:value-type="string" office:string-value="SMA/C/L6/R5/1178/B3" calcext:value-type="string">
            <text:p>SMA/C/L6/R5/1178/B3</text:p>
          </table:table-cell>
          <table:table-cell table:style-name="ce43" office:value-type="string" calcext:value-type="string">
            <text:p>SMA/C/L6/R5/1178/B3</text:p>
          </table:table-cell>
        </table:table-row>
        <table:table-row table:style-name="ro2">
          <table:table-cell table:style-name="ce3" office:value-type="float" office:value="9840616890" calcext:value-type="float">
            <text:p>9840616890</text:p>
          </table:table-cell>
          <table:table-cell table:style-name="ce3" office:value-type="string" calcext:value-type="string">
            <text:p>MAGESH ANAND U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Tambaram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time" office:time-value="PT4211H00M00S" calcext:value-type="time">
            <text:p>11:00:00</text:p>
          </table:table-cell>
          <table:table-cell table:style-name="ce38" office:value-type="time" office:time-value="PT4211H30M00S" calcext:value-type="time">
            <text:p>11:30:00</text:p>
          </table:table-cell>
          <table:table-cell table:style-name="Default" table:formula="of:=CONCATENATE(&quot;SMA/&quot;;[.G180];&quot;/L&quot;;[.H180];&quot;/R&quot;)" office:value-type="string" office:string-value="SMA/C/L6/R" calcext:value-type="string">
            <text:p>SMA/C/L6/R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80];[.M180];&quot;/1&quot;;[.L180];&quot;/B3&quot;)" office:value-type="string" office:string-value="SMA/C/L6/R5/1179/B3" calcext:value-type="string">
            <text:p>SMA/C/L6/R5/1179/B3</text:p>
          </table:table-cell>
          <table:table-cell table:style-name="ce43" office:value-type="string" calcext:value-type="string">
            <text:p>SMA/C/L6/R5/1179/B3</text:p>
          </table:table-cell>
        </table:table-row>
        <table:table-row table:style-name="ro2">
          <table:table-cell table:style-name="ce3" office:value-type="float" office:value="9444969651" calcext:value-type="float">
            <text:p>9444969651</text:p>
          </table:table-cell>
          <table:table-cell table:style-name="ce3" office:value-type="string" calcext:value-type="string">
            <text:p>M.VAISHNAVI</text:p>
          </table:table-cell>
          <table:table-cell table:style-name="ce3" office:value-type="string" calcext:value-type="string">
            <text:p>State Mental Arithmetic</text:p>
          </table:table-cell>
          <table:table-cell table:style-name="ce3" office:value-type="string" calcext:value-type="string">
            <text:p>Aloha Adyar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string" calcext:value-type="string">
            <text:p>Tamil Nadu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time" office:time-value="PT4235H00M00S" calcext:value-type="time">
            <text:p>11:00:00</text:p>
          </table:table-cell>
          <table:table-cell table:style-name="ce38" office:value-type="time" office:time-value="PT4235H30M00S" calcext:value-type="time">
            <text:p>11:30:00</text:p>
          </table:table-cell>
          <table:table-cell table:style-name="Default" table:formula="of:=CONCATENATE(&quot;SMA/&quot;;[.G181];&quot;/L&quot;;[.H181];&quot;/R&quot;)" office:value-type="string" office:string-value="SMA/D/L6/R" calcext:value-type="string">
            <text:p>SMA/D/L6/R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CONCATENATE([.K181];[.M181];&quot;/1&quot;;[.L181];&quot;/B3&quot;)" office:value-type="string" office:string-value="SMA/D/L6/R5/1180/B3" calcext:value-type="string">
            <text:p>SMA/D/L6/R5/1180/B3</text:p>
          </table:table-cell>
          <table:table-cell table:style-name="ce43" office:value-type="string" calcext:value-type="string">
            <text:p>SMA/D/L6/R5/1180/B3</text:p>
          </table:table-cell>
        </table:table-row>
        <table:table-row table:style-name="ro2">
          <table:table-cell table:style-name="ce4" office:value-type="float" office:value="9884453836" calcext:value-type="float">
            <text:p>9884453836</text:p>
          </table:table-cell>
          <table:table-cell table:style-name="ce4" office:value-type="string" calcext:value-type="string">
            <text:p>A.DHANYA SAI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235H00M00S" calcext:value-type="time">
            <text:p>11:00:00</text:p>
          </table:table-cell>
          <table:table-cell table:style-name="ce39" office:value-type="time" office:time-value="PT4235H30M00S" calcext:value-type="time">
            <text:p>11:30:00</text:p>
          </table:table-cell>
          <table:table-cell table:style-name="Default" table:formula="of:=CONCATENATE(&quot;STT/&quot;;[.G182];&quot;/L&quot;;[.H182];&quot;/R&quot;)" office:value-type="string" office:string-value="STT/A/L0/R" calcext:value-type="string">
            <text:p>STT/A/L0/R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82];[.M182];&quot;/1&quot;;[.L182];&quot;/B3&quot;)" office:value-type="string" office:string-value="STT/A/L0/R6/1181/B3" calcext:value-type="string">
            <text:p>STT/A/L0/R6/1181/B3</text:p>
          </table:table-cell>
          <table:table-cell table:style-name="ce43" office:value-type="string" calcext:value-type="string">
            <text:p>STT/A/L0/R6/1181/B3</text:p>
          </table:table-cell>
        </table:table-row>
        <table:table-row table:style-name="ro2">
          <table:table-cell table:style-name="ce4" office:value-type="float" office:value="8056022723" calcext:value-type="float">
            <text:p>8056022723</text:p>
          </table:table-cell>
          <table:table-cell table:style-name="ce4" office:value-type="string" calcext:value-type="string">
            <text:p>ABHISHEK.A.P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259H00M00S" calcext:value-type="time">
            <text:p>11:00:00</text:p>
          </table:table-cell>
          <table:table-cell table:style-name="ce39" office:value-type="time" office:time-value="PT4259H30M00S" calcext:value-type="time">
            <text:p>11:30:00</text:p>
          </table:table-cell>
          <table:table-cell table:style-name="Default" table:formula="of:=CONCATENATE(&quot;STT/&quot;;[.G183];&quot;/L&quot;;[.H183];&quot;/R&quot;)" office:value-type="string" office:string-value="STT/A/L0/R" calcext:value-type="string">
            <text:p>STT/A/L0/R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83];[.M183];&quot;/1&quot;;[.L183];&quot;/B3&quot;)" office:value-type="string" office:string-value="STT/A/L0/R6/1182/B3" calcext:value-type="string">
            <text:p>STT/A/L0/R6/1182/B3</text:p>
          </table:table-cell>
          <table:table-cell table:style-name="ce43" office:value-type="string" calcext:value-type="string">
            <text:p>STT/A/L0/R6/1182/B3</text:p>
          </table:table-cell>
        </table:table-row>
        <table:table-row table:style-name="ro2">
          <table:table-cell table:style-name="ce4" office:value-type="float" office:value="9600144668" calcext:value-type="float">
            <text:p>9600144668</text:p>
          </table:table-cell>
          <table:table-cell table:style-name="ce4" office:value-type="string" calcext:value-type="string">
            <text:p>AHAN AVINESH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dyar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283H00M00S" calcext:value-type="time">
            <text:p>11:00:00</text:p>
          </table:table-cell>
          <table:table-cell table:style-name="ce39" office:value-type="time" office:time-value="PT4283H30M00S" calcext:value-type="time">
            <text:p>11:30:00</text:p>
          </table:table-cell>
          <table:table-cell table:style-name="Default" table:formula="of:=CONCATENATE(&quot;STT/&quot;;[.G184];&quot;/L&quot;;[.H184];&quot;/R&quot;)" office:value-type="string" office:string-value="STT/A/L0/R" calcext:value-type="string">
            <text:p>STT/A/L0/R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84];[.M184];&quot;/1&quot;;[.L184];&quot;/B3&quot;)" office:value-type="string" office:string-value="STT/A/L0/R6/1183/B3" calcext:value-type="string">
            <text:p>STT/A/L0/R6/1183/B3</text:p>
          </table:table-cell>
          <table:table-cell table:style-name="ce43" office:value-type="string" calcext:value-type="string">
            <text:p>STT/A/L0/R6/1183/B3</text:p>
          </table:table-cell>
        </table:table-row>
        <table:table-row table:style-name="ro2">
          <table:table-cell table:style-name="ce4" office:value-type="float" office:value="7338941729" calcext:value-type="float">
            <text:p>7338941729</text:p>
          </table:table-cell>
          <table:table-cell table:style-name="ce4" office:value-type="string" calcext:value-type="string">
            <text:p>ASHWIN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307H00M00S" calcext:value-type="time">
            <text:p>11:00:00</text:p>
          </table:table-cell>
          <table:table-cell table:style-name="ce39" office:value-type="time" office:time-value="PT4307H30M00S" calcext:value-type="time">
            <text:p>11:30:00</text:p>
          </table:table-cell>
          <table:table-cell table:style-name="Default" table:formula="of:=CONCATENATE(&quot;STT/&quot;;[.G185];&quot;/L&quot;;[.H185];&quot;/R&quot;)" office:value-type="string" office:string-value="STT/A/L0/R" calcext:value-type="string">
            <text:p>STT/A/L0/R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85];[.M185];&quot;/1&quot;;[.L185];&quot;/B3&quot;)" office:value-type="string" office:string-value="STT/A/L0/R6/1184/B3" calcext:value-type="string">
            <text:p>STT/A/L0/R6/1184/B3</text:p>
          </table:table-cell>
          <table:table-cell table:style-name="ce43" office:value-type="string" calcext:value-type="string">
            <text:p>STT/A/L0/R6/1184/B3</text:p>
          </table:table-cell>
        </table:table-row>
        <table:table-row table:style-name="ro2">
          <table:table-cell table:style-name="ce4" office:value-type="float" office:value="8056682091" calcext:value-type="float">
            <text:p>8056682091</text:p>
          </table:table-cell>
          <table:table-cell table:style-name="ce4" office:value-type="string" calcext:value-type="string">
            <text:p>DEEKSHITH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331H00M00S" calcext:value-type="time">
            <text:p>11:00:00</text:p>
          </table:table-cell>
          <table:table-cell table:style-name="ce39" office:value-type="time" office:time-value="PT4331H30M00S" calcext:value-type="time">
            <text:p>11:30:00</text:p>
          </table:table-cell>
          <table:table-cell table:style-name="Default" table:formula="of:=CONCATENATE(&quot;STT/&quot;;[.G186];&quot;/L&quot;;[.H186];&quot;/R&quot;)" office:value-type="string" office:string-value="STT/A/L0/R" calcext:value-type="string">
            <text:p>STT/A/L0/R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86];[.M186];&quot;/1&quot;;[.L186];&quot;/B3&quot;)" office:value-type="string" office:string-value="STT/A/L0/R6/1185/B3" calcext:value-type="string">
            <text:p>STT/A/L0/R6/1185/B3</text:p>
          </table:table-cell>
          <table:table-cell table:style-name="ce43" office:value-type="string" calcext:value-type="string">
            <text:p>STT/A/L0/R6/1185/B3</text:p>
          </table:table-cell>
        </table:table-row>
        <table:table-row table:style-name="ro2">
          <table:table-cell table:style-name="ce4" office:value-type="float" office:value="9894893244" calcext:value-type="float">
            <text:p>9894893244</text:p>
          </table:table-cell>
          <table:table-cell table:style-name="ce4" office:value-type="string" calcext:value-type="string">
            <text:p>DEEKSHITHA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355H00M00S" calcext:value-type="time">
            <text:p>11:00:00</text:p>
          </table:table-cell>
          <table:table-cell table:style-name="ce39" office:value-type="time" office:time-value="PT4355H30M00S" calcext:value-type="time">
            <text:p>11:30:00</text:p>
          </table:table-cell>
          <table:table-cell table:style-name="Default" table:formula="of:=CONCATENATE(&quot;STT/&quot;;[.G187];&quot;/L&quot;;[.H187];&quot;/R&quot;)" office:value-type="string" office:string-value="STT/A/L0/R" calcext:value-type="string">
            <text:p>STT/A/L0/R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87];[.M187];&quot;/1&quot;;[.L187];&quot;/B3&quot;)" office:value-type="string" office:string-value="STT/A/L0/R6/1186/B3" calcext:value-type="string">
            <text:p>STT/A/L0/R6/1186/B3</text:p>
          </table:table-cell>
          <table:table-cell table:style-name="ce43" office:value-type="string" calcext:value-type="string">
            <text:p>STT/A/L0/R6/1186/B3</text:p>
          </table:table-cell>
        </table:table-row>
        <table:table-row table:style-name="ro2">
          <table:table-cell table:style-name="ce4" office:value-type="float" office:value="9600147414" calcext:value-type="float">
            <text:p>9600147414</text:p>
          </table:table-cell>
          <table:table-cell table:style-name="ce4" office:value-type="string" calcext:value-type="string">
            <text:p>HANSHIKA H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379H00M00S" calcext:value-type="time">
            <text:p>11:00:00</text:p>
          </table:table-cell>
          <table:table-cell table:style-name="ce39" office:value-type="time" office:time-value="PT4379H30M00S" calcext:value-type="time">
            <text:p>11:30:00</text:p>
          </table:table-cell>
          <table:table-cell table:style-name="Default" table:formula="of:=CONCATENATE(&quot;STT/&quot;;[.G188];&quot;/L&quot;;[.H188];&quot;/R&quot;)" office:value-type="string" office:string-value="STT/A/L0/R" calcext:value-type="string">
            <text:p>STT/A/L0/R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88];[.M188];&quot;/1&quot;;[.L188];&quot;/B3&quot;)" office:value-type="string" office:string-value="STT/A/L0/R6/1187/B3" calcext:value-type="string">
            <text:p>STT/A/L0/R6/1187/B3</text:p>
          </table:table-cell>
          <table:table-cell table:style-name="ce43" office:value-type="string" calcext:value-type="string">
            <text:p>STT/A/L0/R6/1187/B3</text:p>
          </table:table-cell>
        </table:table-row>
        <table:table-row table:style-name="ro2">
          <table:table-cell table:style-name="ce4" office:value-type="float" office:value="9840847171" calcext:value-type="float">
            <text:p>9840847171</text:p>
          </table:table-cell>
          <table:table-cell table:style-name="ce4" office:value-type="string" calcext:value-type="string">
            <text:p>J.SANJANA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403H00M00S" calcext:value-type="time">
            <text:p>11:00:00</text:p>
          </table:table-cell>
          <table:table-cell table:style-name="ce39" office:value-type="time" office:time-value="PT4403H30M00S" calcext:value-type="time">
            <text:p>11:30:00</text:p>
          </table:table-cell>
          <table:table-cell table:style-name="Default" table:formula="of:=CONCATENATE(&quot;STT/&quot;;[.G189];&quot;/L&quot;;[.H189];&quot;/R&quot;)" office:value-type="string" office:string-value="STT/A/L0/R" calcext:value-type="string">
            <text:p>STT/A/L0/R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89];[.M189];&quot;/1&quot;;[.L189];&quot;/B3&quot;)" office:value-type="string" office:string-value="STT/A/L0/R6/1188/B3" calcext:value-type="string">
            <text:p>STT/A/L0/R6/1188/B3</text:p>
          </table:table-cell>
          <table:table-cell table:style-name="ce43" office:value-type="string" calcext:value-type="string">
            <text:p>STT/A/L0/R6/1188/B3</text:p>
          </table:table-cell>
        </table:table-row>
        <table:table-row table:style-name="ro2">
          <table:table-cell table:style-name="ce4" office:value-type="float" office:value="9841929292" calcext:value-type="float">
            <text:p>9841929292</text:p>
          </table:table-cell>
          <table:table-cell table:style-name="ce4" office:value-type="string" calcext:value-type="string">
            <text:p>JAI SANTHOSH NR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427H00M00S" calcext:value-type="time">
            <text:p>11:00:00</text:p>
          </table:table-cell>
          <table:table-cell table:style-name="ce39" office:value-type="time" office:time-value="PT4427H30M00S" calcext:value-type="time">
            <text:p>11:30:00</text:p>
          </table:table-cell>
          <table:table-cell table:style-name="Default" table:formula="of:=CONCATENATE(&quot;STT/&quot;;[.G190];&quot;/L&quot;;[.H190];&quot;/R&quot;)" office:value-type="string" office:string-value="STT/A/L0/R" calcext:value-type="string">
            <text:p>STT/A/L0/R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0];[.M190];&quot;/1&quot;;[.L190];&quot;/B3&quot;)" office:value-type="string" office:string-value="STT/A/L0/R6/1189/B3" calcext:value-type="string">
            <text:p>STT/A/L0/R6/1189/B3</text:p>
          </table:table-cell>
          <table:table-cell table:style-name="ce43" office:value-type="string" calcext:value-type="string">
            <text:p>STT/A/L0/R6/1189/B3</text:p>
          </table:table-cell>
        </table:table-row>
        <table:table-row table:style-name="ro2">
          <table:table-cell table:style-name="ce4" office:value-type="float" office:value="9884325171" calcext:value-type="float">
            <text:p>9884325171</text:p>
          </table:table-cell>
          <table:table-cell table:style-name="ce4" office:value-type="string" calcext:value-type="string">
            <text:p>K.MITHUN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451H00M00S" calcext:value-type="time">
            <text:p>11:00:00</text:p>
          </table:table-cell>
          <table:table-cell table:style-name="ce39" office:value-type="time" office:time-value="PT4451H30M00S" calcext:value-type="time">
            <text:p>11:30:00</text:p>
          </table:table-cell>
          <table:table-cell table:style-name="Default" table:formula="of:=CONCATENATE(&quot;STT/&quot;;[.G191];&quot;/L&quot;;[.H191];&quot;/R&quot;)" office:value-type="string" office:string-value="STT/A/L0/R" calcext:value-type="string">
            <text:p>STT/A/L0/R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1];[.M191];&quot;/1&quot;;[.L191];&quot;/B3&quot;)" office:value-type="string" office:string-value="STT/A/L0/R6/1190/B3" calcext:value-type="string">
            <text:p>STT/A/L0/R6/1190/B3</text:p>
          </table:table-cell>
          <table:table-cell table:style-name="ce43" office:value-type="string" calcext:value-type="string">
            <text:p>STT/A/L0/R6/1190/B3</text:p>
          </table:table-cell>
        </table:table-row>
        <table:table-row table:style-name="ro2">
          <table:table-cell table:style-name="ce4" office:value-type="float" office:value="8939481996" calcext:value-type="float">
            <text:p>8939481996</text:p>
          </table:table-cell>
          <table:table-cell table:style-name="ce4" office:value-type="string" calcext:value-type="string">
            <text:p>KEERTHANA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475H00M00S" calcext:value-type="time">
            <text:p>11:00:00</text:p>
          </table:table-cell>
          <table:table-cell table:style-name="ce39" office:value-type="time" office:time-value="PT4475H30M00S" calcext:value-type="time">
            <text:p>11:30:00</text:p>
          </table:table-cell>
          <table:table-cell table:style-name="Default" table:formula="of:=CONCATENATE(&quot;STT/&quot;;[.G192];&quot;/L&quot;;[.H192];&quot;/R&quot;)" office:value-type="string" office:string-value="STT/A/L0/R" calcext:value-type="string">
            <text:p>STT/A/L0/R</text:p>
          </table:table-cell>
          <table:table-cell table:style-name="Default" office:value-type="float" office:value="191" calcext:value-type="float">
            <text:p>19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2];[.M192];&quot;/1&quot;;[.L192];&quot;/B3&quot;)" office:value-type="string" office:string-value="STT/A/L0/R6/1191/B3" calcext:value-type="string">
            <text:p>STT/A/L0/R6/1191/B3</text:p>
          </table:table-cell>
          <table:table-cell table:style-name="ce43" office:value-type="string" calcext:value-type="string">
            <text:p>STT/A/L0/R6/1191/B3</text:p>
          </table:table-cell>
        </table:table-row>
        <table:table-row table:style-name="ro2">
          <table:table-cell table:style-name="ce4" office:value-type="float" office:value="9884358543" calcext:value-type="float">
            <text:p>9884358543</text:p>
          </table:table-cell>
          <table:table-cell table:style-name="ce4" office:value-type="string" calcext:value-type="string">
            <text:p>KUSUMANJALY B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499H00M00S" calcext:value-type="time">
            <text:p>11:00:00</text:p>
          </table:table-cell>
          <table:table-cell table:style-name="ce39" office:value-type="time" office:time-value="PT4499H30M00S" calcext:value-type="time">
            <text:p>11:30:00</text:p>
          </table:table-cell>
          <table:table-cell table:style-name="Default" table:formula="of:=CONCATENATE(&quot;STT/&quot;;[.G193];&quot;/L&quot;;[.H193];&quot;/R&quot;)" office:value-type="string" office:string-value="STT/A/L0/R" calcext:value-type="string">
            <text:p>STT/A/L0/R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3];[.M193];&quot;/1&quot;;[.L193];&quot;/B3&quot;)" office:value-type="string" office:string-value="STT/A/L0/R6/1192/B3" calcext:value-type="string">
            <text:p>STT/A/L0/R6/1192/B3</text:p>
          </table:table-cell>
          <table:table-cell table:style-name="ce43" office:value-type="string" calcext:value-type="string">
            <text:p>STT/A/L0/R6/1192/B3</text:p>
          </table:table-cell>
        </table:table-row>
        <table:table-row table:style-name="ro2">
          <table:table-cell table:style-name="ce4" office:value-type="float" office:value="9940072669" calcext:value-type="float">
            <text:p>9940072669</text:p>
          </table:table-cell>
          <table:table-cell table:style-name="ce4" office:value-type="string" calcext:value-type="string">
            <text:p>NIRANJANA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523H00M00S" calcext:value-type="time">
            <text:p>11:00:00</text:p>
          </table:table-cell>
          <table:table-cell table:style-name="ce39" office:value-type="time" office:time-value="PT4523H30M00S" calcext:value-type="time">
            <text:p>11:30:00</text:p>
          </table:table-cell>
          <table:table-cell table:style-name="Default" table:formula="of:=CONCATENATE(&quot;STT/&quot;;[.G194];&quot;/L&quot;;[.H194];&quot;/R&quot;)" office:value-type="string" office:string-value="STT/A/L0/R" calcext:value-type="string">
            <text:p>STT/A/L0/R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4];[.M194];&quot;/1&quot;;[.L194];&quot;/B3&quot;)" office:value-type="string" office:string-value="STT/A/L0/R6/1193/B3" calcext:value-type="string">
            <text:p>STT/A/L0/R6/1193/B3</text:p>
          </table:table-cell>
          <table:table-cell table:style-name="ce43" office:value-type="string" calcext:value-type="string">
            <text:p>STT/A/L0/R6/1193/B3</text:p>
          </table:table-cell>
        </table:table-row>
        <table:table-row table:style-name="ro2">
          <table:table-cell table:style-name="ce4" office:value-type="float" office:value="9952087106" calcext:value-type="float">
            <text:p>9952087106</text:p>
          </table:table-cell>
          <table:table-cell table:style-name="ce4" office:value-type="string" calcext:value-type="string">
            <text:p>PAEREZHIL B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547H00M00S" calcext:value-type="time">
            <text:p>11:00:00</text:p>
          </table:table-cell>
          <table:table-cell table:style-name="ce39" office:value-type="time" office:time-value="PT4547H30M00S" calcext:value-type="time">
            <text:p>11:30:00</text:p>
          </table:table-cell>
          <table:table-cell table:style-name="Default" table:formula="of:=CONCATENATE(&quot;STT/&quot;;[.G195];&quot;/L&quot;;[.H195];&quot;/R&quot;)" office:value-type="string" office:string-value="STT/A/L0/R" calcext:value-type="string">
            <text:p>STT/A/L0/R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5];[.M195];&quot;/1&quot;;[.L195];&quot;/B3&quot;)" office:value-type="string" office:string-value="STT/A/L0/R6/1194/B3" calcext:value-type="string">
            <text:p>STT/A/L0/R6/1194/B3</text:p>
          </table:table-cell>
          <table:table-cell table:style-name="ce43" office:value-type="string" calcext:value-type="string">
            <text:p>STT/A/L0/R6/1194/B3</text:p>
          </table:table-cell>
        </table:table-row>
        <table:table-row table:style-name="ro2">
          <table:table-cell table:style-name="ce4" office:value-type="float" office:value="9444522834" calcext:value-type="float">
            <text:p>9444522834</text:p>
          </table:table-cell>
          <table:table-cell table:style-name="ce4" office:value-type="string" calcext:value-type="string">
            <text:p>PAVITHRA SV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571H00M00S" calcext:value-type="time">
            <text:p>11:00:00</text:p>
          </table:table-cell>
          <table:table-cell table:style-name="ce39" office:value-type="time" office:time-value="PT4571H30M00S" calcext:value-type="time">
            <text:p>11:30:00</text:p>
          </table:table-cell>
          <table:table-cell table:style-name="Default" table:formula="of:=CONCATENATE(&quot;STT/&quot;;[.G196];&quot;/L&quot;;[.H196];&quot;/R&quot;)" office:value-type="string" office:string-value="STT/A/L0/R" calcext:value-type="string">
            <text:p>STT/A/L0/R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6];[.M196];&quot;/1&quot;;[.L196];&quot;/B3&quot;)" office:value-type="string" office:string-value="STT/A/L0/R6/1195/B3" calcext:value-type="string">
            <text:p>STT/A/L0/R6/1195/B3</text:p>
          </table:table-cell>
          <table:table-cell table:style-name="ce43" office:value-type="string" calcext:value-type="string">
            <text:p>STT/A/L0/R6/1195/B3</text:p>
          </table:table-cell>
        </table:table-row>
        <table:table-row table:style-name="ro2">
          <table:table-cell table:style-name="ce4" office:value-type="float" office:value="9677037654" calcext:value-type="float">
            <text:p>9677037654</text:p>
          </table:table-cell>
          <table:table-cell table:style-name="ce4" office:value-type="string" calcext:value-type="string">
            <text:p>RAM VIGNESH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595H00M00S" calcext:value-type="time">
            <text:p>11:00:00</text:p>
          </table:table-cell>
          <table:table-cell table:style-name="ce39" office:value-type="time" office:time-value="PT4595H30M00S" calcext:value-type="time">
            <text:p>11:30:00</text:p>
          </table:table-cell>
          <table:table-cell table:style-name="Default" table:formula="of:=CONCATENATE(&quot;STT/&quot;;[.G197];&quot;/L&quot;;[.H197];&quot;/R&quot;)" office:value-type="string" office:string-value="STT/A/L0/R" calcext:value-type="string">
            <text:p>STT/A/L0/R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7];[.M197];&quot;/1&quot;;[.L197];&quot;/B3&quot;)" office:value-type="string" office:string-value="STT/A/L0/R6/1196/B3" calcext:value-type="string">
            <text:p>STT/A/L0/R6/1196/B3</text:p>
          </table:table-cell>
          <table:table-cell table:style-name="ce43" office:value-type="string" calcext:value-type="string">
            <text:p>STT/A/L0/R6/1196/B3</text:p>
          </table:table-cell>
        </table:table-row>
        <table:table-row table:style-name="ro2">
          <table:table-cell table:style-name="ce4" office:value-type="float" office:value="9940689739" calcext:value-type="float">
            <text:p>9940689739</text:p>
          </table:table-cell>
          <table:table-cell table:style-name="ce4" office:value-type="string" calcext:value-type="string">
            <text:p>SHIVALI HARITHRA VIGNESH MURALI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Neelangarai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619H00M00S" calcext:value-type="time">
            <text:p>11:00:00</text:p>
          </table:table-cell>
          <table:table-cell table:style-name="ce39" office:value-type="time" office:time-value="PT4619H30M00S" calcext:value-type="time">
            <text:p>11:30:00</text:p>
          </table:table-cell>
          <table:table-cell table:style-name="Default" table:formula="of:=CONCATENATE(&quot;STT/&quot;;[.G198];&quot;/L&quot;;[.H198];&quot;/R&quot;)" office:value-type="string" office:string-value="STT/A/L0/R" calcext:value-type="string">
            <text:p>STT/A/L0/R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8];[.M198];&quot;/1&quot;;[.L198];&quot;/B3&quot;)" office:value-type="string" office:string-value="STT/A/L0/R6/1197/B3" calcext:value-type="string">
            <text:p>STT/A/L0/R6/1197/B3</text:p>
          </table:table-cell>
          <table:table-cell table:style-name="ce43" office:value-type="string" calcext:value-type="string">
            <text:p>STT/A/L0/R6/1197/B3</text:p>
          </table:table-cell>
        </table:table-row>
        <table:table-row table:style-name="ro2">
          <table:table-cell table:style-name="ce4" office:value-type="float" office:value="9940573566" calcext:value-type="float">
            <text:p>9940573566</text:p>
          </table:table-cell>
          <table:table-cell table:style-name="ce4" office:value-type="string" calcext:value-type="string">
            <text:p>SRIPRIYA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643H00M00S" calcext:value-type="time">
            <text:p>11:00:00</text:p>
          </table:table-cell>
          <table:table-cell table:style-name="ce39" office:value-type="time" office:time-value="PT4643H30M00S" calcext:value-type="time">
            <text:p>11:30:00</text:p>
          </table:table-cell>
          <table:table-cell table:style-name="Default" table:formula="of:=CONCATENATE(&quot;STT/&quot;;[.G199];&quot;/L&quot;;[.H199];&quot;/R&quot;)" office:value-type="string" office:string-value="STT/A/L0/R" calcext:value-type="string">
            <text:p>STT/A/L0/R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199];[.M199];&quot;/1&quot;;[.L199];&quot;/B3&quot;)" office:value-type="string" office:string-value="STT/A/L0/R6/1198/B3" calcext:value-type="string">
            <text:p>STT/A/L0/R6/1198/B3</text:p>
          </table:table-cell>
          <table:table-cell table:style-name="ce43" office:value-type="string" calcext:value-type="string">
            <text:p>STT/A/L0/R6/1198/B3</text:p>
          </table:table-cell>
        </table:table-row>
        <table:table-row table:style-name="ro2">
          <table:table-cell table:style-name="ce4" office:value-type="float" office:value="8778522191" calcext:value-type="float">
            <text:p>8778522191</text:p>
          </table:table-cell>
          <table:table-cell table:style-name="ce4" office:value-type="string" calcext:value-type="string">
            <text:p>THEENASHKUMAR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667H00M00S" calcext:value-type="time">
            <text:p>11:00:00</text:p>
          </table:table-cell>
          <table:table-cell table:style-name="ce39" office:value-type="time" office:time-value="PT4667H30M00S" calcext:value-type="time">
            <text:p>11:30:00</text:p>
          </table:table-cell>
          <table:table-cell table:style-name="Default" table:formula="of:=CONCATENATE(&quot;STT/&quot;;[.G200];&quot;/L&quot;;[.H200];&quot;/R&quot;)" office:value-type="string" office:string-value="STT/A/L0/R" calcext:value-type="string">
            <text:p>STT/A/L0/R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0];[.M200];&quot;/1&quot;;[.L200];&quot;/B3&quot;)" office:value-type="string" office:string-value="STT/A/L0/R6/1199/B3" calcext:value-type="string">
            <text:p>STT/A/L0/R6/1199/B3</text:p>
          </table:table-cell>
          <table:table-cell table:style-name="ce43" office:value-type="string" calcext:value-type="string">
            <text:p>STT/A/L0/R6/1199/B3</text:p>
          </table:table-cell>
        </table:table-row>
        <table:table-row table:style-name="ro2">
          <table:table-cell table:style-name="ce4" office:value-type="float" office:value="9962347712" calcext:value-type="float">
            <text:p>9962347712</text:p>
          </table:table-cell>
          <table:table-cell table:style-name="ce4" office:value-type="string" calcext:value-type="string">
            <text:p>THILAK RAJ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691H00M00S" calcext:value-type="time">
            <text:p>11:00:00</text:p>
          </table:table-cell>
          <table:table-cell table:style-name="ce39" office:value-type="time" office:time-value="PT4691H30M00S" calcext:value-type="time">
            <text:p>11:30:00</text:p>
          </table:table-cell>
          <table:table-cell table:style-name="Default" table:formula="of:=CONCATENATE(&quot;STT/&quot;;[.G201];&quot;/L&quot;;[.H201];&quot;/R&quot;)" office:value-type="string" office:string-value="STT/A/L0/R" calcext:value-type="string">
            <text:p>STT/A/L0/R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1];[.M201];&quot;/1&quot;;[.L201];&quot;/B3&quot;)" office:value-type="string" office:string-value="STT/A/L0/R6/1200/B3" calcext:value-type="string">
            <text:p>STT/A/L0/R6/1200/B3</text:p>
          </table:table-cell>
          <table:table-cell table:style-name="ce43" office:value-type="string" calcext:value-type="string">
            <text:p>STT/A/L0/R6/1200/B3</text:p>
          </table:table-cell>
        </table:table-row>
        <table:table-row table:style-name="ro2">
          <table:table-cell table:style-name="ce4" office:value-type="float" office:value="9486458059" calcext:value-type="float">
            <text:p>9486458059</text:p>
          </table:table-cell>
          <table:table-cell table:style-name="ce4" office:value-type="string" calcext:value-type="string">
            <text:p>THILLAI OLI A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715H00M00S" calcext:value-type="time">
            <text:p>11:00:00</text:p>
          </table:table-cell>
          <table:table-cell table:style-name="ce39" office:value-type="time" office:time-value="PT4715H30M00S" calcext:value-type="time">
            <text:p>11:30:00</text:p>
          </table:table-cell>
          <table:table-cell table:style-name="Default" table:formula="of:=CONCATENATE(&quot;STT/&quot;;[.G202];&quot;/L&quot;;[.H202];&quot;/R&quot;)" office:value-type="string" office:string-value="STT/A/L0/R" calcext:value-type="string">
            <text:p>STT/A/L0/R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2];[.M202];&quot;/1&quot;;[.L202];&quot;/B3&quot;)" office:value-type="string" office:string-value="STT/A/L0/R6/1201/B3" calcext:value-type="string">
            <text:p>STT/A/L0/R6/1201/B3</text:p>
          </table:table-cell>
          <table:table-cell table:style-name="ce43" office:value-type="string" calcext:value-type="string">
            <text:p>STT/A/L0/R6/1201/B3</text:p>
          </table:table-cell>
        </table:table-row>
        <table:table-row table:style-name="ro2">
          <table:table-cell table:style-name="ce4" office:value-type="float" office:value="9941764814" calcext:value-type="float">
            <text:p>9941764814</text:p>
          </table:table-cell>
          <table:table-cell table:style-name="ce4" office:value-type="string" calcext:value-type="string">
            <text:p>US . SHRREY KUMAR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739H00M00S" calcext:value-type="time">
            <text:p>11:00:00</text:p>
          </table:table-cell>
          <table:table-cell table:style-name="ce39" office:value-type="time" office:time-value="PT4739H30M00S" calcext:value-type="time">
            <text:p>11:30:00</text:p>
          </table:table-cell>
          <table:table-cell table:style-name="Default" table:formula="of:=CONCATENATE(&quot;STT/&quot;;[.G203];&quot;/L&quot;;[.H203];&quot;/R&quot;)" office:value-type="string" office:string-value="STT/A/L0/R" calcext:value-type="string">
            <text:p>STT/A/L0/R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3];[.M203];&quot;/1&quot;;[.L203];&quot;/B3&quot;)" office:value-type="string" office:string-value="STT/A/L0/R6/1202/B3" calcext:value-type="string">
            <text:p>STT/A/L0/R6/1202/B3</text:p>
          </table:table-cell>
          <table:table-cell table:style-name="ce43" office:value-type="string" calcext:value-type="string">
            <text:p>STT/A/L0/R6/1202/B3</text:p>
          </table:table-cell>
        </table:table-row>
        <table:table-row table:style-name="ro2">
          <table:table-cell table:style-name="ce4" office:value-type="float" office:value="9789065520" calcext:value-type="float">
            <text:p>9789065520</text:p>
          </table:table-cell>
          <table:table-cell table:style-name="ce4" office:value-type="string" calcext:value-type="string">
            <text:p>V SAIKKRITHIK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dyar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763H00M00S" calcext:value-type="time">
            <text:p>11:00:00</text:p>
          </table:table-cell>
          <table:table-cell table:style-name="ce39" office:value-type="time" office:time-value="PT4763H30M00S" calcext:value-type="time">
            <text:p>11:30:00</text:p>
          </table:table-cell>
          <table:table-cell table:style-name="Default" table:formula="of:=CONCATENATE(&quot;STT/&quot;;[.G204];&quot;/L&quot;;[.H204];&quot;/R&quot;)" office:value-type="string" office:string-value="STT/A/L0/R" calcext:value-type="string">
            <text:p>STT/A/L0/R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4];[.M204];&quot;/1&quot;;[.L204];&quot;/B3&quot;)" office:value-type="string" office:string-value="STT/A/L0/R6/1203/B3" calcext:value-type="string">
            <text:p>STT/A/L0/R6/1203/B3</text:p>
          </table:table-cell>
          <table:table-cell table:style-name="ce43" office:value-type="string" calcext:value-type="string">
            <text:p>STT/A/L0/R6/1203/B3</text:p>
          </table:table-cell>
        </table:table-row>
        <table:table-row table:style-name="ro2">
          <table:table-cell table:style-name="ce4" office:value-type="float" office:value="9841765751" calcext:value-type="float">
            <text:p>9841765751</text:p>
          </table:table-cell>
          <table:table-cell table:style-name="ce4" office:value-type="string" calcext:value-type="string">
            <text:p>YOGESH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787H00M00S" calcext:value-type="time">
            <text:p>11:00:00</text:p>
          </table:table-cell>
          <table:table-cell table:style-name="ce39" office:value-type="time" office:time-value="PT4787H30M00S" calcext:value-type="time">
            <text:p>11:30:00</text:p>
          </table:table-cell>
          <table:table-cell table:style-name="Default" table:formula="of:=CONCATENATE(&quot;STT/&quot;;[.G205];&quot;/L&quot;;[.H205];&quot;/R&quot;)" office:value-type="string" office:string-value="STT/A/L0/R" calcext:value-type="string">
            <text:p>STT/A/L0/R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5];[.M205];&quot;/1&quot;;[.L205];&quot;/B3&quot;)" office:value-type="string" office:string-value="STT/A/L0/R6/1204/B3" calcext:value-type="string">
            <text:p>STT/A/L0/R6/1204/B3</text:p>
          </table:table-cell>
          <table:table-cell table:style-name="ce43" office:value-type="string" calcext:value-type="string">
            <text:p>STT/A/L0/R6/1204/B3</text:p>
          </table:table-cell>
        </table:table-row>
        <table:table-row table:style-name="ro2">
          <table:table-cell table:style-name="ce4" office:value-type="float" office:value="9962826588" calcext:value-type="float">
            <text:p>9962826588</text:p>
          </table:table-cell>
          <table:table-cell table:style-name="ce4" office:value-type="string" calcext:value-type="string">
            <text:p>MANOJ M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811H00M00S" calcext:value-type="time">
            <text:p>11:00:00</text:p>
          </table:table-cell>
          <table:table-cell table:style-name="ce39" office:value-type="time" office:time-value="PT4811H30M00S" calcext:value-type="time">
            <text:p>11:30:00</text:p>
          </table:table-cell>
          <table:table-cell table:style-name="Default" table:formula="of:=CONCATENATE(&quot;STT/&quot;;[.G206];&quot;/L&quot;;[.H206];&quot;/R&quot;)" office:value-type="string" office:string-value="STT/B/L0/R" calcext:value-type="string">
            <text:p>STT/B/L0/R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6];[.M206];&quot;/1&quot;;[.L206];&quot;/B3&quot;)" office:value-type="string" office:string-value="STT/B/L0/R6/1205/B3" calcext:value-type="string">
            <text:p>STT/B/L0/R6/1205/B3</text:p>
          </table:table-cell>
          <table:table-cell table:style-name="ce43" office:value-type="string" calcext:value-type="string">
            <text:p>STT/B/L0/R6/1205/B3</text:p>
          </table:table-cell>
        </table:table-row>
        <table:table-row table:style-name="ro2">
          <table:table-cell table:style-name="ce4" office:value-type="float" office:value="9710292202" calcext:value-type="float">
            <text:p>9710292202</text:p>
          </table:table-cell>
          <table:table-cell table:style-name="ce4" office:value-type="string" calcext:value-type="string">
            <text:p>RIKESH B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idya School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time" office:time-value="PT4835H00M00S" calcext:value-type="time">
            <text:p>11:00:00</text:p>
          </table:table-cell>
          <table:table-cell table:style-name="ce39" office:value-type="time" office:time-value="PT4835H30M00S" calcext:value-type="time">
            <text:p>11:30:00</text:p>
          </table:table-cell>
          <table:table-cell table:style-name="Default" table:formula="of:=CONCATENATE(&quot;STT/&quot;;[.G207];&quot;/L&quot;;[.H207];&quot;/R&quot;)" office:value-type="string" office:string-value="STT/B/L0/R" calcext:value-type="string">
            <text:p>STT/B/L0/R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7];[.M207];&quot;/1&quot;;[.L207];&quot;/B3&quot;)" office:value-type="string" office:string-value="STT/B/L0/R6/1206/B3" calcext:value-type="string">
            <text:p>STT/B/L0/R6/1206/B3</text:p>
          </table:table-cell>
          <table:table-cell table:style-name="ce43" office:value-type="string" calcext:value-type="string">
            <text:p>STT/B/L0/R6/1206/B3</text:p>
          </table:table-cell>
        </table:table-row>
        <table:table-row table:style-name="ro2">
          <table:table-cell table:style-name="ce4" office:value-type="float" office:value="8695206080" calcext:value-type="float">
            <text:p>8695206080</text:p>
          </table:table-cell>
          <table:table-cell table:style-name="ce4" office:value-type="string" calcext:value-type="string">
            <text:p>KRRISHANYA SAI M.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yanavaram</text:p>
          </table:table-cell>
          <table:table-cell table:style-name="ce4" office:value-type="string" calcext:value-type="string">
            <text:p>1015A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time" office:time-value="PT4859H00M00S" calcext:value-type="time">
            <text:p>11:00:00</text:p>
          </table:table-cell>
          <table:table-cell table:style-name="ce39" office:value-type="time" office:time-value="PT4859H30M00S" calcext:value-type="time">
            <text:p>11:30:00</text:p>
          </table:table-cell>
          <table:table-cell table:style-name="Default" table:formula="of:=CONCATENATE(&quot;STT/&quot;;[.G208];&quot;/L&quot;;[.H208];&quot;/R&quot;)" office:value-type="string" office:string-value="STT/A/L1/R" calcext:value-type="string">
            <text:p>STT/A/L1/R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8];[.M208];&quot;/1&quot;;[.L208];&quot;/B3&quot;)" office:value-type="string" office:string-value="STT/A/L1/R6/1207/B3" calcext:value-type="string">
            <text:p>STT/A/L1/R6/1207/B3</text:p>
          </table:table-cell>
          <table:table-cell table:style-name="ce43" office:value-type="string" calcext:value-type="string">
            <text:p>STT/A/L1/R6/1207/B3</text:p>
          </table:table-cell>
        </table:table-row>
        <table:table-row table:style-name="ro2">
          <table:table-cell table:style-name="ce4" office:value-type="float" office:value="8248002380" calcext:value-type="float">
            <text:p>8248002380</text:p>
          </table:table-cell>
          <table:table-cell table:style-name="ce4" office:value-type="string" calcext:value-type="string">
            <text:p>S.SAIRAM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allalar Salai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string" calcext:value-type="string">
            <text:p>Pondicherry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time" office:time-value="PT4883H00M00S" calcext:value-type="time">
            <text:p>11:00:00</text:p>
          </table:table-cell>
          <table:table-cell table:style-name="ce39" office:value-type="time" office:time-value="PT4883H30M00S" calcext:value-type="time">
            <text:p>11:30:00</text:p>
          </table:table-cell>
          <table:table-cell table:style-name="Default" table:formula="of:=CONCATENATE(&quot;STT/&quot;;[.G209];&quot;/L&quot;;[.H209];&quot;/R&quot;)" office:value-type="string" office:string-value="STT/A/L1/R" calcext:value-type="string">
            <text:p>STT/A/L1/R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09];[.M209];&quot;/1&quot;;[.L209];&quot;/B3&quot;)" office:value-type="string" office:string-value="STT/A/L1/R6/1208/B3" calcext:value-type="string">
            <text:p>STT/A/L1/R6/1208/B3</text:p>
          </table:table-cell>
          <table:table-cell table:style-name="ce43" office:value-type="string" calcext:value-type="string">
            <text:p>STT/A/L1/R6/1208/B3</text:p>
          </table:table-cell>
        </table:table-row>
        <table:table-row table:style-name="ro2">
          <table:table-cell table:style-name="ce4" office:value-type="float" office:value="9677716938" calcext:value-type="float">
            <text:p>9677716938</text:p>
          </table:table-cell>
          <table:table-cell table:style-name="ce4" office:value-type="string" calcext:value-type="string">
            <text:p>SAIKHANTH R M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time" office:time-value="PT4907H00M00S" calcext:value-type="time">
            <text:p>11:00:00</text:p>
          </table:table-cell>
          <table:table-cell table:style-name="ce39" office:value-type="time" office:time-value="PT4907H30M00S" calcext:value-type="time">
            <text:p>11:30:00</text:p>
          </table:table-cell>
          <table:table-cell table:style-name="Default" table:formula="of:=CONCATENATE(&quot;STT/&quot;;[.G210];&quot;/L&quot;;[.H210];&quot;/R&quot;)" office:value-type="string" office:string-value="STT/A/L1/R" calcext:value-type="string">
            <text:p>STT/A/L1/R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10];[.M210];&quot;/1&quot;;[.L210];&quot;/B3&quot;)" office:value-type="string" office:string-value="STT/A/L1/R6/1209/B3" calcext:value-type="string">
            <text:p>STT/A/L1/R6/1209/B3</text:p>
          </table:table-cell>
          <table:table-cell table:style-name="ce43" office:value-type="string" calcext:value-type="string">
            <text:p>STT/A/L1/R6/1209/B3</text:p>
          </table:table-cell>
        </table:table-row>
        <table:table-row table:style-name="ro2">
          <table:table-cell table:style-name="ce4" office:value-type="float" office:value="9444238261" calcext:value-type="float">
            <text:p>9444238261</text:p>
          </table:table-cell>
          <table:table-cell table:style-name="ce4" office:value-type="string" calcext:value-type="string">
            <text:p>SHREYAS RAMESH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time" office:time-value="PT4931H00M00S" calcext:value-type="time">
            <text:p>11:00:00</text:p>
          </table:table-cell>
          <table:table-cell table:style-name="ce39" office:value-type="time" office:time-value="PT4931H30M00S" calcext:value-type="time">
            <text:p>11:30:00</text:p>
          </table:table-cell>
          <table:table-cell table:style-name="Default" table:formula="of:=CONCATENATE(&quot;STT/&quot;;[.G211];&quot;/L&quot;;[.H211];&quot;/R&quot;)" office:value-type="string" office:string-value="STT/A/L1/R" calcext:value-type="string">
            <text:p>STT/A/L1/R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11];[.M211];&quot;/1&quot;;[.L211];&quot;/B3&quot;)" office:value-type="string" office:string-value="STT/A/L1/R6/1210/B3" calcext:value-type="string">
            <text:p>STT/A/L1/R6/1210/B3</text:p>
          </table:table-cell>
          <table:table-cell table:style-name="ce43" office:value-type="string" calcext:value-type="string">
            <text:p>STT/A/L1/R6/1210/B3</text:p>
          </table:table-cell>
        </table:table-row>
        <table:table-row table:style-name="ro2">
          <table:table-cell table:style-name="ce4" office:value-type="float" office:value="9003263876" calcext:value-type="float">
            <text:p>9003263876</text:p>
          </table:table-cell>
          <table:table-cell table:style-name="ce4" office:value-type="string" calcext:value-type="string">
            <text:p>N MOHAMED HAMITH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time" office:time-value="PT4955H00M00S" calcext:value-type="time">
            <text:p>11:00:00</text:p>
          </table:table-cell>
          <table:table-cell table:style-name="ce39" office:value-type="time" office:time-value="PT4955H30M00S" calcext:value-type="time">
            <text:p>11:30:00</text:p>
          </table:table-cell>
          <table:table-cell table:style-name="Default" table:formula="of:=CONCATENATE(&quot;STT/&quot;;[.G212];&quot;/L&quot;;[.H212];&quot;/R&quot;)" office:value-type="string" office:string-value="STT/B/L1/R" calcext:value-type="string">
            <text:p>STT/B/L1/R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12];[.M212];&quot;/1&quot;;[.L212];&quot;/B3&quot;)" office:value-type="string" office:string-value="STT/B/L1/R6/1211/B3" calcext:value-type="string">
            <text:p>STT/B/L1/R6/1211/B3</text:p>
          </table:table-cell>
          <table:table-cell table:style-name="ce43" office:value-type="string" calcext:value-type="string">
            <text:p>STT/B/L1/R6/1211/B3</text:p>
          </table:table-cell>
        </table:table-row>
        <table:table-row table:style-name="ro2">
          <table:table-cell table:style-name="ce4" office:value-type="float" office:value="9042618018" calcext:value-type="float">
            <text:p>9042618018</text:p>
          </table:table-cell>
          <table:table-cell table:style-name="ce4" office:value-type="string" calcext:value-type="string">
            <text:p>RITHIS KUMAR R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time" office:time-value="PT4979H00M00S" calcext:value-type="time">
            <text:p>11:00:00</text:p>
          </table:table-cell>
          <table:table-cell table:style-name="ce39" office:value-type="time" office:time-value="PT4979H30M00S" calcext:value-type="time">
            <text:p>11:30:00</text:p>
          </table:table-cell>
          <table:table-cell table:style-name="Default" table:formula="of:=CONCATENATE(&quot;STT/&quot;;[.G213];&quot;/L&quot;;[.H213];&quot;/R&quot;)" office:value-type="string" office:string-value="STT/B/L1/R" calcext:value-type="string">
            <text:p>STT/B/L1/R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13];[.M213];&quot;/1&quot;;[.L213];&quot;/B3&quot;)" office:value-type="string" office:string-value="STT/B/L1/R6/1212/B3" calcext:value-type="string">
            <text:p>STT/B/L1/R6/1212/B3</text:p>
          </table:table-cell>
          <table:table-cell table:style-name="ce43" office:value-type="string" calcext:value-type="string">
            <text:p>STT/B/L1/R6/1212/B3</text:p>
          </table:table-cell>
        </table:table-row>
        <table:table-row table:style-name="ro2">
          <table:table-cell table:style-name="ce4" office:value-type="float" office:value="9445665842" calcext:value-type="float">
            <text:p>9445665842</text:p>
          </table:table-cell>
          <table:table-cell table:style-name="ce4" office:value-type="string" calcext:value-type="string">
            <text:p>A AKHIL AVISHAI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dyar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time" office:time-value="PT5003H00M00S" calcext:value-type="time">
            <text:p>11:00:00</text:p>
          </table:table-cell>
          <table:table-cell table:style-name="ce39" office:value-type="time" office:time-value="PT5003H30M00S" calcext:value-type="time">
            <text:p>11:30:00</text:p>
          </table:table-cell>
          <table:table-cell table:style-name="Default" table:formula="of:=CONCATENATE(&quot;STT/&quot;;[.G214];&quot;/L&quot;;[.H214];&quot;/R&quot;)" office:value-type="string" office:string-value="STT/A/L2/R" calcext:value-type="string">
            <text:p>STT/A/L2/R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14];[.M214];&quot;/1&quot;;[.L214];&quot;/B3&quot;)" office:value-type="string" office:string-value="STT/A/L2/R6/1213/B3" calcext:value-type="string">
            <text:p>STT/A/L2/R6/1213/B3</text:p>
          </table:table-cell>
          <table:table-cell table:style-name="ce43" office:value-type="string" calcext:value-type="string">
            <text:p>STT/A/L2/R6/1213/B3</text:p>
          </table:table-cell>
        </table:table-row>
        <table:table-row table:style-name="ro2">
          <table:table-cell table:style-name="ce4" office:value-type="float" office:value="9677091969" calcext:value-type="float">
            <text:p>9677091969</text:p>
          </table:table-cell>
          <table:table-cell table:style-name="ce4" office:value-type="string" calcext:value-type="string">
            <text:p>DHARANESH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time" office:time-value="PT5027H00M00S" calcext:value-type="time">
            <text:p>11:00:00</text:p>
          </table:table-cell>
          <table:table-cell table:style-name="ce39" office:value-type="time" office:time-value="PT5027H30M00S" calcext:value-type="time">
            <text:p>11:30:00</text:p>
          </table:table-cell>
          <table:table-cell table:style-name="Default" table:formula="of:=CONCATENATE(&quot;STT/&quot;;[.G215];&quot;/L&quot;;[.H215];&quot;/R&quot;)" office:value-type="string" office:string-value="STT/A/L2/R" calcext:value-type="string">
            <text:p>STT/A/L2/R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15];[.M215];&quot;/1&quot;;[.L215];&quot;/B3&quot;)" office:value-type="string" office:string-value="STT/A/L2/R6/1214/B3" calcext:value-type="string">
            <text:p>STT/A/L2/R6/1214/B3</text:p>
          </table:table-cell>
          <table:table-cell table:style-name="ce43" office:value-type="string" calcext:value-type="string">
            <text:p>STT/A/L2/R6/1214/B3</text:p>
          </table:table-cell>
        </table:table-row>
        <table:table-row table:style-name="ro2">
          <table:table-cell table:style-name="ce4" office:value-type="float" office:value="8838527797" calcext:value-type="float">
            <text:p>8838527797</text:p>
          </table:table-cell>
          <table:table-cell table:style-name="ce4" office:value-type="string" calcext:value-type="string">
            <text:p>S.KAVIN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time" office:time-value="PT5051H00M00S" calcext:value-type="time">
            <text:p>11:00:00</text:p>
          </table:table-cell>
          <table:table-cell table:style-name="ce39" office:value-type="time" office:time-value="PT5051H30M00S" calcext:value-type="time">
            <text:p>11:30:00</text:p>
          </table:table-cell>
          <table:table-cell table:style-name="Default" table:formula="of:=CONCATENATE(&quot;STT/&quot;;[.G216];&quot;/L&quot;;[.H216];&quot;/R&quot;)" office:value-type="string" office:string-value="STT/A/L2/R" calcext:value-type="string">
            <text:p>STT/A/L2/R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16];[.M216];&quot;/1&quot;;[.L216];&quot;/B3&quot;)" office:value-type="string" office:string-value="STT/A/L2/R6/1215/B3" calcext:value-type="string">
            <text:p>STT/A/L2/R6/1215/B3</text:p>
          </table:table-cell>
          <table:table-cell table:style-name="ce43" office:value-type="string" calcext:value-type="string">
            <text:p>STT/A/L2/R6/1215/B3</text:p>
          </table:table-cell>
        </table:table-row>
        <table:table-row table:style-name="ro2">
          <table:table-cell table:style-name="ce4" office:value-type="float" office:value="9003193115" calcext:value-type="float">
            <text:p>9003193115</text:p>
          </table:table-cell>
          <table:table-cell table:style-name="ce4" office:value-type="string" calcext:value-type="string">
            <text:p>SHANKAR DEV S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Manapakkam</text:p>
          </table:table-cell>
          <table:table-cell table:style-name="ce4" office:value-type="float" office:value="1115" calcext:value-type="float">
            <text:p>1115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time" office:time-value="PT5075H00M00S" calcext:value-type="time">
            <text:p>11:00:00</text:p>
          </table:table-cell>
          <table:table-cell table:style-name="ce39" office:value-type="time" office:time-value="PT5075H30M00S" calcext:value-type="time">
            <text:p>11:30:00</text:p>
          </table:table-cell>
          <table:table-cell table:style-name="Default" table:formula="of:=CONCATENATE(&quot;STT/&quot;;[.G217];&quot;/L&quot;;[.H217];&quot;/R&quot;)" office:value-type="string" office:string-value="STT/A/L2/R" calcext:value-type="string">
            <text:p>STT/A/L2/R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CONCATENATE([.K217];[.M217];&quot;/1&quot;;[.L217];&quot;/B3&quot;)" office:value-type="string" office:string-value="STT/A/L2/R6/1216/B3" calcext:value-type="string">
            <text:p>STT/A/L2/R6/1216/B3</text:p>
          </table:table-cell>
          <table:table-cell table:style-name="ce43" office:value-type="string" calcext:value-type="string">
            <text:p>STT/A/L2/R6/1216/B3</text:p>
          </table:table-cell>
        </table:table-row>
        <table:table-row table:style-name="ro2">
          <table:table-cell table:style-name="ce4" office:value-type="float" office:value="6383811450" calcext:value-type="float">
            <text:p>6383811450</text:p>
          </table:table-cell>
          <table:table-cell table:style-name="ce4" office:value-type="string" calcext:value-type="string">
            <text:p>SHIVANI R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Manapakkam</text:p>
          </table:table-cell>
          <table:table-cell table:style-name="ce4" office:value-type="float" office:value="1115" calcext:value-type="float">
            <text:p>1115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time" office:time-value="PT5099H00M00S" calcext:value-type="time">
            <text:p>11:00:00</text:p>
          </table:table-cell>
          <table:table-cell table:style-name="ce39" office:value-type="time" office:time-value="PT5099H30M00S" calcext:value-type="time">
            <text:p>11:30:00</text:p>
          </table:table-cell>
          <table:table-cell table:style-name="Default" table:formula="of:=CONCATENATE(&quot;STT/&quot;;[.G218];&quot;/L&quot;;[.H218];&quot;/R&quot;)" office:value-type="string" office:string-value="STT/A/L2/R" calcext:value-type="string">
            <text:p>STT/A/L2/R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18];[.M218];&quot;/1&quot;;[.L218];&quot;/B3&quot;)" office:value-type="string" office:string-value="STT/A/L2/R7/1217/B3" calcext:value-type="string">
            <text:p>STT/A/L2/R7/1217/B3</text:p>
          </table:table-cell>
          <table:table-cell table:style-name="ce43" office:value-type="string" calcext:value-type="string">
            <text:p>STT/A/L2/R7/1217/B3</text:p>
          </table:table-cell>
        </table:table-row>
        <table:table-row table:style-name="ro2">
          <table:table-cell table:style-name="ce4" office:value-type="float" office:value="8939964609" calcext:value-type="float">
            <text:p>8939964609</text:p>
          </table:table-cell>
          <table:table-cell table:style-name="ce4" office:value-type="string" calcext:value-type="string">
            <text:p>VAIBHAV KUMAR DEEPAK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dyar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time" office:time-value="PT5123H00M00S" calcext:value-type="time">
            <text:p>11:00:00</text:p>
          </table:table-cell>
          <table:table-cell table:style-name="ce39" office:value-type="time" office:time-value="PT5123H30M00S" calcext:value-type="time">
            <text:p>11:30:00</text:p>
          </table:table-cell>
          <table:table-cell table:style-name="Default" table:formula="of:=CONCATENATE(&quot;STT/&quot;;[.G219];&quot;/L&quot;;[.H219];&quot;/R&quot;)" office:value-type="string" office:string-value="STT/A/L2/R" calcext:value-type="string">
            <text:p>STT/A/L2/R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19];[.M219];&quot;/1&quot;;[.L219];&quot;/B3&quot;)" office:value-type="string" office:string-value="STT/A/L2/R7/1218/B3" calcext:value-type="string">
            <text:p>STT/A/L2/R7/1218/B3</text:p>
          </table:table-cell>
          <table:table-cell table:style-name="ce43" office:value-type="string" calcext:value-type="string">
            <text:p>STT/A/L2/R7/1218/B3</text:p>
          </table:table-cell>
        </table:table-row>
        <table:table-row table:style-name="ro2">
          <table:table-cell table:style-name="ce4" office:value-type="float" office:value="9840378442" calcext:value-type="float">
            <text:p>9840378442</text:p>
          </table:table-cell>
          <table:table-cell table:style-name="ce4" office:value-type="string" calcext:value-type="string">
            <text:p>ADIT VISHWAM RAO MALATHKAR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time" office:time-value="PT5147H00M00S" calcext:value-type="time">
            <text:p>11:00:00</text:p>
          </table:table-cell>
          <table:table-cell table:style-name="ce39" office:value-type="time" office:time-value="PT5147H30M00S" calcext:value-type="time">
            <text:p>11:30:00</text:p>
          </table:table-cell>
          <table:table-cell table:style-name="Default" table:formula="of:=CONCATENATE(&quot;STT/&quot;;[.G220];&quot;/L&quot;;[.H220];&quot;/R&quot;)" office:value-type="string" office:string-value="STT/B/L2/R" calcext:value-type="string">
            <text:p>STT/B/L2/R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0];[.M220];&quot;/1&quot;;[.L220];&quot;/B3&quot;)" office:value-type="string" office:string-value="STT/B/L2/R7/1219/B3" calcext:value-type="string">
            <text:p>STT/B/L2/R7/1219/B3</text:p>
          </table:table-cell>
          <table:table-cell table:style-name="ce43" office:value-type="string" calcext:value-type="string">
            <text:p>STT/B/L2/R7/1219/B3</text:p>
          </table:table-cell>
        </table:table-row>
        <table:table-row table:style-name="ro2">
          <table:table-cell table:style-name="ce4" office:value-type="float" office:value="9585505257" calcext:value-type="float">
            <text:p>9585505257</text:p>
          </table:table-cell>
          <table:table-cell table:style-name="ce4" office:value-type="string" calcext:value-type="string">
            <text:p>S.SRINIKETHAN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mma Mandapam - Srirangam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time" office:time-value="PT5171H00M00S" calcext:value-type="time">
            <text:p>11:00:00</text:p>
          </table:table-cell>
          <table:table-cell table:style-name="ce39" office:value-type="time" office:time-value="PT5171H30M00S" calcext:value-type="time">
            <text:p>11:30:00</text:p>
          </table:table-cell>
          <table:table-cell table:style-name="Default" table:formula="of:=CONCATENATE(&quot;STT/&quot;;[.G221];&quot;/L&quot;;[.H221];&quot;/R&quot;)" office:value-type="string" office:string-value="STT/B/L2/R" calcext:value-type="string">
            <text:p>STT/B/L2/R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1];[.M221];&quot;/1&quot;;[.L221];&quot;/B3&quot;)" office:value-type="string" office:string-value="STT/B/L2/R7/1220/B3" calcext:value-type="string">
            <text:p>STT/B/L2/R7/1220/B3</text:p>
          </table:table-cell>
          <table:table-cell table:style-name="ce43" office:value-type="string" calcext:value-type="string">
            <text:p>STT/B/L2/R7/1220/B3</text:p>
          </table:table-cell>
        </table:table-row>
        <table:table-row table:style-name="ro2">
          <table:table-cell table:style-name="ce4" office:value-type="float" office:value="8754497498" calcext:value-type="float">
            <text:p>8754497498</text:p>
          </table:table-cell>
          <table:table-cell table:style-name="ce4" office:value-type="string" calcext:value-type="string">
            <text:p>SHAKTHI KARTHIKA VIGNESH MURALI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Neelangarai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time" office:time-value="PT5195H00M00S" calcext:value-type="time">
            <text:p>11:00:00</text:p>
          </table:table-cell>
          <table:table-cell table:style-name="ce39" office:value-type="time" office:time-value="PT5195H30M00S" calcext:value-type="time">
            <text:p>11:30:00</text:p>
          </table:table-cell>
          <table:table-cell table:style-name="Default" table:formula="of:=CONCATENATE(&quot;STT/&quot;;[.G222];&quot;/L&quot;;[.H222];&quot;/R&quot;)" office:value-type="string" office:string-value="STT/A/L3/R" calcext:value-type="string">
            <text:p>STT/A/L3/R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2];[.M222];&quot;/1&quot;;[.L222];&quot;/B3&quot;)" office:value-type="string" office:string-value="STT/A/L3/R7/1221/B3" calcext:value-type="string">
            <text:p>STT/A/L3/R7/1221/B3</text:p>
          </table:table-cell>
          <table:table-cell table:style-name="ce43" office:value-type="string" calcext:value-type="string">
            <text:p>STT/A/L3/R7/1221/B3</text:p>
          </table:table-cell>
        </table:table-row>
        <table:table-row table:style-name="ro2">
          <table:table-cell table:style-name="ce4" office:value-type="float" office:value="8870585873" calcext:value-type="float">
            <text:p>8870585873</text:p>
          </table:table-cell>
          <table:table-cell table:style-name="ce4" office:value-type="string" calcext:value-type="string">
            <text:p>G.HEMASRI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allalar Salai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string" calcext:value-type="string">
            <text:p>Pondicherry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time" office:time-value="PT5219H00M00S" calcext:value-type="time">
            <text:p>11:00:00</text:p>
          </table:table-cell>
          <table:table-cell table:style-name="ce39" office:value-type="time" office:time-value="PT5219H30M00S" calcext:value-type="time">
            <text:p>11:30:00</text:p>
          </table:table-cell>
          <table:table-cell table:style-name="Default" table:formula="of:=CONCATENATE(&quot;STT/&quot;;[.G223];&quot;/L&quot;;[.H223];&quot;/R&quot;)" office:value-type="string" office:string-value="STT/B/L3/R" calcext:value-type="string">
            <text:p>STT/B/L3/R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3];[.M223];&quot;/1&quot;;[.L223];&quot;/B3&quot;)" office:value-type="string" office:string-value="STT/B/L3/R7/1222/B3" calcext:value-type="string">
            <text:p>STT/B/L3/R7/1222/B3</text:p>
          </table:table-cell>
          <table:table-cell table:style-name="ce43" office:value-type="string" calcext:value-type="string">
            <text:p>STT/B/L3/R7/1222/B3</text:p>
          </table:table-cell>
        </table:table-row>
        <table:table-row table:style-name="ro2">
          <table:table-cell table:style-name="ce4" office:value-type="float" office:value="9994519792" calcext:value-type="float">
            <text:p>9994519792</text:p>
          </table:table-cell>
          <table:table-cell table:style-name="ce4" office:value-type="string" calcext:value-type="string">
            <text:p>G.PRATHISHKA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allalar Salai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string" calcext:value-type="string">
            <text:p>Pondicherry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time" office:time-value="PT5243H00M00S" calcext:value-type="time">
            <text:p>11:00:00</text:p>
          </table:table-cell>
          <table:table-cell table:style-name="ce39" office:value-type="time" office:time-value="PT5243H30M00S" calcext:value-type="time">
            <text:p>11:30:00</text:p>
          </table:table-cell>
          <table:table-cell table:style-name="Default" table:formula="of:=CONCATENATE(&quot;STT/&quot;;[.G224];&quot;/L&quot;;[.H224];&quot;/R&quot;)" office:value-type="string" office:string-value="STT/B/L3/R" calcext:value-type="string">
            <text:p>STT/B/L3/R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4];[.M224];&quot;/1&quot;;[.L224];&quot;/B3&quot;)" office:value-type="string" office:string-value="STT/B/L3/R7/1223/B3" calcext:value-type="string">
            <text:p>STT/B/L3/R7/1223/B3</text:p>
          </table:table-cell>
          <table:table-cell table:style-name="ce43" office:value-type="string" calcext:value-type="string">
            <text:p>STT/B/L3/R7/1223/B3</text:p>
          </table:table-cell>
        </table:table-row>
        <table:table-row table:style-name="ro2">
          <table:table-cell table:style-name="ce4" office:value-type="float" office:value="9940050707" calcext:value-type="float">
            <text:p>9940050707</text:p>
          </table:table-cell>
          <table:table-cell table:style-name="ce4" office:value-type="string" calcext:value-type="string">
            <text:p>MURALIDARAN. B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Neelangarai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time" office:time-value="PT5267H00M00S" calcext:value-type="time">
            <text:p>11:00:00</text:p>
          </table:table-cell>
          <table:table-cell table:style-name="ce39" office:value-type="time" office:time-value="PT5267H30M00S" calcext:value-type="time">
            <text:p>11:30:00</text:p>
          </table:table-cell>
          <table:table-cell table:style-name="Default" table:formula="of:=CONCATENATE(&quot;STT/&quot;;[.G225];&quot;/L&quot;;[.H225];&quot;/R&quot;)" office:value-type="string" office:string-value="STT/B/L3/R" calcext:value-type="string">
            <text:p>STT/B/L3/R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5];[.M225];&quot;/1&quot;;[.L225];&quot;/B3&quot;)" office:value-type="string" office:string-value="STT/B/L3/R7/1224/B3" calcext:value-type="string">
            <text:p>STT/B/L3/R7/1224/B3</text:p>
          </table:table-cell>
          <table:table-cell table:style-name="ce43" office:value-type="string" calcext:value-type="string">
            <text:p>STT/B/L3/R7/1224/B3</text:p>
          </table:table-cell>
        </table:table-row>
        <table:table-row table:style-name="ro2">
          <table:table-cell table:style-name="ce4" office:value-type="float" office:value="9791012391" calcext:value-type="float">
            <text:p>9791012391</text:p>
          </table:table-cell>
          <table:table-cell table:style-name="ce4" office:value-type="string" calcext:value-type="string">
            <text:p>M.MOKKUL RAJ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time" office:time-value="PT5291H00M00S" calcext:value-type="time">
            <text:p>11:00:00</text:p>
          </table:table-cell>
          <table:table-cell table:style-name="ce39" office:value-type="time" office:time-value="PT5291H30M00S" calcext:value-type="time">
            <text:p>11:30:00</text:p>
          </table:table-cell>
          <table:table-cell table:style-name="Default" table:formula="of:=CONCATENATE(&quot;STT/&quot;;[.G226];&quot;/L&quot;;[.H226];&quot;/R&quot;)" office:value-type="string" office:string-value="STT/A/L4/R" calcext:value-type="string">
            <text:p>STT/A/L4/R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6];[.M226];&quot;/1&quot;;[.L226];&quot;/B3&quot;)" office:value-type="string" office:string-value="STT/A/L4/R7/1225/B3" calcext:value-type="string">
            <text:p>STT/A/L4/R7/1225/B3</text:p>
          </table:table-cell>
          <table:table-cell table:style-name="ce43" office:value-type="string" calcext:value-type="string">
            <text:p>STT/A/L4/R7/1225/B3</text:p>
          </table:table-cell>
        </table:table-row>
        <table:table-row table:style-name="ro2">
          <table:table-cell table:style-name="ce4" office:value-type="float" office:value="9884345050" calcext:value-type="float">
            <text:p>9884345050</text:p>
          </table:table-cell>
          <table:table-cell table:style-name="ce4" office:value-type="string" calcext:value-type="string">
            <text:p>YASHVI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time" office:time-value="PT5315H00M00S" calcext:value-type="time">
            <text:p>11:00:00</text:p>
          </table:table-cell>
          <table:table-cell table:style-name="ce39" office:value-type="time" office:time-value="PT5315H30M00S" calcext:value-type="time">
            <text:p>11:30:00</text:p>
          </table:table-cell>
          <table:table-cell table:style-name="Default" table:formula="of:=CONCATENATE(&quot;STT/&quot;;[.G227];&quot;/L&quot;;[.H227];&quot;/R&quot;)" office:value-type="string" office:string-value="STT/A/L4/R" calcext:value-type="string">
            <text:p>STT/A/L4/R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7];[.M227];&quot;/1&quot;;[.L227];&quot;/B3&quot;)" office:value-type="string" office:string-value="STT/A/L4/R7/1226/B3" calcext:value-type="string">
            <text:p>STT/A/L4/R7/1226/B3</text:p>
          </table:table-cell>
          <table:table-cell table:style-name="ce43" office:value-type="string" calcext:value-type="string">
            <text:p>STT/A/L4/R7/1226/B3</text:p>
          </table:table-cell>
        </table:table-row>
        <table:table-row table:style-name="ro2">
          <table:table-cell table:style-name="ce4" office:value-type="float" office:value="7904917978" calcext:value-type="float">
            <text:p>7904917978</text:p>
          </table:table-cell>
          <table:table-cell table:style-name="ce4" office:value-type="string" calcext:value-type="string">
            <text:p>ALWIN JENIKUMAR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yanavaram</text:p>
          </table:table-cell>
          <table:table-cell table:style-name="ce4" office:value-type="string" calcext:value-type="string">
            <text:p>1015A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time" office:time-value="PT5339H00M00S" calcext:value-type="time">
            <text:p>11:00:00</text:p>
          </table:table-cell>
          <table:table-cell table:style-name="ce39" office:value-type="time" office:time-value="PT5339H30M00S" calcext:value-type="time">
            <text:p>11:30:00</text:p>
          </table:table-cell>
          <table:table-cell table:style-name="Default" table:formula="of:=CONCATENATE(&quot;STT/&quot;;[.G228];&quot;/L&quot;;[.H228];&quot;/R&quot;)" office:value-type="string" office:string-value="STT/B/L4/R" calcext:value-type="string">
            <text:p>STT/B/L4/R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8];[.M228];&quot;/1&quot;;[.L228];&quot;/B3&quot;)" office:value-type="string" office:string-value="STT/B/L4/R7/1227/B3" calcext:value-type="string">
            <text:p>STT/B/L4/R7/1227/B3</text:p>
          </table:table-cell>
          <table:table-cell table:style-name="ce43" office:value-type="string" calcext:value-type="string">
            <text:p>STT/B/L4/R7/1227/B3</text:p>
          </table:table-cell>
        </table:table-row>
        <table:table-row table:style-name="ro2">
          <table:table-cell table:style-name="ce4" office:value-type="float" office:value="8883906030" calcext:value-type="float">
            <text:p>8883906030</text:p>
          </table:table-cell>
          <table:table-cell table:style-name="ce4" office:value-type="string" calcext:value-type="string">
            <text:p>LALITHKISHOR. M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mma Mandapam - Srirangam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time" office:time-value="PT5363H00M00S" calcext:value-type="time">
            <text:p>11:00:00</text:p>
          </table:table-cell>
          <table:table-cell table:style-name="ce39" office:value-type="time" office:time-value="PT5363H30M00S" calcext:value-type="time">
            <text:p>11:30:00</text:p>
          </table:table-cell>
          <table:table-cell table:style-name="Default" table:formula="of:=CONCATENATE(&quot;STT/&quot;;[.G229];&quot;/L&quot;;[.H229];&quot;/R&quot;)" office:value-type="string" office:string-value="STT/B/L4/R" calcext:value-type="string">
            <text:p>STT/B/L4/R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29];[.M229];&quot;/1&quot;;[.L229];&quot;/B3&quot;)" office:value-type="string" office:string-value="STT/B/L4/R7/1228/B3" calcext:value-type="string">
            <text:p>STT/B/L4/R7/1228/B3</text:p>
          </table:table-cell>
          <table:table-cell table:style-name="ce43" office:value-type="string" calcext:value-type="string">
            <text:p>STT/B/L4/R7/1228/B3</text:p>
          </table:table-cell>
        </table:table-row>
        <table:table-row table:style-name="ro2">
          <table:table-cell table:style-name="ce4" office:value-type="float" office:value="9841914238" calcext:value-type="float">
            <text:p>9841914238</text:p>
          </table:table-cell>
          <table:table-cell table:style-name="ce4" office:value-type="string" calcext:value-type="string">
            <text:p>M.K.GUKAN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time" office:time-value="PT5387H00M00S" calcext:value-type="time">
            <text:p>11:00:00</text:p>
          </table:table-cell>
          <table:table-cell table:style-name="ce39" office:value-type="time" office:time-value="PT5387H30M00S" calcext:value-type="time">
            <text:p>11:30:00</text:p>
          </table:table-cell>
          <table:table-cell table:style-name="Default" table:formula="of:=CONCATENATE(&quot;STT/&quot;;[.G230];&quot;/L&quot;;[.H230];&quot;/R&quot;)" office:value-type="string" office:string-value="STT/B/L4/R" calcext:value-type="string">
            <text:p>STT/B/L4/R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0];[.M230];&quot;/1&quot;;[.L230];&quot;/B3&quot;)" office:value-type="string" office:string-value="STT/B/L4/R7/1229/B3" calcext:value-type="string">
            <text:p>STT/B/L4/R7/1229/B3</text:p>
          </table:table-cell>
          <table:table-cell table:style-name="ce43" office:value-type="string" calcext:value-type="string">
            <text:p>STT/B/L4/R7/1229/B3</text:p>
          </table:table-cell>
        </table:table-row>
        <table:table-row table:style-name="ro2">
          <table:table-cell table:style-name="ce4" office:value-type="float" office:value="9042000066" calcext:value-type="float">
            <text:p>9042000066</text:p>
          </table:table-cell>
          <table:table-cell table:style-name="ce4" office:value-type="string" calcext:value-type="string">
            <text:p>S. JAISH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allalar Salai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string" calcext:value-type="string">
            <text:p>Pondicherry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time" office:time-value="PT5411H00M00S" calcext:value-type="time">
            <text:p>11:00:00</text:p>
          </table:table-cell>
          <table:table-cell table:style-name="ce39" office:value-type="time" office:time-value="PT5411H30M00S" calcext:value-type="time">
            <text:p>11:30:00</text:p>
          </table:table-cell>
          <table:table-cell table:style-name="Default" table:formula="of:=CONCATENATE(&quot;STT/&quot;;[.G231];&quot;/L&quot;;[.H231];&quot;/R&quot;)" office:value-type="string" office:string-value="STT/B/L4/R" calcext:value-type="string">
            <text:p>STT/B/L4/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1];[.M231];&quot;/1&quot;;[.L231];&quot;/B3&quot;)" office:value-type="string" office:string-value="STT/B/L4/R7/1230/B3" calcext:value-type="string">
            <text:p>STT/B/L4/R7/1230/B3</text:p>
          </table:table-cell>
          <table:table-cell table:style-name="ce43" office:value-type="string" calcext:value-type="string">
            <text:p>STT/B/L4/R7/1230/B3</text:p>
          </table:table-cell>
        </table:table-row>
        <table:table-row table:style-name="ro2">
          <table:table-cell table:style-name="ce4" office:value-type="float" office:value="9176096363" calcext:value-type="float">
            <text:p>9176096363</text:p>
          </table:table-cell>
          <table:table-cell table:style-name="ce4" office:value-type="string" calcext:value-type="string">
            <text:p>D.NITHISH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yanavaram</text:p>
          </table:table-cell>
          <table:table-cell table:style-name="ce4" office:value-type="string" calcext:value-type="string">
            <text:p>1015A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5" calcext:value-type="float">
            <text:p>5</text:p>
          </table:table-cell>
          <table:table-cell table:style-name="ce39" office:value-type="time" office:time-value="PT5435H00M00S" calcext:value-type="time">
            <text:p>11:00:00</text:p>
          </table:table-cell>
          <table:table-cell table:style-name="ce39" office:value-type="time" office:time-value="PT5435H30M00S" calcext:value-type="time">
            <text:p>11:30:00</text:p>
          </table:table-cell>
          <table:table-cell table:style-name="Default" table:formula="of:=CONCATENATE(&quot;STT/&quot;;[.G232];&quot;/L&quot;;[.H232];&quot;/R&quot;)" office:value-type="string" office:string-value="STT/B/L5/R" calcext:value-type="string">
            <text:p>STT/B/L5/R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2];[.M232];&quot;/1&quot;;[.L232];&quot;/B3&quot;)" office:value-type="string" office:string-value="STT/B/L5/R7/1231/B3" calcext:value-type="string">
            <text:p>STT/B/L5/R7/1231/B3</text:p>
          </table:table-cell>
          <table:table-cell table:style-name="ce43" office:value-type="string" calcext:value-type="string">
            <text:p>STT/B/L5/R7/1231/B3</text:p>
          </table:table-cell>
        </table:table-row>
        <table:table-row table:style-name="ro2">
          <table:table-cell table:style-name="ce4" office:value-type="float" office:value="9884558826" calcext:value-type="float">
            <text:p>9884558826</text:p>
          </table:table-cell>
          <table:table-cell table:style-name="ce4" office:value-type="string" calcext:value-type="string">
            <text:p>MITHANSH .A. SURANA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5" calcext:value-type="float">
            <text:p>5</text:p>
          </table:table-cell>
          <table:table-cell table:style-name="ce39" office:value-type="time" office:time-value="PT5459H00M00S" calcext:value-type="time">
            <text:p>11:00:00</text:p>
          </table:table-cell>
          <table:table-cell table:style-name="ce39" office:value-type="time" office:time-value="PT5459H30M00S" calcext:value-type="time">
            <text:p>11:30:00</text:p>
          </table:table-cell>
          <table:table-cell table:style-name="Default" table:formula="of:=CONCATENATE(&quot;STT/&quot;;[.G233];&quot;/L&quot;;[.H233];&quot;/R&quot;)" office:value-type="string" office:string-value="STT/B/L5/R" calcext:value-type="string">
            <text:p>STT/B/L5/R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3];[.M233];&quot;/1&quot;;[.L233];&quot;/B3&quot;)" office:value-type="string" office:string-value="STT/B/L5/R7/1232/B3" calcext:value-type="string">
            <text:p>STT/B/L5/R7/1232/B3</text:p>
          </table:table-cell>
          <table:table-cell table:style-name="ce43" office:value-type="string" calcext:value-type="string">
            <text:p>STT/B/L5/R7/1232/B3</text:p>
          </table:table-cell>
        </table:table-row>
        <table:table-row table:style-name="ro2">
          <table:table-cell table:style-name="ce4" office:value-type="float" office:value="9962769927" calcext:value-type="float">
            <text:p>9962769927</text:p>
          </table:table-cell>
          <table:table-cell table:style-name="ce4" office:value-type="string" calcext:value-type="string">
            <text:p>S.SUVETHA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Vallalar Salai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string" calcext:value-type="string">
            <text:p>Pondicherry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5" calcext:value-type="float">
            <text:p>5</text:p>
          </table:table-cell>
          <table:table-cell table:style-name="ce39" office:value-type="time" office:time-value="PT5483H00M00S" calcext:value-type="time">
            <text:p>11:00:00</text:p>
          </table:table-cell>
          <table:table-cell table:style-name="ce39" office:value-type="time" office:time-value="PT5483H30M00S" calcext:value-type="time">
            <text:p>11:30:00</text:p>
          </table:table-cell>
          <table:table-cell table:style-name="Default" table:formula="of:=CONCATENATE(&quot;STT/&quot;;[.G234];&quot;/L&quot;;[.H234];&quot;/R&quot;)" office:value-type="string" office:string-value="STT/B/L5/R" calcext:value-type="string">
            <text:p>STT/B/L5/R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4];[.M234];&quot;/1&quot;;[.L234];&quot;/B3&quot;)" office:value-type="string" office:string-value="STT/B/L5/R7/1233/B3" calcext:value-type="string">
            <text:p>STT/B/L5/R7/1233/B3</text:p>
          </table:table-cell>
          <table:table-cell table:style-name="ce43" office:value-type="string" calcext:value-type="string">
            <text:p>STT/B/L5/R7/1233/B3</text:p>
          </table:table-cell>
        </table:table-row>
        <table:table-row table:style-name="ro2">
          <table:table-cell table:style-name="ce4" office:value-type="float" office:value="9940311603" calcext:value-type="float">
            <text:p>9940311603</text:p>
          </table:table-cell>
          <table:table-cell table:style-name="ce4" office:value-type="string" calcext:value-type="string">
            <text:p>ABDUL RAHMAN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Neelangarai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time" office:time-value="PT5507H00M00S" calcext:value-type="time">
            <text:p>11:00:00</text:p>
          </table:table-cell>
          <table:table-cell table:style-name="ce39" office:value-type="time" office:time-value="PT5507H30M00S" calcext:value-type="time">
            <text:p>11:30:00</text:p>
          </table:table-cell>
          <table:table-cell table:style-name="Default" table:formula="of:=CONCATENATE(&quot;STT/&quot;;[.G235];&quot;/L&quot;;[.H235];&quot;/R&quot;)" office:value-type="string" office:string-value="STT/B/L6/R" calcext:value-type="string">
            <text:p>STT/B/L6/R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5];[.M235];&quot;/1&quot;;[.L235];&quot;/B3&quot;)" office:value-type="string" office:string-value="STT/B/L6/R7/1234/B3" calcext:value-type="string">
            <text:p>STT/B/L6/R7/1234/B3</text:p>
          </table:table-cell>
          <table:table-cell table:style-name="ce43" office:value-type="string" calcext:value-type="string">
            <text:p>STT/B/L6/R7/1234/B3</text:p>
          </table:table-cell>
        </table:table-row>
        <table:table-row table:style-name="ro2">
          <table:table-cell table:style-name="ce4" office:value-type="float" office:value="8825780376" calcext:value-type="float">
            <text:p>8825780376</text:p>
          </table:table-cell>
          <table:table-cell table:style-name="ce4" office:value-type="string" calcext:value-type="string">
            <text:p>AMBARISH RAJ.M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time" office:time-value="PT5531H00M00S" calcext:value-type="time">
            <text:p>11:00:00</text:p>
          </table:table-cell>
          <table:table-cell table:style-name="ce39" office:value-type="time" office:time-value="PT5531H30M00S" calcext:value-type="time">
            <text:p>11:30:00</text:p>
          </table:table-cell>
          <table:table-cell table:style-name="Default" table:formula="of:=CONCATENATE(&quot;STT/&quot;;[.G236];&quot;/L&quot;;[.H236];&quot;/R&quot;)" office:value-type="string" office:string-value="STT/B/L6/R" calcext:value-type="string">
            <text:p>STT/B/L6/R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6];[.M236];&quot;/1&quot;;[.L236];&quot;/B3&quot;)" office:value-type="string" office:string-value="STT/B/L6/R7/1235/B3" calcext:value-type="string">
            <text:p>STT/B/L6/R7/1235/B3</text:p>
          </table:table-cell>
          <table:table-cell table:style-name="ce43" office:value-type="string" calcext:value-type="string">
            <text:p>STT/B/L6/R7/1235/B3</text:p>
          </table:table-cell>
        </table:table-row>
        <table:table-row table:style-name="ro2">
          <table:table-cell table:style-name="ce4" office:value-type="float" office:value="9176565008" calcext:value-type="float">
            <text:p>9176565008</text:p>
          </table:table-cell>
          <table:table-cell table:style-name="ce4" office:value-type="string" calcext:value-type="string">
            <text:p>MALAVIKA.M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time" office:time-value="PT5555H00M00S" calcext:value-type="time">
            <text:p>11:00:00</text:p>
          </table:table-cell>
          <table:table-cell table:style-name="ce39" office:value-type="time" office:time-value="PT5555H30M00S" calcext:value-type="time">
            <text:p>11:30:00</text:p>
          </table:table-cell>
          <table:table-cell table:style-name="Default" table:formula="of:=CONCATENATE(&quot;STT/&quot;;[.G237];&quot;/L&quot;;[.H237];&quot;/R&quot;)" office:value-type="string" office:string-value="STT/B/L6/R" calcext:value-type="string">
            <text:p>STT/B/L6/R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7];[.M237];&quot;/1&quot;;[.L237];&quot;/B3&quot;)" office:value-type="string" office:string-value="STT/B/L6/R7/1236/B3" calcext:value-type="string">
            <text:p>STT/B/L6/R7/1236/B3</text:p>
          </table:table-cell>
          <table:table-cell table:style-name="ce43" office:value-type="string" calcext:value-type="string">
            <text:p>STT/B/L6/R7/1236/B3</text:p>
          </table:table-cell>
        </table:table-row>
        <table:table-row table:style-name="ro2">
          <table:table-cell table:style-name="ce4" office:value-type="float" office:value="9940593213" calcext:value-type="float">
            <text:p>9940593213</text:p>
          </table:table-cell>
          <table:table-cell table:style-name="ce4" office:value-type="string" calcext:value-type="string">
            <text:p>SIVESH MANI K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Neelangarai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time" office:time-value="PT5579H00M00S" calcext:value-type="time">
            <text:p>11:00:00</text:p>
          </table:table-cell>
          <table:table-cell table:style-name="ce39" office:value-type="time" office:time-value="PT5579H30M00S" calcext:value-type="time">
            <text:p>11:30:00</text:p>
          </table:table-cell>
          <table:table-cell table:style-name="Default" table:formula="of:=CONCATENATE(&quot;STT/&quot;;[.G238];&quot;/L&quot;;[.H238];&quot;/R&quot;)" office:value-type="string" office:string-value="STT/B/L6/R" calcext:value-type="string">
            <text:p>STT/B/L6/R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8];[.M238];&quot;/1&quot;;[.L238];&quot;/B3&quot;)" office:value-type="string" office:string-value="STT/B/L6/R7/1237/B3" calcext:value-type="string">
            <text:p>STT/B/L6/R7/1237/B3</text:p>
          </table:table-cell>
          <table:table-cell table:style-name="ce43" office:value-type="string" calcext:value-type="string">
            <text:p>STT/B/L6/R7/1237/B3</text:p>
          </table:table-cell>
        </table:table-row>
        <table:table-row table:style-name="ro2">
          <table:table-cell table:style-name="ce4" office:value-type="float" office:value="9840888995" calcext:value-type="float">
            <text:p>9840888995</text:p>
          </table:table-cell>
          <table:table-cell table:style-name="ce4" office:value-type="string" calcext:value-type="string">
            <text:p>BADHRINADAN. B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Neelangarai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7" calcext:value-type="float">
            <text:p>7</text:p>
          </table:table-cell>
          <table:table-cell table:style-name="ce39" office:value-type="time" office:time-value="PT5603H00M00S" calcext:value-type="time">
            <text:p>11:00:00</text:p>
          </table:table-cell>
          <table:table-cell table:style-name="ce39" office:value-type="time" office:time-value="PT5603H30M00S" calcext:value-type="time">
            <text:p>11:30:00</text:p>
          </table:table-cell>
          <table:table-cell table:style-name="Default" table:formula="of:=CONCATENATE(&quot;STT/&quot;;[.G239];&quot;/L&quot;;[.H239];&quot;/R&quot;)" office:value-type="string" office:string-value="STT/B/L7/R" calcext:value-type="string">
            <text:p>STT/B/L7/R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39];[.M239];&quot;/1&quot;;[.L239];&quot;/B3&quot;)" office:value-type="string" office:string-value="STT/B/L7/R7/1238/B3" calcext:value-type="string">
            <text:p>STT/B/L7/R7/1238/B3</text:p>
          </table:table-cell>
          <table:table-cell table:style-name="ce43" office:value-type="string" calcext:value-type="string">
            <text:p>STT/B/L7/R7/1238/B3</text:p>
          </table:table-cell>
        </table:table-row>
        <table:table-row table:style-name="ro2">
          <table:table-cell table:style-name="ce4" office:value-type="float" office:value="9444268954" calcext:value-type="float">
            <text:p>9444268954</text:p>
          </table:table-cell>
          <table:table-cell table:style-name="ce4" office:value-type="string" calcext:value-type="string">
            <text:p>KARTHIK NAIR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yanavaram</text:p>
          </table:table-cell>
          <table:table-cell table:style-name="ce4" office:value-type="string" calcext:value-type="string">
            <text:p>1015A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7" calcext:value-type="float">
            <text:p>7</text:p>
          </table:table-cell>
          <table:table-cell table:style-name="ce39" office:value-type="time" office:time-value="PT5627H00M00S" calcext:value-type="time">
            <text:p>11:00:00</text:p>
          </table:table-cell>
          <table:table-cell table:style-name="ce39" office:value-type="time" office:time-value="PT5627H30M00S" calcext:value-type="time">
            <text:p>11:30:00</text:p>
          </table:table-cell>
          <table:table-cell table:style-name="Default" table:formula="of:=CONCATENATE(&quot;STT/&quot;;[.G240];&quot;/L&quot;;[.H240];&quot;/R&quot;)" office:value-type="string" office:string-value="STT/B/L7/R" calcext:value-type="string">
            <text:p>STT/B/L7/R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40];[.M240];&quot;/1&quot;;[.L240];&quot;/B3&quot;)" office:value-type="string" office:string-value="STT/B/L7/R7/1239/B3" calcext:value-type="string">
            <text:p>STT/B/L7/R7/1239/B3</text:p>
          </table:table-cell>
          <table:table-cell table:style-name="ce43" office:value-type="string" calcext:value-type="string">
            <text:p>STT/B/L7/R7/1239/B3</text:p>
          </table:table-cell>
        </table:table-row>
        <table:table-row table:style-name="ro2">
          <table:table-cell table:style-name="ce4" office:value-type="float" office:value="9884892656" calcext:value-type="float">
            <text:p>9884892656</text:p>
          </table:table-cell>
          <table:table-cell table:style-name="ce4" office:value-type="string" calcext:value-type="string">
            <text:p>ANANYA SAJEEV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time" office:time-value="PT5651H00M00S" calcext:value-type="time">
            <text:p>11:00:00</text:p>
          </table:table-cell>
          <table:table-cell table:style-name="ce39" office:value-type="time" office:time-value="PT5651H30M00S" calcext:value-type="time">
            <text:p>11:30:00</text:p>
          </table:table-cell>
          <table:table-cell table:style-name="Default" table:formula="of:=CONCATENATE(&quot;STT/&quot;;[.G241];&quot;/L&quot;;[.H241];&quot;/R&quot;)" office:value-type="string" office:string-value="STT/B/L8/R" calcext:value-type="string">
            <text:p>STT/B/L8/R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41];[.M241];&quot;/1&quot;;[.L241];&quot;/B3&quot;)" office:value-type="string" office:string-value="STT/B/L8/R7/1240/B3" calcext:value-type="string">
            <text:p>STT/B/L8/R7/1240/B3</text:p>
          </table:table-cell>
          <table:table-cell table:style-name="ce43" office:value-type="string" calcext:value-type="string">
            <text:p>STT/B/L8/R7/1240/B3</text:p>
          </table:table-cell>
        </table:table-row>
        <table:table-row table:style-name="ro2">
          <table:table-cell table:style-name="ce4" office:value-type="float" office:value="9442577476" calcext:value-type="float">
            <text:p>9442577476</text:p>
          </table:table-cell>
          <table:table-cell table:style-name="ce4" office:value-type="string" calcext:value-type="string">
            <text:p>R.INIYAN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Jawahar Nagar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time" office:time-value="PT5675H00M00S" calcext:value-type="time">
            <text:p>11:00:00</text:p>
          </table:table-cell>
          <table:table-cell table:style-name="ce39" office:value-type="time" office:time-value="PT5675H30M00S" calcext:value-type="time">
            <text:p>11:30:00</text:p>
          </table:table-cell>
          <table:table-cell table:style-name="Default" table:formula="of:=CONCATENATE(&quot;STT/&quot;;[.G242];&quot;/L&quot;;[.H242];&quot;/R&quot;)" office:value-type="string" office:string-value="STT/B/L8/R" calcext:value-type="string">
            <text:p>STT/B/L8/R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42];[.M242];&quot;/1&quot;;[.L242];&quot;/B3&quot;)" office:value-type="string" office:string-value="STT/B/L8/R7/1241/B3" calcext:value-type="string">
            <text:p>STT/B/L8/R7/1241/B3</text:p>
          </table:table-cell>
          <table:table-cell table:style-name="ce43" office:value-type="string" calcext:value-type="string">
            <text:p>STT/B/L8/R7/1241/B3</text:p>
          </table:table-cell>
        </table:table-row>
        <table:table-row table:style-name="ro2">
          <table:table-cell table:style-name="ce4" office:value-type="float" office:value="8248985826" calcext:value-type="float">
            <text:p>8248985826</text:p>
          </table:table-cell>
          <table:table-cell table:style-name="ce4" office:value-type="string" calcext:value-type="string">
            <text:p>S. ILLAKKEIYA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yanavaram</text:p>
          </table:table-cell>
          <table:table-cell table:style-name="ce4" office:value-type="string" calcext:value-type="string">
            <text:p>1015A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time" office:time-value="PT5699H00M00S" calcext:value-type="time">
            <text:p>11:00:00</text:p>
          </table:table-cell>
          <table:table-cell table:style-name="ce39" office:value-type="time" office:time-value="PT5699H30M00S" calcext:value-type="time">
            <text:p>11:30:00</text:p>
          </table:table-cell>
          <table:table-cell table:style-name="Default" table:formula="of:=CONCATENATE(&quot;STT/&quot;;[.G243];&quot;/L&quot;;[.H243];&quot;/R&quot;)" office:value-type="string" office:string-value="STT/B/L8/R" calcext:value-type="string">
            <text:p>STT/B/L8/R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43];[.M243];&quot;/1&quot;;[.L243];&quot;/B3&quot;)" office:value-type="string" office:string-value="STT/B/L8/R7/1242/B3" calcext:value-type="string">
            <text:p>STT/B/L8/R7/1242/B3</text:p>
          </table:table-cell>
          <table:table-cell table:style-name="ce43" office:value-type="string" calcext:value-type="string">
            <text:p>STT/B/L8/R7/1242/B3</text:p>
          </table:table-cell>
        </table:table-row>
        <table:table-row table:style-name="ro2">
          <table:table-cell table:style-name="ce4" office:value-type="float" office:value="9940092100" calcext:value-type="float">
            <text:p>9940092100</text:p>
          </table:table-cell>
          <table:table-cell table:style-name="ce4" office:value-type="string" calcext:value-type="string">
            <text:p>G.JAI SURYA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Ayanavaram</text:p>
          </table:table-cell>
          <table:table-cell table:style-name="ce4" office:value-type="string" calcext:value-type="string">
            <text:p>1015A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10" calcext:value-type="float">
            <text:p>10</text:p>
          </table:table-cell>
          <table:table-cell table:style-name="ce39" office:value-type="time" office:time-value="PT5723H00M00S" calcext:value-type="time">
            <text:p>11:00:00</text:p>
          </table:table-cell>
          <table:table-cell table:style-name="ce39" office:value-type="time" office:time-value="PT5723H30M00S" calcext:value-type="time">
            <text:p>11:30:00</text:p>
          </table:table-cell>
          <table:table-cell table:style-name="Default" table:formula="of:=CONCATENATE(&quot;STT/&quot;;[.G244];&quot;/L&quot;;[.H244];&quot;/R&quot;)" office:value-type="string" office:string-value="STT/B/L10/R" calcext:value-type="string">
            <text:p>STT/B/L10/R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44];[.M244];&quot;/1&quot;;[.L244];&quot;/B3&quot;)" office:value-type="string" office:string-value="STT/B/L10/R7/1243/B3" calcext:value-type="string">
            <text:p>STT/B/L10/R7/1243/B3</text:p>
          </table:table-cell>
          <table:table-cell table:style-name="ce43" office:value-type="string" calcext:value-type="string">
            <text:p>STT/B/L10/R7/1243/B3</text:p>
          </table:table-cell>
        </table:table-row>
        <table:table-row table:style-name="ro2">
          <table:table-cell table:style-name="ce4" office:value-type="float" office:value="9786394094" calcext:value-type="float">
            <text:p>9786394094</text:p>
          </table:table-cell>
          <table:table-cell table:style-name="ce4" office:value-type="string" calcext:value-type="string">
            <text:p>MILAN GANDHI</text:p>
          </table:table-cell>
          <table:table-cell table:style-name="ce4" office:value-type="string" calcext:value-type="string">
            <text:p>State Tiny Tots</text:p>
          </table:table-cell>
          <table:table-cell table:style-name="ce4" office:value-type="string" calcext:value-type="string">
            <text:p>Aloha Tambaram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Tamil Nadu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float" office:value="10" calcext:value-type="float">
            <text:p>10</text:p>
          </table:table-cell>
          <table:table-cell table:style-name="ce39" office:value-type="time" office:time-value="PT5747H00M00S" calcext:value-type="time">
            <text:p>11:00:00</text:p>
          </table:table-cell>
          <table:table-cell table:style-name="ce39" office:value-type="time" office:time-value="PT5747H30M00S" calcext:value-type="time">
            <text:p>11:30:00</text:p>
          </table:table-cell>
          <table:table-cell table:style-name="Default" table:formula="of:=CONCATENATE(&quot;STT/&quot;;[.G245];&quot;/L&quot;;[.H245];&quot;/R&quot;)" office:value-type="string" office:string-value="STT/B/L10/R" calcext:value-type="string">
            <text:p>STT/B/L10/R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CONCATENATE([.K245];[.M245];&quot;/1&quot;;[.L245];&quot;/B3&quot;)" office:value-type="string" office:string-value="STT/B/L10/R7/1244/B3" calcext:value-type="string">
            <text:p>STT/B/L10/R7/1244/B3</text:p>
          </table:table-cell>
          <table:table-cell table:style-name="ce43" office:value-type="string" calcext:value-type="string">
            <text:p>STT/B/L10/R7/1244/B3</text:p>
          </table:table-cell>
        </table:table-row>
        <table:table-row table:style-name="ro2" table:number-rows-repeated="26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2" table:number-rows-repeated="104830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24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1:34:16.087246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1:39:49.512901902</meta:creation-date>
    <dc:date>2019-12-18T12:10:18.992228666</dc:date>
    <meta:editing-duration>PT15M29S</meta:editing-duration>
    <meta:editing-cycles>6</meta:editing-cycles>
    <meta:generator>LibreOffice/6.0.7.3$Linux_X86_64 LibreOffice_project/00m0$Build-3</meta:generator>
    <meta:document-statistic meta:table-count="1" meta:cell-count="3603" meta:object-count="0"/>
  </office:meta>
</office:document-meta>
</file>